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anskrit 20031" svg:font-family="'Sanskrit 2003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0a35fc" style:font-size-asian="8pt" style:font-size-complex="8pt"/>
    </style:style>
    <style:style style:name="P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0b2f9f" style:font-size-asian="8pt" style:font-size-complex="8pt"/>
    </style:style>
    <style:style style:name="P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0cdf42" style:font-size-asian="8pt" style:font-size-complex="8pt"/>
    </style:style>
    <style:style style:name="P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0e881c" style:font-size-asian="8pt" style:font-size-complex="8pt"/>
    </style:style>
    <style:style style:name="P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0f856d" style:font-size-asian="8pt" style:font-size-complex="8pt"/>
    </style:style>
    <style:style style:name="P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0c66b" style:font-size-asian="8pt" style:font-size-complex="8pt"/>
    </style:style>
    <style:style style:name="P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1f85c" style:font-size-asian="8pt" style:font-size-complex="8pt"/>
    </style:style>
    <style:style style:name="P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319fc" style:font-size-asian="8pt" style:font-size-complex="8pt"/>
    </style:style>
    <style:style style:name="P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5383d" style:font-size-asian="8pt" style:font-size-complex="8pt"/>
    </style:style>
    <style:style style:name="P1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5f96b" style:font-size-asian="8pt" style:font-size-complex="8pt"/>
    </style:style>
    <style:style style:name="P1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629b3" style:font-size-asian="8pt" style:font-size-complex="8pt"/>
    </style:style>
    <style:style style:name="P1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77852" style:font-size-asian="8pt" style:font-size-complex="8pt"/>
    </style:style>
    <style:style style:name="P1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93431" style:font-size-asian="8pt" style:font-size-complex="8pt"/>
    </style:style>
    <style:style style:name="P1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9ae83" style:font-size-asian="8pt" style:font-size-complex="8pt"/>
    </style:style>
    <style:style style:name="P1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9bf37" style:font-size-asian="8pt" style:font-size-complex="8pt"/>
    </style:style>
    <style:style style:name="P1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a7359" style:font-size-asian="8pt" style:font-size-complex="8pt"/>
    </style:style>
    <style:style style:name="P1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b285a" style:font-size-asian="8pt" style:font-size-complex="8pt"/>
    </style:style>
    <style:style style:name="P1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dec12" style:font-size-asian="8pt" style:font-size-complex="8pt"/>
    </style:style>
    <style:style style:name="P1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f6c49" style:font-size-asian="8pt" style:font-size-complex="8pt"/>
    </style:style>
    <style:style style:name="P2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ff82c" style:font-size-asian="8pt" style:font-size-complex="8pt"/>
    </style:style>
    <style:style style:name="P2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11d44" style:font-size-asian="8pt" style:font-size-complex="8pt"/>
    </style:style>
    <style:style style:name="P2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1c31d" style:font-size-asian="8pt" style:font-size-complex="8pt"/>
    </style:style>
    <style:style style:name="P2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2de10" style:font-size-asian="8pt" style:font-size-complex="8pt"/>
    </style:style>
    <style:style style:name="P2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364f6" style:font-size-asian="8pt" style:font-size-complex="8pt"/>
    </style:style>
    <style:style style:name="P2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3afe9" style:font-size-asian="8pt" style:font-size-complex="8pt"/>
    </style:style>
    <style:style style:name="P2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53232" style:font-size-asian="8pt" style:font-size-complex="8pt"/>
    </style:style>
    <style:style style:name="P2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5e082" style:font-size-asian="8pt" style:font-size-complex="8pt"/>
    </style:style>
    <style:style style:name="P2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74034" style:font-size-asian="8pt" style:font-size-complex="8pt"/>
    </style:style>
    <style:style style:name="P2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7eac3" style:font-size-asian="8pt" style:font-size-complex="8pt"/>
    </style:style>
    <style:style style:name="P3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9815a" style:font-size-asian="8pt" style:font-size-complex="8pt"/>
    </style:style>
    <style:style style:name="P3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ad31d" style:font-size-asian="8pt" style:font-size-complex="8pt"/>
    </style:style>
    <style:style style:name="P3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bce09" style:font-size-asian="8pt" style:font-size-complex="8pt"/>
    </style:style>
    <style:style style:name="P3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f8136" style:font-size-asian="8pt" style:font-size-complex="8pt"/>
    </style:style>
    <style:style style:name="P3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f955b" style:font-size-asian="8pt" style:font-size-complex="8pt"/>
    </style:style>
    <style:style style:name="P3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03b45" style:font-size-asian="8pt" style:font-size-complex="8pt"/>
    </style:style>
    <style:style style:name="P3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108b1" style:font-size-asian="8pt" style:font-size-complex="8pt"/>
    </style:style>
    <style:style style:name="P3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2fdc2" style:font-size-asian="8pt" style:font-size-complex="8pt"/>
    </style:style>
    <style:style style:name="P3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44f94" style:font-size-asian="8pt" style:font-size-complex="8pt"/>
    </style:style>
    <style:style style:name="P3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6fc5d" style:font-size-asian="8pt" style:font-size-complex="8pt"/>
    </style:style>
    <style:style style:name="P4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89458" style:font-size-asian="8pt" style:font-size-complex="8pt"/>
    </style:style>
    <style:style style:name="P4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90396" style:font-size-asian="8pt" style:font-size-complex="8pt"/>
    </style:style>
    <style:style style:name="P4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99bf4" style:font-size-asian="8pt" style:font-size-complex="8pt"/>
    </style:style>
    <style:style style:name="P4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b5ab5" style:font-size-asian="8pt" style:font-size-complex="8pt"/>
    </style:style>
    <style:style style:name="P4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d1e53" style:font-size-asian="8pt" style:font-size-complex="8pt"/>
    </style:style>
    <style:style style:name="P4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d50de" style:font-size-asian="8pt" style:font-size-complex="8pt"/>
    </style:style>
    <style:style style:name="P4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ef39d" style:font-size-asian="8pt" style:font-size-complex="8pt"/>
    </style:style>
    <style:style style:name="P4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04081" style:font-size-asian="8pt" style:font-size-complex="8pt"/>
    </style:style>
    <style:style style:name="P4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21e8b" style:font-size-asian="8pt" style:font-size-complex="8pt"/>
    </style:style>
    <style:style style:name="P4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3f59d" style:font-size-asian="8pt" style:font-size-complex="8pt"/>
    </style:style>
    <style:style style:name="P5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4baf0" style:font-size-asian="8pt" style:font-size-complex="8pt"/>
    </style:style>
    <style:style style:name="P5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60423" style:font-size-asian="8pt" style:font-size-complex="8pt"/>
    </style:style>
    <style:style style:name="P5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61ee5" style:font-size-asian="8pt" style:font-size-complex="8pt"/>
    </style:style>
    <style:style style:name="P5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a799a" style:font-size-asian="8pt" style:font-size-complex="8pt"/>
    </style:style>
    <style:style style:name="P5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b9ca5" style:font-size-asian="8pt" style:font-size-complex="8pt"/>
    </style:style>
    <style:style style:name="P5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d0058" style:font-size-asian="8pt" style:font-size-complex="8pt"/>
    </style:style>
    <style:style style:name="P5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06ec8" style:font-size-asian="8pt" style:font-size-complex="8pt"/>
    </style:style>
    <style:style style:name="P5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538ff" style:font-size-asian="8pt" style:font-size-complex="8pt"/>
    </style:style>
    <style:style style:name="P5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69351" style:font-size-asian="8pt" style:font-size-complex="8pt"/>
    </style:style>
    <style:style style:name="P5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6a725" style:font-size-asian="8pt" style:font-size-complex="8pt"/>
    </style:style>
    <style:style style:name="P6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7a0af" style:font-size-asian="8pt" style:font-size-complex="8pt"/>
    </style:style>
    <style:style style:name="P6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b4469" style:font-size-asian="8pt" style:font-size-complex="8pt"/>
    </style:style>
    <style:style style:name="P6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cfe20" style:font-size-asian="8pt" style:font-size-complex="8pt"/>
    </style:style>
    <style:style style:name="P6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e383e" style:font-size-asian="8pt" style:font-size-complex="8pt"/>
    </style:style>
    <style:style style:name="P6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e5035" style:font-size-asian="8pt" style:font-size-complex="8pt"/>
    </style:style>
    <style:style style:name="P6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f4d70" style:font-size-asian="8pt" style:font-size-complex="8pt"/>
    </style:style>
    <style:style style:name="P6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0d44e" style:font-size-asian="8pt" style:font-size-complex="8pt"/>
    </style:style>
    <style:style style:name="P6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11314" style:font-size-asian="8pt" style:font-size-complex="8pt"/>
    </style:style>
    <style:style style:name="P6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315ff" style:font-size-asian="8pt" style:font-size-complex="8pt"/>
    </style:style>
    <style:style style:name="P6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47631" style:font-size-asian="8pt" style:font-size-complex="8pt"/>
    </style:style>
    <style:style style:name="P7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57e0b" style:font-size-asian="8pt" style:font-size-complex="8pt"/>
    </style:style>
    <style:style style:name="P7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64c06" style:font-size-asian="8pt" style:font-size-complex="8pt"/>
    </style:style>
    <style:style style:name="P7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6b285" style:font-size-asian="8pt" style:font-size-complex="8pt"/>
    </style:style>
    <style:style style:name="P7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7e1c5" style:font-size-asian="8pt" style:font-size-complex="8pt"/>
    </style:style>
    <style:style style:name="P7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c5bc6" style:font-size-asian="8pt" style:font-size-complex="8pt"/>
    </style:style>
    <style:style style:name="P7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e2baf" style:font-size-asian="8pt" style:font-size-complex="8pt"/>
    </style:style>
    <style:style style:name="P7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02a9b" style:font-size-asian="8pt" style:font-size-complex="8pt"/>
    </style:style>
    <style:style style:name="P7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0b7b8" style:font-size-asian="8pt" style:font-size-complex="8pt"/>
    </style:style>
    <style:style style:name="P7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1c9c6" style:font-size-asian="8pt" style:font-size-complex="8pt"/>
    </style:style>
    <style:style style:name="P7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277c7" style:font-size-asian="8pt" style:font-size-complex="8pt"/>
    </style:style>
    <style:style style:name="P8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40bb3" style:font-size-asian="8pt" style:font-size-complex="8pt"/>
    </style:style>
    <style:style style:name="P8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4e4fc" style:font-size-asian="8pt" style:font-size-complex="8pt"/>
    </style:style>
    <style:style style:name="P8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6e724" style:font-size-asian="8pt" style:font-size-complex="8pt"/>
    </style:style>
    <style:style style:name="P8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ee301" style:font-size-asian="8pt" style:font-size-complex="8pt"/>
    </style:style>
    <style:style style:name="P8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f0b54" style:font-size-asian="8pt" style:font-size-complex="8pt"/>
    </style:style>
    <style:style style:name="P8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008eb" style:font-size-asian="8pt" style:font-size-complex="8pt"/>
    </style:style>
    <style:style style:name="P8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01ccf" style:font-size-asian="8pt" style:font-size-complex="8pt"/>
    </style:style>
    <style:style style:name="P8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2dc3b" style:font-size-asian="8pt" style:font-size-complex="8pt"/>
    </style:style>
    <style:style style:name="P8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rsid="007b8333" officeooo:paragraph-rsid="0081a55c" style:font-size-asian="8pt" style:font-size-complex="8pt"/>
    </style:style>
    <style:style style:name="P8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01ccf" style:font-size-asian="8pt" style:font-name-complex="Sanskrit 20031" style:font-size-complex="8pt" style:language-complex="hi" style:country-complex="IN"/>
    </style:style>
    <style:style style:name="P9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text-line-through-style="none" style:text-line-through-type="none" style:font-name="Calibri Light" fo:font-size="8pt" style:font-size-asian="8pt" style:font-size-complex="8pt"/>
    </style:style>
    <style:style style:name="P9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text-line-through-style="none" style:text-line-through-type="none" style:font-name="Calibri Light" fo:font-size="8pt" officeooo:paragraph-rsid="007f0b54" style:font-size-asian="8pt" style:font-size-complex="8pt"/>
    </style:style>
    <style:style style:name="P92" style:family="paragraph" style:parent-style-name="Plain_20_Text" style:master-page-name="Standard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style:page-number="auto" fo:background-color="transparent" style:writing-mode="lr-tb"/>
      <style:text-properties style:font-name="Calibri Light" fo:font-size="8pt" style:font-size-asian="8pt" style:font-size-complex="8pt"/>
    </style:style>
    <style:style style:name="P9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9ae83" style:font-size-asian="8pt" style:font-name-complex="Sanskrit 20031" style:font-size-complex="8pt"/>
    </style:style>
    <style:style style:name="P9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80fed" style:font-size-asian="8pt" style:font-size-complex="8pt"/>
    </style:style>
    <style:style style:name="P9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81d86" style:font-size-asian="8pt" style:font-size-complex="8pt"/>
    </style:style>
    <style:style style:name="P9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91dfa" style:font-size-asian="8pt" style:font-size-complex="8pt"/>
    </style:style>
    <style:style style:name="P9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9db58" style:font-size-asian="8pt" style:font-size-complex="8pt"/>
    </style:style>
    <style:style style:name="P9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a2512" style:font-size-asian="8pt" style:font-size-complex="8pt"/>
    </style:style>
    <style:style style:name="T1" style:family="text">
      <style:text-properties fo:color="#ff3333" style:font-name="Liberation Serif" fo:font-size="12pt" style:font-size-asian="12pt" style:font-name-complex="Sanskrit 20031" style:font-size-complex="12pt" style:language-complex="hi" style:country-complex="IN"/>
    </style:style>
    <style:style style:name="T2" style:family="text">
      <style:text-properties fo:color="#000099" style:font-name="Lato Light" fo:font-size="10pt" fo:font-weight="bold" officeooo:rsid="000a35fc" style:font-size-asian="10pt" style:font-weight-asian="bold" style:font-name-complex="Sanskrit 20031" style:font-size-complex="10pt" style:language-complex="hi" style:country-complex="IN" style:font-weight-complex="bold"/>
    </style:style>
    <style:style style:name="T3" style:family="text">
      <style:text-properties fo:color="#000099" style:font-name="Lato Light" fo:font-size="10pt" fo:font-weight="bold" officeooo:rsid="002bce09" style:font-size-asian="10pt" style:font-weight-asian="bold" style:font-name-complex="Sanskrit 20031" style:font-size-complex="10pt" style:language-complex="hi" style:country-complex="IN" style:font-weight-complex="bold"/>
    </style:style>
    <style:style style:name="T4" style:family="text">
      <style:text-properties fo:color="#000099" style:font-name="Lato Light" fo:font-size="10pt" fo:font-weight="bold" officeooo:rsid="000b2f9f" style:font-size-asian="10pt" style:font-weight-asian="bold" style:font-name-complex="Sanskrit 20031" style:font-size-complex="10pt" style:language-complex="hi" style:country-complex="IN" style:font-weight-complex="bold"/>
    </style:style>
    <style:style style:name="T5" style:family="text">
      <style:text-properties fo:color="#000099" style:font-name="Lato Light" fo:font-size="10pt" fo:font-weight="bold" officeooo:rsid="0027eac3" style:font-size-asian="10pt" style:font-weight-asian="bold" style:font-name-complex="Sanskrit 20031" style:font-size-complex="10pt" style:language-complex="hi" style:country-complex="IN" style:font-weight-complex="bold"/>
    </style:style>
    <style:style style:name="T6" style:family="text">
      <style:text-properties fo:color="#000099" style:font-name="Lato Light" fo:font-size="10pt" fo:font-weight="bold" style:font-size-asian="10pt" style:font-weight-asian="bold" style:font-name-complex="Calibri Light1" style:font-size-complex="10pt" style:language-complex="hi" style:country-complex="IN" style:font-weight-complex="bold"/>
    </style:style>
    <style:style style:name="T7" style:family="text">
      <style:text-properties fo:color="#000099" style:font-name="Lato Light" fo:font-size="10pt" fo:font-weight="bold" officeooo:rsid="000c70e2" style:font-size-asian="10pt" style:font-weight-asian="bold" style:font-name-complex="Calibri Light1" style:font-size-complex="10pt" style:language-complex="hi" style:country-complex="IN" style:font-weight-complex="bold"/>
    </style:style>
    <style:style style:name="T8" style:family="text">
      <style:text-properties fo:color="#000099" style:font-name="Lato Light" fo:font-size="10pt" fo:font-weight="bold" officeooo:rsid="0036fc5d" style:font-size-asian="10pt" style:font-weight-asian="bold" style:font-name-complex="Calibri Light1" style:font-size-complex="10pt" style:language-complex="hi" style:country-complex="IN" style:font-weight-complex="bold"/>
    </style:style>
    <style:style style:name="T9" style:family="text">
      <style:text-properties fo:color="#000099" style:font-name="Lato Light" fo:font-size="10pt" fo:font-weight="bold" officeooo:rsid="0043f59d" style:font-size-asian="10pt" style:font-weight-asian="bold" style:font-name-complex="Calibri Light1" style:font-size-complex="10pt" style:language-complex="hi" style:country-complex="IN" style:font-weight-complex="bold"/>
    </style:style>
    <style:style style:name="T10" style:family="text">
      <style:text-properties fo:color="#000099" style:font-name="Lato Light" fo:font-size="10pt" fo:font-weight="bold" officeooo:rsid="004a799a" style:font-size-asian="10pt" style:font-weight-asian="bold" style:font-name-complex="Calibri Light1" style:font-size-complex="10pt" style:language-complex="hi" style:country-complex="IN" style:font-weight-complex="bold"/>
    </style:style>
    <style:style style:name="T11" style:family="text">
      <style:text-properties fo:color="#000099" style:font-name="Lato Light" fo:font-size="10pt" fo:font-weight="bold" officeooo:rsid="004fd80b" style:font-size-asian="10pt" style:font-weight-asian="bold" style:font-name-complex="Calibri Light1" style:font-size-complex="10pt" style:language-complex="hi" style:country-complex="IN" style:font-weight-complex="bold"/>
    </style:style>
    <style:style style:name="T12" style:family="text">
      <style:text-properties fo:color="#000099" style:font-name="Lato Light" fo:font-size="10pt" fo:font-weight="bold" officeooo:rsid="00569351" style:font-size-asian="10pt" style:font-weight-asian="bold" style:font-name-complex="Calibri Light1" style:font-size-complex="10pt" style:language-complex="hi" style:country-complex="IN" style:font-weight-complex="bold"/>
    </style:style>
    <style:style style:name="T13" style:family="text">
      <style:text-properties fo:color="#000099" style:font-name="Lato Light" fo:font-size="10pt" fo:font-weight="bold" officeooo:rsid="0060d44e" style:font-size-asian="10pt" style:font-weight-asian="bold" style:font-name-complex="Calibri Light1" style:font-size-complex="10pt" style:language-complex="hi" style:country-complex="IN" style:font-weight-complex="bold"/>
    </style:style>
    <style:style style:name="T14" style:family="text">
      <style:text-properties fo:color="#000099" style:font-name="Lato Light" fo:font-size="10pt" fo:font-weight="bold" officeooo:rsid="0010e50d" style:font-size-asian="10pt" style:font-weight-asian="bold" style:font-name-complex="Calibri Light1" style:font-size-complex="10pt" style:language-complex="hi" style:country-complex="IN" style:font-weight-complex="bold"/>
    </style:style>
    <style:style style:name="T15" style:family="text">
      <style:text-properties fo:color="#000099" style:font-name="Lato Light" fo:font-size="10pt" fo:font-weight="bold" officeooo:rsid="003b8f62" style:font-size-asian="10pt" style:font-weight-asian="bold" style:font-name-complex="Calibri Light1" style:font-size-complex="10pt" style:language-complex="hi" style:country-complex="IN" style:font-weight-complex="bold"/>
    </style:style>
    <style:style style:name="T16" style:family="text">
      <style:text-properties fo:color="#000099" style:font-name="Lato Light" fo:font-size="10pt" fo:font-weight="bold" officeooo:rsid="0013d129" style:font-size-asian="10pt" style:font-weight-asian="bold" style:font-name-complex="Calibri Light1" style:font-size-complex="10pt" style:language-complex="hi" style:country-complex="IN" style:font-weight-complex="bold"/>
    </style:style>
    <style:style style:name="T17" style:family="text">
      <style:text-properties fo:color="#000099" style:font-name="Lato Light" fo:font-size="10pt" fo:font-weight="normal" officeooo:rsid="000a35fc" style:font-size-asian="10pt" style:font-weight-asian="normal" style:font-name-complex="Sanskrit 20031" style:font-size-complex="10pt" style:language-complex="hi" style:country-complex="IN" style:font-weight-complex="normal"/>
    </style:style>
    <style:style style:name="T18" style:family="text">
      <style:text-properties fo:color="#000099" style:font-name="Lato Light" fo:font-size="10pt" fo:font-weight="normal" officeooo:rsid="00303b45" style:font-size-asian="10pt" style:font-weight-asian="normal" style:font-name-complex="Sanskrit 20031" style:font-size-complex="10pt" style:language-complex="hi" style:country-complex="IN" style:font-weight-complex="normal"/>
    </style:style>
    <style:style style:name="T19" style:family="text">
      <style:text-properties fo:color="#000099" style:font-name="Lato Light" fo:font-size="10pt" fo:font-weight="normal" officeooo:rsid="002364f6" style:font-size-asian="10pt" style:font-weight-asian="normal" style:font-name-complex="Sanskrit 20031" style:font-size-complex="10pt" style:language-complex="hi" style:country-complex="IN" style:font-weight-complex="normal"/>
    </style:style>
    <style:style style:name="T20" style:family="text">
      <style:text-properties fo:color="#000099" style:font-name="Lato Light" fo:font-size="10pt" fo:font-weight="normal" officeooo:rsid="000b2f9f" style:font-size-asian="10pt" style:font-weight-asian="normal" style:font-name-complex="Sanskrit 20031" style:font-size-complex="10pt" style:language-complex="hi" style:country-complex="IN" style:font-weight-complex="normal"/>
    </style:style>
    <style:style style:name="T21" style:family="text">
      <style:text-properties fo:color="#000099" style:font-name="Lato Light" fo:font-size="10pt" fo:font-weight="normal" style:font-size-asian="10pt" style:font-weight-asian="normal" style:font-name-complex="Calibri Light1" style:font-size-complex="10pt" style:language-complex="hi" style:country-complex="IN" style:font-weight-complex="normal"/>
    </style:style>
    <style:style style:name="T22" style:family="text">
      <style:text-properties fo:color="#000099" style:font-name="Lato Light" fo:font-size="10pt" fo:font-weight="normal" officeooo:rsid="0036fc5d" style:font-size-asian="10pt" style:font-weight-asian="normal" style:font-name-complex="Calibri Light1" style:font-size-complex="10pt" style:language-complex="hi" style:country-complex="IN" style:font-weight-complex="normal"/>
    </style:style>
    <style:style style:name="T23" style:family="text">
      <style:text-properties fo:color="#000099" style:font-name="Lato Light" fo:font-size="10pt" fo:font-weight="normal" officeooo:rsid="00389458" style:font-size-asian="10pt" style:font-weight-asian="normal" style:font-name-complex="Calibri Light1" style:font-size-complex="10pt" style:language-complex="hi" style:country-complex="IN" style:font-weight-complex="normal"/>
    </style:style>
    <style:style style:name="T24" style:family="text">
      <style:text-properties fo:color="#000099" style:font-name="Lato Light" fo:font-size="10pt" fo:font-weight="normal" officeooo:rsid="00399bf4" style:font-size-asian="10pt" style:font-weight-asian="normal" style:font-name-complex="Calibri Light1" style:font-size-complex="10pt" style:language-complex="hi" style:country-complex="IN" style:font-weight-complex="normal"/>
    </style:style>
    <style:style style:name="T25" style:family="text">
      <style:text-properties fo:color="#000099" style:font-name="Lato Light" fo:font-size="10pt" fo:font-weight="normal" officeooo:rsid="000c70e2" style:font-size-asian="10pt" style:font-weight-asian="normal" style:font-name-complex="Calibri Light1" style:font-size-complex="10pt" style:language-complex="hi" style:country-complex="IN" style:font-weight-complex="normal"/>
    </style:style>
    <style:style style:name="T26" style:family="text">
      <style:text-properties fo:color="#000099" style:font-name="Lato Light" fo:font-size="10pt" fo:font-weight="normal" officeooo:rsid="003b5ab5" style:font-size-asian="10pt" style:font-weight-asian="normal" style:font-name-complex="Calibri Light1" style:font-size-complex="10pt" style:language-complex="hi" style:country-complex="IN" style:font-weight-complex="normal"/>
    </style:style>
    <style:style style:name="T27" style:family="text">
      <style:text-properties fo:color="#000099" style:font-name="Lato Light" fo:font-size="10pt" fo:font-weight="normal" officeooo:rsid="003d1e53" style:font-size-asian="10pt" style:font-weight-asian="normal" style:font-name-complex="Calibri Light1" style:font-size-complex="10pt" style:language-complex="hi" style:country-complex="IN" style:font-weight-complex="normal"/>
    </style:style>
    <style:style style:name="T28" style:family="text">
      <style:text-properties fo:color="#000099" style:font-name="Lato Light" fo:font-size="10pt" fo:font-weight="normal" officeooo:rsid="003d50de" style:font-size-asian="10pt" style:font-weight-asian="normal" style:font-name-complex="Calibri Light1" style:font-size-complex="10pt" style:language-complex="hi" style:country-complex="IN" style:font-weight-complex="normal"/>
    </style:style>
    <style:style style:name="T29" style:family="text">
      <style:text-properties fo:color="#000099" style:font-name="Lato Light" fo:font-size="10pt" fo:font-weight="normal" officeooo:rsid="003ef39d" style:font-size-asian="10pt" style:font-weight-asian="normal" style:font-name-complex="Calibri Light1" style:font-size-complex="10pt" style:language-complex="hi" style:country-complex="IN" style:font-weight-complex="normal"/>
    </style:style>
    <style:style style:name="T30" style:family="text">
      <style:text-properties fo:color="#000099" style:font-name="Lato Light" fo:font-size="10pt" fo:font-weight="normal" officeooo:rsid="00404081" style:font-size-asian="10pt" style:font-weight-asian="normal" style:font-name-complex="Calibri Light1" style:font-size-complex="10pt" style:language-complex="hi" style:country-complex="IN" style:font-weight-complex="normal"/>
    </style:style>
    <style:style style:name="T31" style:family="text">
      <style:text-properties fo:color="#000099" style:font-name="Lato Light" fo:font-size="10pt" fo:font-weight="normal" officeooo:rsid="00421e8b" style:font-size-asian="10pt" style:font-weight-asian="normal" style:font-name-complex="Calibri Light1" style:font-size-complex="10pt" style:language-complex="hi" style:country-complex="IN" style:font-weight-complex="normal"/>
    </style:style>
    <style:style style:name="T32" style:family="text">
      <style:text-properties fo:color="#000099" style:font-name="Lato Light" fo:font-size="10pt" fo:font-weight="normal" officeooo:rsid="0044baf0" style:font-size-asian="10pt" style:font-weight-asian="normal" style:font-name-complex="Calibri Light1" style:font-size-complex="10pt" style:language-complex="hi" style:country-complex="IN" style:font-weight-complex="normal"/>
    </style:style>
    <style:style style:name="T33" style:family="text">
      <style:text-properties fo:color="#000099" style:font-name="Lato Light" fo:font-size="10pt" fo:font-weight="normal" officeooo:rsid="00460423" style:font-size-asian="10pt" style:font-weight-asian="normal" style:font-name-complex="Calibri Light1" style:font-size-complex="10pt" style:language-complex="hi" style:country-complex="IN" style:font-weight-complex="normal"/>
    </style:style>
    <style:style style:name="T34" style:family="text">
      <style:text-properties fo:color="#000099" style:font-name="Lato Light" fo:font-size="10pt" fo:font-weight="normal" officeooo:rsid="00461ee5" style:font-size-asian="10pt" style:font-weight-asian="normal" style:font-name-complex="Calibri Light1" style:font-size-complex="10pt" style:language-complex="hi" style:country-complex="IN" style:font-weight-complex="normal"/>
    </style:style>
    <style:style style:name="T35" style:family="text">
      <style:text-properties fo:color="#000099" style:font-name="Lato Light" fo:font-size="10pt" fo:font-weight="normal" officeooo:rsid="004a799a" style:font-size-asian="10pt" style:font-weight-asian="normal" style:font-name-complex="Calibri Light1" style:font-size-complex="10pt" style:language-complex="hi" style:country-complex="IN" style:font-weight-complex="normal"/>
    </style:style>
    <style:style style:name="T36" style:family="text">
      <style:text-properties fo:color="#000099" style:font-name="Lato Light" fo:font-size="10pt" fo:font-weight="normal" officeooo:rsid="004d0058" style:font-size-asian="10pt" style:font-weight-asian="normal" style:font-name-complex="Calibri Light1" style:font-size-complex="10pt" style:language-complex="hi" style:country-complex="IN" style:font-weight-complex="normal"/>
    </style:style>
    <style:style style:name="T37" style:family="text">
      <style:text-properties fo:color="#000099" style:font-name="Lato Light" fo:font-size="10pt" fo:font-weight="normal" officeooo:rsid="004fd80b" style:font-size-asian="10pt" style:font-weight-asian="normal" style:font-name-complex="Calibri Light1" style:font-size-complex="10pt" style:language-complex="hi" style:country-complex="IN" style:font-weight-complex="normal"/>
    </style:style>
    <style:style style:name="T38" style:family="text">
      <style:text-properties fo:color="#000099" style:font-name="Lato Light" fo:font-size="10pt" fo:font-weight="normal" officeooo:rsid="00569351" style:font-size-asian="10pt" style:font-weight-asian="normal" style:font-name-complex="Calibri Light1" style:font-size-complex="10pt" style:language-complex="hi" style:country-complex="IN" style:font-weight-complex="normal"/>
    </style:style>
    <style:style style:name="T39" style:family="text">
      <style:text-properties fo:color="#000099" style:font-name="Lato Light" fo:font-size="10pt" fo:font-weight="normal" officeooo:rsid="0056a725" style:font-size-asian="10pt" style:font-weight-asian="normal" style:font-name-complex="Calibri Light1" style:font-size-complex="10pt" style:language-complex="hi" style:country-complex="IN" style:font-weight-complex="normal"/>
    </style:style>
    <style:style style:name="T40" style:family="text">
      <style:text-properties fo:color="#000099" style:font-name="Lato Light" fo:font-size="10pt" fo:font-weight="normal" officeooo:rsid="005e383e" style:font-size-asian="10pt" style:font-weight-asian="normal" style:font-name-complex="Calibri Light1" style:font-size-complex="10pt" style:language-complex="hi" style:country-complex="IN" style:font-weight-complex="normal"/>
    </style:style>
    <style:style style:name="T41" style:family="text">
      <style:text-properties fo:color="#000099" style:font-name="Lato Light" fo:font-size="10pt" fo:font-weight="normal" officeooo:rsid="005e5035" style:font-size-asian="10pt" style:font-weight-asian="normal" style:font-name-complex="Calibri Light1" style:font-size-complex="10pt" style:language-complex="hi" style:country-complex="IN" style:font-weight-complex="normal"/>
    </style:style>
    <style:style style:name="T42" style:family="text">
      <style:text-properties fo:color="#000099" style:font-name="Lato Light" fo:font-size="10pt" fo:font-weight="normal" officeooo:rsid="005f4d70" style:font-size-asian="10pt" style:font-weight-asian="normal" style:font-name-complex="Calibri Light1" style:font-size-complex="10pt" style:language-complex="hi" style:country-complex="IN" style:font-weight-complex="normal"/>
    </style:style>
    <style:style style:name="T43" style:family="text">
      <style:text-properties fo:color="#000099" style:font-name="Lato Light" fo:font-size="10pt" fo:font-weight="normal" officeooo:rsid="0060d44e" style:font-size-asian="10pt" style:font-weight-asian="normal" style:font-name-complex="Calibri Light1" style:font-size-complex="10pt" style:language-complex="hi" style:country-complex="IN" style:font-weight-complex="normal"/>
    </style:style>
    <style:style style:name="T44" style:family="text">
      <style:text-properties fo:color="#000099" style:font-name="Lato Light" fo:font-size="10pt" fo:font-weight="normal" officeooo:rsid="00611314" style:font-size-asian="10pt" style:font-weight-asian="normal" style:font-name-complex="Calibri Light1" style:font-size-complex="10pt" style:language-complex="hi" style:country-complex="IN" style:font-weight-complex="normal"/>
    </style:style>
    <style:style style:name="T45" style:family="text">
      <style:text-properties fo:color="#000099" style:font-name="Lato Light" fo:font-size="10pt" fo:font-weight="normal" officeooo:rsid="006315ff" style:font-size-asian="10pt" style:font-weight-asian="normal" style:font-name-complex="Calibri Light1" style:font-size-complex="10pt" style:language-complex="hi" style:country-complex="IN" style:font-weight-complex="normal"/>
    </style:style>
    <style:style style:name="T46" style:family="text">
      <style:text-properties fo:color="#000099" style:font-name="Lato Light" fo:font-size="10pt" fo:font-weight="normal" officeooo:rsid="00657e0b" style:font-size-asian="10pt" style:font-weight-asian="normal" style:font-name-complex="Calibri Light1" style:font-size-complex="10pt" style:language-complex="hi" style:country-complex="IN" style:font-weight-complex="normal"/>
    </style:style>
    <style:style style:name="T47" style:family="text">
      <style:text-properties fo:color="#000099" style:font-name="Lato Light" fo:font-size="10pt" fo:font-weight="normal" officeooo:rsid="00664c06" style:font-size-asian="10pt" style:font-weight-asian="normal" style:font-name-complex="Calibri Light1" style:font-size-complex="10pt" style:language-complex="hi" style:country-complex="IN" style:font-weight-complex="normal"/>
    </style:style>
    <style:style style:name="T48" style:family="text">
      <style:text-properties fo:color="#000099" style:font-name="Lato Light" fo:font-size="10pt" style:font-size-asian="10pt" style:font-name-complex="Calibri Light1" style:font-size-complex="10pt" style:language-complex="hi" style:country-complex="IN"/>
    </style:style>
    <style:style style:name="T49" style:family="text">
      <style:text-properties fo:color="#000099" style:font-name="Lato Light" fo:font-size="10pt" officeooo:rsid="000c70e2" style:font-size-asian="10pt" style:font-name-complex="Calibri Light1" style:font-size-complex="10pt" style:language-complex="hi" style:country-complex="IN"/>
    </style:style>
    <style:style style:name="T50" style:family="text">
      <style:text-properties fo:color="#000099" style:font-name="Lato Light" fo:font-size="10pt" officeooo:rsid="0036fc5d" style:font-size-asian="10pt" style:font-name-complex="Calibri Light1" style:font-size-complex="10pt" style:language-complex="hi" style:country-complex="IN"/>
    </style:style>
    <style:style style:name="T51" style:family="text">
      <style:text-properties fo:color="#000099" style:font-name="Lato Light" fo:font-size="10pt" officeooo:rsid="000a92ca" style:font-size-asian="10pt" style:font-name-complex="Calibri Light1" style:font-size-complex="10pt" style:language-complex="hi" style:country-complex="IN"/>
    </style:style>
    <style:style style:name="T52" style:family="text">
      <style:text-properties fo:color="#000099" style:font-name="Lato Light" fo:font-size="10pt" officeooo:rsid="000d4722" style:font-size-asian="10pt" style:font-name-complex="Calibri Light1" style:font-size-complex="10pt" style:language-complex="hi" style:country-complex="IN"/>
    </style:style>
    <style:style style:name="T53" style:family="text">
      <style:text-properties fo:color="#000099" style:font-name="Lato Light" fo:font-size="10pt" officeooo:rsid="00390396" style:font-size-asian="10pt" style:font-name-complex="Calibri Light1" style:font-size-complex="10pt" style:language-complex="hi" style:country-complex="IN"/>
    </style:style>
    <style:style style:name="T54" style:family="text">
      <style:text-properties fo:color="#000099" style:font-name="Lato Light" fo:font-size="10pt" officeooo:rsid="00421e8b" style:font-size-asian="10pt" style:font-name-complex="Calibri Light1" style:font-size-complex="10pt" style:language-complex="hi" style:country-complex="IN"/>
    </style:style>
    <style:style style:name="T55" style:family="text">
      <style:text-properties fo:color="#000099" style:font-name="Lato Light" fo:font-size="10pt" officeooo:rsid="0043f59d" style:font-size-asian="10pt" style:font-name-complex="Calibri Light1" style:font-size-complex="10pt" style:language-complex="hi" style:country-complex="IN"/>
    </style:style>
    <style:style style:name="T56" style:family="text">
      <style:text-properties fo:color="#000099" style:font-name="Lato Light" fo:font-size="10pt" officeooo:rsid="004b9ca5" style:font-size-asian="10pt" style:font-name-complex="Calibri Light1" style:font-size-complex="10pt" style:language-complex="hi" style:country-complex="IN"/>
    </style:style>
    <style:style style:name="T57" style:family="text">
      <style:text-properties fo:color="#000099" style:font-name="Lato Light" fo:font-size="10pt" officeooo:rsid="005538ff" style:font-size-asian="10pt" style:font-name-complex="Calibri Light1" style:font-size-complex="10pt" style:language-complex="hi" style:country-complex="IN"/>
    </style:style>
    <style:style style:name="T58" style:family="text">
      <style:text-properties fo:color="#000099" style:font-name="Lato Light" fo:font-size="10pt" officeooo:rsid="00569351" style:font-size-asian="10pt" style:font-name-complex="Calibri Light1" style:font-size-complex="10pt" style:language-complex="hi" style:country-complex="IN"/>
    </style:style>
    <style:style style:name="T59" style:family="text">
      <style:text-properties fo:color="#000099" style:font-name="Lato Light" fo:font-size="10pt" officeooo:rsid="0056a725" style:font-size-asian="10pt" style:font-name-complex="Calibri Light1" style:font-size-complex="10pt" style:language-complex="hi" style:country-complex="IN"/>
    </style:style>
    <style:style style:name="T60" style:family="text">
      <style:text-properties fo:color="#000099" style:font-name="Lato Light" fo:font-size="10pt" officeooo:rsid="005b4469" style:font-size-asian="10pt" style:font-name-complex="Calibri Light1" style:font-size-complex="10pt" style:language-complex="hi" style:country-complex="IN"/>
    </style:style>
    <style:style style:name="T61" style:family="text">
      <style:text-properties fo:color="#000099" style:font-name="Lato Light" fo:font-size="10pt" officeooo:rsid="005cfe20" style:font-size-asian="10pt" style:font-name-complex="Calibri Light1" style:font-size-complex="10pt" style:language-complex="hi" style:country-complex="IN"/>
    </style:style>
    <style:style style:name="T62" style:family="text">
      <style:text-properties fo:color="#000099" style:font-name="Lato Light" fo:font-size="10pt" officeooo:rsid="00657e0b" style:font-size-asian="10pt" style:font-name-complex="Calibri Light1" style:font-size-complex="10pt" style:language-complex="hi" style:country-complex="IN"/>
    </style:style>
    <style:style style:name="T63" style:family="text">
      <style:text-properties fo:color="#000099" style:font-name="Lato Light" fo:font-size="10pt" officeooo:rsid="0066b285" style:font-size-asian="10pt" style:font-name-complex="Calibri Light1" style:font-size-complex="10pt" style:language-complex="hi" style:country-complex="IN"/>
    </style:style>
    <style:style style:name="T64" style:family="text">
      <style:text-properties fo:color="#000099" style:font-name="Lato Light" fo:font-size="10pt" officeooo:rsid="003af7bb" style:font-size-asian="10pt" style:font-name-complex="Calibri Light1" style:font-size-complex="10pt" style:language-complex="hi" style:country-complex="IN"/>
    </style:style>
    <style:style style:name="T65" style:family="text">
      <style:text-properties fo:color="#000099" style:font-name="Lato Light" fo:font-size="10pt" officeooo:rsid="006e2baf" style:font-size-asian="10pt" style:font-name-complex="Calibri Light1" style:font-size-complex="10pt" style:language-complex="hi" style:country-complex="IN"/>
    </style:style>
    <style:style style:name="T66" style:family="text">
      <style:text-properties fo:color="#000099" style:font-name="Lato Light" fo:font-size="10pt" officeooo:rsid="003b8f62" style:font-size-asian="10pt" style:font-name-complex="Calibri Light1" style:font-size-complex="10pt" style:language-complex="hi" style:country-complex="IN"/>
    </style:style>
    <style:style style:name="T67" style:family="text">
      <style:text-properties fo:color="#000099" style:font-name="Lato Light" fo:font-size="10pt" officeooo:rsid="00702a9b" style:font-size-asian="10pt" style:font-name-complex="Calibri Light1" style:font-size-complex="10pt" style:language-complex="hi" style:country-complex="IN"/>
    </style:style>
    <style:style style:name="T68" style:family="text">
      <style:text-properties fo:color="#000099" style:font-name="Lato Light" fo:font-size="10pt" officeooo:rsid="0013d129" style:font-size-asian="10pt" style:font-name-complex="Calibri Light1" style:font-size-complex="10pt" style:language-complex="hi" style:country-complex="IN"/>
    </style:style>
    <style:style style:name="T69" style:family="text">
      <style:text-properties fo:color="#000099" style:font-name="Lato Light" fo:font-size="10pt" officeooo:rsid="003e948c" style:font-size-asian="10pt" style:font-name-complex="Calibri Light1" style:font-size-complex="10pt" style:language-complex="hi" style:country-complex="IN"/>
    </style:style>
    <style:style style:name="T70" style:family="text">
      <style:text-properties fo:color="#000099" style:font-name="Lato Light" fo:font-size="10pt" officeooo:rsid="0070b7b8" style:font-size-asian="10pt" style:font-name-complex="Calibri Light1" style:font-size-complex="10pt" style:language-complex="hi" style:country-complex="IN"/>
    </style:style>
    <style:style style:name="T71" style:family="text">
      <style:text-properties fo:color="#000099" style:font-name="Lato Light" fo:font-size="10pt" officeooo:rsid="0071c9c6" style:font-size-asian="10pt" style:font-name-complex="Calibri Light1" style:font-size-complex="10pt" style:language-complex="hi" style:country-complex="IN"/>
    </style:style>
    <style:style style:name="T72" style:family="text">
      <style:text-properties fo:color="#000099" style:font-name="Lato Light" fo:font-size="10pt" officeooo:rsid="0076e724" style:font-size-asian="10pt" style:font-name-complex="Calibri Light1" style:font-size-complex="10pt" style:language-complex="hi" style:country-complex="IN"/>
    </style:style>
    <style:style style:name="T73" style:family="text">
      <style:text-properties fo:color="#000099" style:font-name="Lato Light" fo:font-size="10pt" officeooo:rsid="00801ccf" style:font-size-asian="10pt" style:font-name-complex="Calibri Light1" style:font-size-complex="10pt" style:language-complex="hi" style:country-complex="IN"/>
    </style:style>
    <style:style style:name="T74" style:family="text">
      <style:text-properties fo:color="#000099" style:font-name="Lato Light" fo:font-size="10pt" officeooo:rsid="002364f6" style:font-size-asian="10pt" style:font-name-complex="Sanskrit 20031" style:font-size-complex="10pt" style:language-complex="hi" style:country-complex="IN"/>
    </style:style>
    <style:style style:name="T75" style:family="text">
      <style:text-properties fo:color="#000099" style:font-name="Lato Light" fo:font-size="10pt" officeooo:rsid="000a35fc" style:font-size-asian="10pt" style:font-name-complex="Sanskrit 20031" style:font-size-complex="10pt" style:language-complex="hi" style:country-complex="IN"/>
    </style:style>
    <style:style style:name="T76" style:family="text">
      <style:text-properties fo:color="#000099" style:font-name="Lato Light" fo:font-size="10pt" officeooo:rsid="000b2f9f" style:font-size-asian="10pt" style:font-name-complex="Sanskrit 20031" style:font-size-complex="10pt" style:language-complex="hi" style:country-complex="IN"/>
    </style:style>
    <style:style style:name="T77" style:family="text">
      <style:text-properties fo:color="#000099" style:font-name="Lato Light" fo:font-size="10pt" fo:font-style="normal" fo:font-weight="normal" officeooo:rsid="004a799a" style:font-size-asian="10pt" style:font-style-asian="normal" style:font-weight-asian="normal" style:font-name-complex="Calibri Light1" style:font-size-complex="10pt" style:language-complex="hi" style:country-complex="IN" style:font-style-complex="normal" style:font-weight-complex="normal"/>
    </style:style>
    <style:style style:name="T78" style:family="text">
      <style:text-properties fo:color="#000099" style:font-name="Lato Light" fo:font-size="10pt" fo:font-style="normal" fo:font-weight="normal" officeooo:rsid="0057a0af" style:font-size-asian="10pt" style:font-style-asian="normal" style:font-weight-asian="normal" style:font-name-complex="Calibri Light1" style:font-size-complex="10pt" style:language-complex="hi" style:country-complex="IN" style:font-style-complex="normal" style:font-weight-complex="normal"/>
    </style:style>
    <style:style style:name="T79" style:family="text">
      <style:text-properties fo:color="#000099" style:font-name="Lato Light" fo:font-size="11pt" fo:font-weight="bold" style:font-size-asian="11pt" style:font-weight-asian="bold" style:font-name-complex="Calibri Light1" style:font-size-complex="11pt" style:language-complex="hi" style:country-complex="IN" style:font-weight-complex="bold"/>
    </style:style>
    <style:style style:name="T80" style:family="text">
      <style:text-properties fo:color="#000099" style:font-name="Lato Light" fo:font-size="11pt" fo:font-weight="bold" officeooo:rsid="0057a0af" style:font-size-asian="11pt" style:font-weight-asian="bold" style:font-name-complex="Calibri Light1" style:font-size-complex="11pt" style:language-complex="hi" style:country-complex="IN" style:font-weight-complex="bold"/>
    </style:style>
    <style:style style:name="T81" style:family="text">
      <style:text-properties fo:color="#000099" style:font-name="Lato Light" fo:font-size="11pt" fo:font-weight="bold" officeooo:rsid="0067e1c5" style:font-size-asian="11pt" style:font-weight-asian="bold" style:font-name-complex="Calibri Light1" style:font-size-complex="11pt" style:language-complex="hi" style:country-complex="IN" style:font-weight-complex="bold"/>
    </style:style>
    <style:style style:name="T82" style:family="text">
      <style:text-properties fo:color="#000099" style:font-name="Lato Light" fo:font-size="11pt" style:font-size-asian="11pt" style:font-name-complex="Calibri Light1" style:font-size-complex="11pt" style:language-complex="hi" style:country-complex="IN"/>
    </style:style>
    <style:style style:name="T83" style:family="text">
      <style:text-properties fo:color="#000099" style:font-name="Lato Light" fo:font-size="11pt" officeooo:rsid="000a9672" style:font-size-asian="11pt" style:font-name-complex="Calibri Light1" style:font-size-complex="11pt" style:language-complex="hi" style:country-complex="IN"/>
    </style:style>
    <style:style style:name="T84" style:family="text">
      <style:text-properties fo:color="#000099" style:font-name="Lato Light" fo:font-size="11pt" officeooo:rsid="0057a0af" style:font-size-asian="11pt" style:font-name-complex="Calibri Light1" style:font-size-complex="11pt" style:language-complex="hi" style:country-complex="IN"/>
    </style:style>
    <style:style style:name="T85" style:family="text">
      <style:text-properties fo:color="#000099" style:font-name="Lato Light" fo:font-size="11pt" officeooo:rsid="0067e1c5" style:font-size-asian="11pt" style:font-name-complex="Calibri Light1" style:font-size-complex="11pt" style:language-complex="hi" style:country-complex="IN"/>
    </style:style>
    <style:style style:name="T86" style:family="text">
      <style:text-properties fo:color="#000099" style:font-name="Lato Light" fo:font-size="11pt" officeooo:rsid="0069200c" style:font-size-asian="11pt" style:font-name-complex="Calibri Light1" style:font-size-complex="11pt" style:language-complex="hi" style:country-complex="IN"/>
    </style:style>
    <style:style style:name="T87" style:family="text">
      <style:text-properties fo:color="#000099" style:font-name="Lato Light" fo:font-size="11pt" officeooo:rsid="006e2baf" style:font-size-asian="11pt" style:font-name-complex="Calibri Light1" style:font-size-complex="11pt" style:language-complex="hi" style:country-complex="IN"/>
    </style:style>
    <style:style style:name="T88" style:family="text">
      <style:text-properties fo:color="#000099" style:font-name="Lato Light" fo:font-size="11pt" officeooo:rsid="007277c7" style:font-size-asian="11pt" style:font-name-complex="Calibri Light1" style:font-size-complex="11pt" style:language-complex="hi" style:country-complex="IN"/>
    </style:style>
    <style:style style:name="T89" style:family="text">
      <style:text-properties fo:color="#000099" style:font-name="Lato Light" fo:font-size="11pt" fo:font-weight="normal" officeooo:rsid="0067e1c5" style:font-size-asian="11pt" style:font-weight-asian="normal" style:font-name-complex="Calibri Light1" style:font-size-complex="11pt" style:language-complex="hi" style:country-complex="IN" style:font-weight-complex="normal"/>
    </style:style>
    <style:style style:name="T90" style:family="text">
      <style:text-properties fo:color="#000099" style:font-name="Lato Light" fo:font-size="11pt" fo:font-weight="normal" officeooo:rsid="00381440" style:font-size-asian="11pt" style:font-weight-asian="normal" style:font-name-complex="Calibri Light1" style:font-size-complex="11pt" style:language-complex="hi" style:country-complex="IN" style:font-weight-complex="normal"/>
    </style:style>
    <style:style style:name="T91" style:family="text">
      <style:text-properties fo:color="#000099" style:font-name="Lato Light" fo:font-size="11pt" fo:font-weight="normal" officeooo:rsid="006c5bc6" style:font-size-asian="11pt" style:font-weight-asian="normal" style:font-name-complex="Calibri Light1" style:font-size-complex="11pt" style:language-complex="hi" style:country-complex="IN" style:font-weight-complex="normal"/>
    </style:style>
    <style:style style:name="T92" style:family="text">
      <style:text-properties fo:color="#000099" style:font-name="Lato Light" fo:font-size="12pt" fo:font-weight="normal" officeooo:rsid="000a35fc" style:font-size-asian="12pt" style:font-weight-asian="normal" style:font-name-complex="Sanskrit 20031" style:font-size-complex="12pt" style:language-complex="hi" style:country-complex="IN" style:font-weight-complex="normal"/>
    </style:style>
    <style:style style:name="T93" style:family="text">
      <style:text-properties fo:color="#000099" style:font-name="Lato Light1" fo:font-size="10pt" officeooo:rsid="000a35fc" style:font-size-asian="10pt" style:font-name-complex="Sanskrit 20031" style:font-size-complex="10pt" style:language-complex="hi" style:country-complex="IN"/>
    </style:style>
    <style:style style:name="T94" style:family="text">
      <style:text-properties fo:color="#000099" style:font-name="Lato Light1" fo:font-size="10pt" officeooo:rsid="000b2f9f" style:font-size-asian="10pt" style:font-name-complex="Sanskrit 20031" style:font-size-complex="10pt" style:language-complex="hi" style:country-complex="IN"/>
    </style:style>
    <style:style style:name="T95" style:family="text">
      <style:text-properties fo:color="#000099" style:font-name="Lato Light1" fo:font-size="10pt" officeooo:rsid="000cdf42" style:font-size-asian="10pt" style:font-name-complex="Sanskrit 20031" style:font-size-complex="10pt" style:language-complex="hi" style:country-complex="IN"/>
    </style:style>
    <style:style style:name="T96" style:family="text">
      <style:text-properties fo:color="#000099" style:font-name="Lato Light1" fo:font-size="10pt" officeooo:rsid="000e881c" style:font-size-asian="10pt" style:font-name-complex="Sanskrit 20031" style:font-size-complex="10pt" style:language-complex="hi" style:country-complex="IN"/>
    </style:style>
    <style:style style:name="T97" style:family="text">
      <style:text-properties fo:color="#000099" style:font-name="Lato Light1" fo:font-size="10pt" officeooo:rsid="000f856d" style:font-size-asian="10pt" style:font-name-complex="Sanskrit 20031" style:font-size-complex="10pt" style:language-complex="hi" style:country-complex="IN"/>
    </style:style>
    <style:style style:name="T98" style:family="text">
      <style:text-properties fo:color="#000099" style:font-name="Lato Light1" fo:font-size="10pt" officeooo:rsid="0010c66b" style:font-size-asian="10pt" style:font-name-complex="Sanskrit 20031" style:font-size-complex="10pt" style:language-complex="hi" style:country-complex="IN"/>
    </style:style>
    <style:style style:name="T99" style:family="text">
      <style:text-properties fo:color="#000099" style:font-name="Lato Light1" fo:font-size="10pt" officeooo:rsid="001319fc" style:font-size-asian="10pt" style:font-name-complex="Sanskrit 20031" style:font-size-complex="10pt" style:language-complex="hi" style:country-complex="IN"/>
    </style:style>
    <style:style style:name="T100" style:family="text">
      <style:text-properties fo:color="#000099" style:font-name="Lato Light1" fo:font-size="10pt" officeooo:rsid="0015383d" style:font-size-asian="10pt" style:font-name-complex="Sanskrit 20031" style:font-size-complex="10pt" style:language-complex="hi" style:country-complex="IN"/>
    </style:style>
    <style:style style:name="T101" style:family="text">
      <style:text-properties fo:color="#000099" style:font-name="Lato Light1" fo:font-size="10pt" officeooo:rsid="0015f96b" style:font-size-asian="10pt" style:font-name-complex="Sanskrit 20031" style:font-size-complex="10pt" style:language-complex="hi" style:country-complex="IN"/>
    </style:style>
    <style:style style:name="T102" style:family="text">
      <style:text-properties fo:color="#000099" style:font-name="Lato Light1" fo:font-size="10pt" officeooo:rsid="001629b3" style:font-size-asian="10pt" style:font-name-complex="Sanskrit 20031" style:font-size-complex="10pt" style:language-complex="hi" style:country-complex="IN"/>
    </style:style>
    <style:style style:name="T103" style:family="text">
      <style:text-properties fo:color="#000099" style:font-name="Lato Light1" fo:font-size="10pt" officeooo:rsid="00177852" style:font-size-asian="10pt" style:font-name-complex="Sanskrit 20031" style:font-size-complex="10pt" style:language-complex="hi" style:country-complex="IN"/>
    </style:style>
    <style:style style:name="T104" style:family="text">
      <style:text-properties fo:color="#000099" style:font-name="Lato Light1" fo:font-size="10pt" officeooo:rsid="00193431" style:font-size-asian="10pt" style:font-name-complex="Sanskrit 20031" style:font-size-complex="10pt" style:language-complex="hi" style:country-complex="IN"/>
    </style:style>
    <style:style style:name="T105" style:family="text">
      <style:text-properties fo:color="#000099" style:font-name="Lato Light1" fo:font-size="10pt" officeooo:rsid="0019ae83" style:font-size-asian="10pt" style:font-name-complex="Sanskrit 20031" style:font-size-complex="10pt" style:language-complex="hi" style:country-complex="IN"/>
    </style:style>
    <style:style style:name="T106" style:family="text">
      <style:text-properties fo:color="#000099" style:font-name="Lato Light1" fo:font-size="10pt" officeooo:rsid="0019bf37" style:font-size-asian="10pt" style:font-name-complex="Sanskrit 20031" style:font-size-complex="10pt" style:language-complex="hi" style:country-complex="IN"/>
    </style:style>
    <style:style style:name="T107" style:family="text">
      <style:text-properties fo:color="#000099" style:font-name="Lato Light1" fo:font-size="10pt" officeooo:rsid="001a7359" style:font-size-asian="10pt" style:font-name-complex="Sanskrit 20031" style:font-size-complex="10pt" style:language-complex="hi" style:country-complex="IN"/>
    </style:style>
    <style:style style:name="T108" style:family="text">
      <style:text-properties fo:color="#000099" style:font-name="Lato Light1" fo:font-size="10pt" officeooo:rsid="001b285a" style:font-size-asian="10pt" style:font-name-complex="Sanskrit 20031" style:font-size-complex="10pt" style:language-complex="hi" style:country-complex="IN"/>
    </style:style>
    <style:style style:name="T109" style:family="text">
      <style:text-properties fo:color="#000099" style:font-name="Lato Light1" fo:font-size="10pt" officeooo:rsid="001bf53a" style:font-size-asian="10pt" style:font-name-complex="Sanskrit 20031" style:font-size-complex="10pt" style:language-complex="hi" style:country-complex="IN"/>
    </style:style>
    <style:style style:name="T110" style:family="text">
      <style:text-properties fo:color="#000099" style:font-name="Lato Light1" fo:font-size="10pt" officeooo:rsid="001f6c49" style:font-size-asian="10pt" style:font-name-complex="Sanskrit 20031" style:font-size-complex="10pt" style:language-complex="hi" style:country-complex="IN"/>
    </style:style>
    <style:style style:name="T111" style:family="text">
      <style:text-properties fo:color="#000099" style:font-name="Lato Light1" fo:font-size="10pt" officeooo:rsid="001ff82c" style:font-size-asian="10pt" style:font-name-complex="Sanskrit 20031" style:font-size-complex="10pt" style:language-complex="hi" style:country-complex="IN"/>
    </style:style>
    <style:style style:name="T112" style:family="text">
      <style:text-properties fo:color="#000099" style:font-name="Lato Light1" fo:font-size="10pt" officeooo:rsid="00211d44" style:font-size-asian="10pt" style:font-name-complex="Sanskrit 20031" style:font-size-complex="10pt" style:language-complex="hi" style:country-complex="IN"/>
    </style:style>
    <style:style style:name="T113" style:family="text">
      <style:text-properties fo:color="#000099" style:font-name="Lato Light1" fo:font-size="10pt" officeooo:rsid="0021c31d" style:font-size-asian="10pt" style:font-name-complex="Sanskrit 20031" style:font-size-complex="10pt" style:language-complex="hi" style:country-complex="IN"/>
    </style:style>
    <style:style style:name="T114" style:family="text">
      <style:text-properties fo:color="#000099" style:font-name="Lato Light1" fo:font-size="10pt" officeooo:rsid="0022de10" style:font-size-asian="10pt" style:font-name-complex="Sanskrit 20031" style:font-size-complex="10pt" style:language-complex="hi" style:country-complex="IN"/>
    </style:style>
    <style:style style:name="T115" style:family="text">
      <style:text-properties fo:color="#000099" style:font-name="Lato Light1" fo:font-size="10pt" officeooo:rsid="002364f6" style:font-size-asian="10pt" style:font-name-complex="Sanskrit 20031" style:font-size-complex="10pt" style:language-complex="hi" style:country-complex="IN"/>
    </style:style>
    <style:style style:name="T116" style:family="text">
      <style:text-properties fo:color="#000099" style:font-name="Lato Light1" fo:font-size="10pt" officeooo:rsid="0023afe9" style:font-size-asian="10pt" style:font-name-complex="Sanskrit 20031" style:font-size-complex="10pt" style:language-complex="hi" style:country-complex="IN"/>
    </style:style>
    <style:style style:name="T117" style:family="text">
      <style:text-properties fo:color="#000099" style:font-name="Lato Light1" fo:font-size="10pt" officeooo:rsid="00253232" style:font-size-asian="10pt" style:font-name-complex="Sanskrit 20031" style:font-size-complex="10pt" style:language-complex="hi" style:country-complex="IN"/>
    </style:style>
    <style:style style:name="T118" style:family="text">
      <style:text-properties fo:color="#000099" style:font-name="Lato Light1" fo:font-size="10pt" officeooo:rsid="0025e082" style:font-size-asian="10pt" style:font-name-complex="Sanskrit 20031" style:font-size-complex="10pt" style:language-complex="hi" style:country-complex="IN"/>
    </style:style>
    <style:style style:name="T119" style:family="text">
      <style:text-properties fo:color="#000099" style:font-name="Lato Light1" fo:font-size="10pt" officeooo:rsid="00274034" style:font-size-asian="10pt" style:font-name-complex="Sanskrit 20031" style:font-size-complex="10pt" style:language-complex="hi" style:country-complex="IN"/>
    </style:style>
    <style:style style:name="T120" style:family="text">
      <style:text-properties fo:color="#000099" style:font-name="Lato Light1" fo:font-size="10pt" officeooo:rsid="002ad31d" style:font-size-asian="10pt" style:font-name-complex="Sanskrit 20031" style:font-size-complex="10pt" style:language-complex="hi" style:country-complex="IN"/>
    </style:style>
    <style:style style:name="T121" style:family="text">
      <style:text-properties fo:color="#000099" style:font-name="Lato Light1" fo:font-size="10pt" officeooo:rsid="002f8136" style:font-size-asian="10pt" style:font-name-complex="Sanskrit 20031" style:font-size-complex="10pt" style:language-complex="hi" style:country-complex="IN"/>
    </style:style>
    <style:style style:name="T122" style:family="text">
      <style:text-properties fo:color="#000099" style:font-name="Lato Light1" fo:font-size="10pt" officeooo:rsid="0032fdc2" style:font-size-asian="10pt" style:font-name-complex="Sanskrit 20031" style:font-size-complex="10pt" style:language-complex="hi" style:country-complex="IN"/>
    </style:style>
    <style:style style:name="T123" style:family="text">
      <style:text-properties fo:color="#000099" style:font-name="Lato Light1" fo:font-size="10pt" officeooo:rsid="00506ec8" style:font-size-asian="10pt" style:font-name-complex="Sanskrit 20031" style:font-size-complex="10pt" style:language-complex="hi" style:country-complex="IN"/>
    </style:style>
    <style:style style:name="T124" style:family="text">
      <style:text-properties fo:color="#000099" style:font-name="Lato Light1" fo:font-size="10pt" officeooo:rsid="00745053" style:font-size-asian="10pt" style:font-name-complex="Sanskrit 20031" style:font-size-complex="10pt" style:language-complex="hi" style:country-complex="IN"/>
    </style:style>
    <style:style style:name="T125" style:family="text">
      <style:text-properties fo:color="#000099" style:font-name="Lato Light1" fo:font-size="10pt" officeooo:rsid="0076e724" style:font-size-asian="10pt" style:font-name-complex="Sanskrit 20031" style:font-size-complex="10pt" style:language-complex="hi" style:country-complex="IN"/>
    </style:style>
    <style:style style:name="T126" style:family="text">
      <style:text-properties fo:color="#000099" style:font-name="Lato Light1" fo:font-size="10pt" officeooo:rsid="0081a55c" style:font-size-asian="10pt" style:font-name-complex="Sanskrit 20031" style:font-size-complex="10pt" style:language-complex="hi" style:country-complex="IN"/>
    </style:style>
    <style:style style:name="T127" style:family="text">
      <style:text-properties fo:color="#000099" style:font-name="Lato Light1" fo:font-size="10pt" officeooo:rsid="0082dc3b" style:font-size-asian="10pt" style:font-name-complex="Sanskrit 20031" style:font-size-complex="10pt" style:language-complex="hi" style:country-complex="IN"/>
    </style:style>
    <style:style style:name="T128" style:family="text">
      <style:text-properties fo:color="#000099" style:font-name="Lato Light1" fo:font-size="10pt" officeooo:rsid="00880fed" style:font-size-asian="10pt" style:font-name-complex="Sanskrit 20031" style:font-size-complex="10pt" style:language-complex="hi" style:country-complex="IN"/>
    </style:style>
    <style:style style:name="T129" style:family="text">
      <style:text-properties fo:color="#000099" style:font-name="Lato Light1" fo:font-size="10pt" officeooo:rsid="00881d86" style:font-size-asian="10pt" style:font-name-complex="Sanskrit 20031" style:font-size-complex="10pt" style:language-complex="hi" style:country-complex="IN"/>
    </style:style>
    <style:style style:name="T130" style:family="text">
      <style:text-properties fo:color="#000099" style:font-name="Lato Light1" fo:font-size="10pt" officeooo:rsid="00891dfa" style:font-size-asian="10pt" style:font-name-complex="Sanskrit 20031" style:font-size-complex="10pt" style:language-complex="hi" style:country-complex="IN"/>
    </style:style>
    <style:style style:name="T131" style:family="text">
      <style:text-properties fo:color="#000099" style:font-name="Lato Light1" fo:font-size="10pt" officeooo:rsid="008a2512" style:font-size-asian="10pt" style:font-name-complex="Sanskrit 20031" style:font-size-complex="10pt" style:language-complex="hi" style:country-complex="IN"/>
    </style:style>
    <style:style style:name="T132" style:family="text">
      <style:text-properties fo:color="#000099" style:font-name="Lato Light1" fo:font-size="10pt" fo:font-weight="bold" officeooo:rsid="000a35fc" style:font-size-asian="10pt" style:font-weight-asian="bold" style:font-name-complex="Sanskrit 20031" style:font-size-complex="10pt" style:language-complex="hi" style:country-complex="IN" style:font-weight-complex="bold"/>
    </style:style>
    <style:style style:name="T133" style:family="text">
      <style:text-properties fo:color="#000099" style:font-name="Lato Light1" fo:font-size="10pt" fo:font-weight="bold" officeooo:rsid="001319fc" style:font-size-asian="10pt" style:font-weight-asian="bold" style:font-name-complex="Sanskrit 20031" style:font-size-complex="10pt" style:language-complex="hi" style:country-complex="IN" style:font-weight-complex="bold"/>
    </style:style>
    <style:style style:name="T134" style:family="text">
      <style:text-properties fo:color="#000099" style:font-name="Lato Light1" fo:font-size="10pt" fo:font-weight="bold" officeooo:rsid="0015383d" style:font-size-asian="10pt" style:font-weight-asian="bold" style:font-name-complex="Sanskrit 20031" style:font-size-complex="10pt" style:language-complex="hi" style:country-complex="IN" style:font-weight-complex="bold"/>
    </style:style>
    <style:style style:name="T135" style:family="text">
      <style:text-properties fo:color="#000099" style:font-name="Lato Light1" fo:font-size="10pt" fo:font-weight="bold" officeooo:rsid="00177852" style:font-size-asian="10pt" style:font-weight-asian="bold" style:font-name-complex="Sanskrit 20031" style:font-size-complex="10pt" style:language-complex="hi" style:country-complex="IN" style:font-weight-complex="bold"/>
    </style:style>
    <style:style style:name="T136" style:family="text">
      <style:text-properties fo:color="#000099" style:font-name="Lato Light1" fo:font-size="10pt" fo:font-weight="bold" officeooo:rsid="0019ae83" style:font-size-asian="10pt" style:font-weight-asian="bold" style:font-name-complex="Sanskrit 20031" style:font-size-complex="10pt" style:language-complex="hi" style:country-complex="IN" style:font-weight-complex="bold"/>
    </style:style>
    <style:style style:name="T137" style:family="text">
      <style:text-properties fo:color="#000099" style:font-name="Lato Light1" fo:font-size="10pt" fo:font-weight="bold" officeooo:rsid="001a7359" style:font-size-asian="10pt" style:font-weight-asian="bold" style:font-name-complex="Sanskrit 20031" style:font-size-complex="10pt" style:language-complex="hi" style:country-complex="IN" style:font-weight-complex="bold"/>
    </style:style>
    <style:style style:name="T138" style:family="text">
      <style:text-properties fo:color="#000099" style:font-name="Lato Light1" fo:font-size="10pt" fo:font-weight="bold" officeooo:rsid="001bf53a" style:font-size-asian="10pt" style:font-weight-asian="bold" style:font-name-complex="Sanskrit 20031" style:font-size-complex="10pt" style:language-complex="hi" style:country-complex="IN" style:font-weight-complex="bold"/>
    </style:style>
    <style:style style:name="T139" style:family="text">
      <style:text-properties fo:color="#000099" style:font-name="Lato Light1" fo:font-size="10pt" fo:font-weight="bold" officeooo:rsid="001f6c49" style:font-size-asian="10pt" style:font-weight-asian="bold" style:font-name-complex="Sanskrit 20031" style:font-size-complex="10pt" style:language-complex="hi" style:country-complex="IN" style:font-weight-complex="bold"/>
    </style:style>
    <style:style style:name="T140" style:family="text">
      <style:text-properties fo:color="#000099" style:font-name="Lato Light1" fo:font-size="10pt" fo:font-weight="bold" officeooo:rsid="001ff82c" style:font-size-asian="10pt" style:font-weight-asian="bold" style:font-name-complex="Sanskrit 20031" style:font-size-complex="10pt" style:language-complex="hi" style:country-complex="IN" style:font-weight-complex="bold"/>
    </style:style>
    <style:style style:name="T141" style:family="text">
      <style:text-properties fo:color="#000099" style:font-name="Lato Light1" fo:font-size="10pt" fo:font-weight="bold" officeooo:rsid="002bce09" style:font-size-asian="10pt" style:font-weight-asian="bold" style:font-name-complex="Sanskrit 20031" style:font-size-complex="10pt" style:language-complex="hi" style:country-complex="IN" style:font-weight-complex="bold"/>
    </style:style>
    <style:style style:name="T142" style:family="text">
      <style:text-properties fo:color="#000099" style:font-name="Lato Light1" fo:font-size="10pt" fo:font-weight="bold" officeooo:rsid="003108b1" style:font-size-asian="10pt" style:font-weight-asian="bold" style:font-name-complex="Sanskrit 20031" style:font-size-complex="10pt" style:language-complex="hi" style:country-complex="IN" style:font-weight-complex="bold"/>
    </style:style>
    <style:style style:name="T143" style:family="text">
      <style:text-properties fo:color="#000099" style:font-name="Lato Light1" fo:font-size="10pt" fo:font-weight="bold" officeooo:rsid="008a2512" style:font-size-asian="10pt" style:font-weight-asian="bold" style:font-name-complex="Sanskrit 20031" style:font-size-complex="10pt" style:language-complex="hi" style:country-complex="IN" style:font-weight-complex="bold"/>
    </style:style>
    <style:style style:name="T144" style:family="text">
      <style:text-properties fo:color="#000099" style:font-name="Lato Light1" fo:font-size="10pt" fo:font-weight="bold" officeooo:rsid="008b556d" style:font-size-asian="10pt" style:font-weight-asian="bold" style:font-name-complex="Sanskrit 20031" style:font-size-complex="10pt" style:language-complex="hi" style:country-complex="IN" style:font-weight-complex="bold"/>
    </style:style>
    <style:style style:name="T145" style:family="text">
      <style:text-properties fo:color="#000099" style:font-name="Lato Light1" fo:font-size="10pt" fo:font-weight="normal" officeooo:rsid="000a35fc" style:font-size-asian="10pt" style:font-weight-asian="normal" style:font-name-complex="Sanskrit 20031" style:font-size-complex="10pt" style:language-complex="hi" style:country-complex="IN" style:font-weight-complex="normal"/>
    </style:style>
    <style:style style:name="T146" style:family="text">
      <style:text-properties fo:color="#000099" style:font-name="Lato Light1" fo:font-size="10pt" fo:font-weight="normal" officeooo:rsid="000b2f9f" style:font-size-asian="10pt" style:font-weight-asian="normal" style:font-name-complex="Sanskrit 20031" style:font-size-complex="10pt" style:language-complex="hi" style:country-complex="IN" style:font-weight-complex="normal"/>
    </style:style>
    <style:style style:name="T147" style:family="text">
      <style:text-properties fo:color="#000099" style:font-name="Lato Light1" fo:font-size="10pt" fo:font-weight="normal" officeooo:rsid="000e881c" style:font-size-asian="10pt" style:font-weight-asian="normal" style:font-name-complex="Sanskrit 20031" style:font-size-complex="10pt" style:language-complex="hi" style:country-complex="IN" style:font-weight-complex="normal"/>
    </style:style>
    <style:style style:name="T148" style:family="text">
      <style:text-properties fo:color="#000099" style:font-name="Lato Light1" fo:font-size="10pt" fo:font-weight="normal" officeooo:rsid="000f856d" style:font-size-asian="10pt" style:font-weight-asian="normal" style:font-name-complex="Sanskrit 20031" style:font-size-complex="10pt" style:language-complex="hi" style:country-complex="IN" style:font-weight-complex="normal"/>
    </style:style>
    <style:style style:name="T149" style:family="text">
      <style:text-properties fo:color="#000099" style:font-name="Lato Light1" fo:font-size="10pt" fo:font-weight="normal" officeooo:rsid="0011f85c" style:font-size-asian="10pt" style:font-weight-asian="normal" style:font-name-complex="Sanskrit 20031" style:font-size-complex="10pt" style:language-complex="hi" style:country-complex="IN" style:font-weight-complex="normal"/>
    </style:style>
    <style:style style:name="T150" style:family="text">
      <style:text-properties fo:color="#000099" style:font-name="Lato Light1" fo:font-size="10pt" fo:font-weight="normal" officeooo:rsid="001319fc" style:font-size-asian="10pt" style:font-weight-asian="normal" style:font-name-complex="Sanskrit 20031" style:font-size-complex="10pt" style:language-complex="hi" style:country-complex="IN" style:font-weight-complex="normal"/>
    </style:style>
    <style:style style:name="T151" style:family="text">
      <style:text-properties fo:color="#000099" style:font-name="Lato Light1" fo:font-size="10pt" fo:font-weight="normal" officeooo:rsid="0015383d" style:font-size-asian="10pt" style:font-weight-asian="normal" style:font-name-complex="Sanskrit 20031" style:font-size-complex="10pt" style:language-complex="hi" style:country-complex="IN" style:font-weight-complex="normal"/>
    </style:style>
    <style:style style:name="T152" style:family="text">
      <style:text-properties fo:color="#000099" style:font-name="Lato Light1" fo:font-size="10pt" fo:font-weight="normal" officeooo:rsid="0015f96b" style:font-size-asian="10pt" style:font-weight-asian="normal" style:font-name-complex="Sanskrit 20031" style:font-size-complex="10pt" style:language-complex="hi" style:country-complex="IN" style:font-weight-complex="normal"/>
    </style:style>
    <style:style style:name="T153" style:family="text">
      <style:text-properties fo:color="#000099" style:font-name="Lato Light1" fo:font-size="10pt" fo:font-weight="normal" officeooo:rsid="001629b3" style:font-size-asian="10pt" style:font-weight-asian="normal" style:font-name-complex="Sanskrit 20031" style:font-size-complex="10pt" style:language-complex="hi" style:country-complex="IN" style:font-weight-complex="normal"/>
    </style:style>
    <style:style style:name="T154" style:family="text">
      <style:text-properties fo:color="#000099" style:font-name="Lato Light1" fo:font-size="10pt" fo:font-weight="normal" officeooo:rsid="00177852" style:font-size-asian="10pt" style:font-weight-asian="normal" style:font-name-complex="Sanskrit 20031" style:font-size-complex="10pt" style:language-complex="hi" style:country-complex="IN" style:font-weight-complex="normal"/>
    </style:style>
    <style:style style:name="T155" style:family="text">
      <style:text-properties fo:color="#000099" style:font-name="Lato Light1" fo:font-size="10pt" fo:font-weight="normal" officeooo:rsid="0019ae83" style:font-size-asian="10pt" style:font-weight-asian="normal" style:font-name-complex="Sanskrit 20031" style:font-size-complex="10pt" style:language-complex="hi" style:country-complex="IN" style:font-weight-complex="normal"/>
    </style:style>
    <style:style style:name="T156" style:family="text">
      <style:text-properties fo:color="#000099" style:font-name="Lato Light1" fo:font-size="10pt" fo:font-weight="normal" officeooo:rsid="001a7359" style:font-size-asian="10pt" style:font-weight-asian="normal" style:font-name-complex="Sanskrit 20031" style:font-size-complex="10pt" style:language-complex="hi" style:country-complex="IN" style:font-weight-complex="normal"/>
    </style:style>
    <style:style style:name="T157" style:family="text">
      <style:text-properties fo:color="#000099" style:font-name="Lato Light1" fo:font-size="10pt" fo:font-weight="normal" officeooo:rsid="001b285a" style:font-size-asian="10pt" style:font-weight-asian="normal" style:font-name-complex="Sanskrit 20031" style:font-size-complex="10pt" style:language-complex="hi" style:country-complex="IN" style:font-weight-complex="normal"/>
    </style:style>
    <style:style style:name="T158" style:family="text">
      <style:text-properties fo:color="#000099" style:font-name="Lato Light1" fo:font-size="10pt" fo:font-weight="normal" officeooo:rsid="001bf53a" style:font-size-asian="10pt" style:font-weight-asian="normal" style:font-name-complex="Sanskrit 20031" style:font-size-complex="10pt" style:language-complex="hi" style:country-complex="IN" style:font-weight-complex="normal"/>
    </style:style>
    <style:style style:name="T159" style:family="text">
      <style:text-properties fo:color="#000099" style:font-name="Lato Light1" fo:font-size="10pt" fo:font-weight="normal" officeooo:rsid="001dec12" style:font-size-asian="10pt" style:font-weight-asian="normal" style:font-name-complex="Sanskrit 20031" style:font-size-complex="10pt" style:language-complex="hi" style:country-complex="IN" style:font-weight-complex="normal"/>
    </style:style>
    <style:style style:name="T160" style:family="text">
      <style:text-properties fo:color="#000099" style:font-name="Lato Light1" fo:font-size="10pt" fo:font-weight="normal" officeooo:rsid="001f6c49" style:font-size-asian="10pt" style:font-weight-asian="normal" style:font-name-complex="Sanskrit 20031" style:font-size-complex="10pt" style:language-complex="hi" style:country-complex="IN" style:font-weight-complex="normal"/>
    </style:style>
    <style:style style:name="T161" style:family="text">
      <style:text-properties fo:color="#000099" style:font-name="Lato Light1" fo:font-size="10pt" fo:font-weight="normal" officeooo:rsid="001ff82c" style:font-size-asian="10pt" style:font-weight-asian="normal" style:font-name-complex="Sanskrit 20031" style:font-size-complex="10pt" style:language-complex="hi" style:country-complex="IN" style:font-weight-complex="normal"/>
    </style:style>
    <style:style style:name="T162" style:family="text">
      <style:text-properties fo:color="#000099" style:font-name="Lato Light1" fo:font-size="10pt" fo:font-weight="normal" officeooo:rsid="002364f6" style:font-size-asian="10pt" style:font-weight-asian="normal" style:font-name-complex="Sanskrit 20031" style:font-size-complex="10pt" style:language-complex="hi" style:country-complex="IN" style:font-weight-complex="normal"/>
    </style:style>
    <style:style style:name="T163" style:family="text">
      <style:text-properties fo:color="#000099" style:font-name="Lato Light1" fo:font-size="10pt" fo:font-weight="normal" officeooo:rsid="0025e082" style:font-size-asian="10pt" style:font-weight-asian="normal" style:font-name-complex="Sanskrit 20031" style:font-size-complex="10pt" style:language-complex="hi" style:country-complex="IN" style:font-weight-complex="normal"/>
    </style:style>
    <style:style style:name="T164" style:family="text">
      <style:text-properties fo:color="#000099" style:font-name="Lato Light1" fo:font-size="10pt" fo:font-weight="normal" officeooo:rsid="0029815a" style:font-size-asian="10pt" style:font-weight-asian="normal" style:font-name-complex="Sanskrit 20031" style:font-size-complex="10pt" style:language-complex="hi" style:country-complex="IN" style:font-weight-complex="normal"/>
    </style:style>
    <style:style style:name="T165" style:family="text">
      <style:text-properties fo:color="#000099" style:font-name="Lato Light1" fo:font-size="10pt" fo:font-weight="normal" officeooo:rsid="002ad31d" style:font-size-asian="10pt" style:font-weight-asian="normal" style:font-name-complex="Sanskrit 20031" style:font-size-complex="10pt" style:language-complex="hi" style:country-complex="IN" style:font-weight-complex="normal"/>
    </style:style>
    <style:style style:name="T166" style:family="text">
      <style:text-properties fo:color="#000099" style:font-name="Lato Light1" fo:font-size="10pt" fo:font-weight="normal" officeooo:rsid="002bce09" style:font-size-asian="10pt" style:font-weight-asian="normal" style:font-name-complex="Sanskrit 20031" style:font-size-complex="10pt" style:language-complex="hi" style:country-complex="IN" style:font-weight-complex="normal"/>
    </style:style>
    <style:style style:name="T167" style:family="text">
      <style:text-properties fo:color="#000099" style:font-name="Lato Light1" fo:font-size="10pt" fo:font-weight="normal" officeooo:rsid="002f8136" style:font-size-asian="10pt" style:font-weight-asian="normal" style:font-name-complex="Sanskrit 20031" style:font-size-complex="10pt" style:language-complex="hi" style:country-complex="IN" style:font-weight-complex="normal"/>
    </style:style>
    <style:style style:name="T168" style:family="text">
      <style:text-properties fo:color="#000099" style:font-name="Lato Light1" fo:font-size="10pt" fo:font-weight="normal" officeooo:rsid="002f955b" style:font-size-asian="10pt" style:font-weight-asian="normal" style:font-name-complex="Sanskrit 20031" style:font-size-complex="10pt" style:language-complex="hi" style:country-complex="IN" style:font-weight-complex="normal"/>
    </style:style>
    <style:style style:name="T169" style:family="text">
      <style:text-properties fo:color="#000099" style:font-name="Lato Light1" fo:font-size="10pt" fo:font-weight="normal" officeooo:rsid="003108b1" style:font-size-asian="10pt" style:font-weight-asian="normal" style:font-name-complex="Sanskrit 20031" style:font-size-complex="10pt" style:language-complex="hi" style:country-complex="IN" style:font-weight-complex="normal"/>
    </style:style>
    <style:style style:name="T170" style:family="text">
      <style:text-properties fo:color="#000099" style:font-name="Lato Light1" fo:font-size="10pt" fo:font-weight="normal" officeooo:rsid="0057ef5b" style:font-size-asian="10pt" style:font-weight-asian="normal" style:font-name-complex="Sanskrit 20031" style:font-size-complex="10pt" style:language-complex="hi" style:country-complex="IN" style:font-weight-complex="normal"/>
    </style:style>
    <style:style style:name="T171" style:family="text">
      <style:text-properties fo:color="#000099" style:font-name="Lato Light1" fo:font-size="10pt" fo:font-weight="normal" officeooo:rsid="0074e4fc" style:font-size-asian="10pt" style:font-weight-asian="normal" style:font-name-complex="Sanskrit 20031" style:font-size-complex="10pt" style:language-complex="hi" style:country-complex="IN" style:font-weight-complex="normal"/>
    </style:style>
    <style:style style:name="T172" style:family="text">
      <style:text-properties fo:color="#000099" style:font-name="Lato Light1" fo:font-size="10pt" fo:font-weight="normal" officeooo:rsid="00880fed" style:font-size-asian="10pt" style:font-weight-asian="normal" style:font-name-complex="Sanskrit 20031" style:font-size-complex="10pt" style:language-complex="hi" style:country-complex="IN" style:font-weight-complex="normal"/>
    </style:style>
    <style:style style:name="T173" style:family="text">
      <style:text-properties fo:color="#000099" style:font-name="Lato Light1" fo:font-size="10pt" fo:font-weight="normal" officeooo:rsid="00881d86" style:font-size-asian="10pt" style:font-weight-asian="normal" style:font-name-complex="Sanskrit 20031" style:font-size-complex="10pt" style:language-complex="hi" style:country-complex="IN" style:font-weight-complex="normal"/>
    </style:style>
    <style:style style:name="T174" style:family="text">
      <style:text-properties fo:color="#000099" style:font-name="Lato Light1" fo:font-size="10pt" fo:font-weight="normal" officeooo:rsid="008a2512" style:font-size-asian="10pt" style:font-weight-asian="normal" style:font-name-complex="Sanskrit 20031" style:font-size-complex="10pt" style:language-complex="hi" style:country-complex="IN" style:font-weight-complex="normal"/>
    </style:style>
    <style:style style:name="T175" style:family="text">
      <style:text-properties fo:color="#000099" style:font-name="Lato Light1" fo:font-size="10pt" fo:font-weight="normal" officeooo:rsid="008b556d" style:font-size-asian="10pt" style:font-weight-asian="normal" style:font-name-complex="Sanskrit 20031" style:font-size-complex="10pt" style:language-complex="hi" style:country-complex="IN" style:font-weight-complex="normal"/>
    </style:style>
    <style:style style:name="T176" style:family="text">
      <style:text-properties fo:color="#000099" style:font-name="Lato Light1" fo:font-size="10pt" fo:font-style="normal" fo:font-weight="normal" officeooo:rsid="000a35fc" style:font-size-asian="10pt" style:font-style-asian="normal" style:font-weight-asian="normal" style:font-name-complex="Sanskrit 20031" style:font-size-complex="10pt" style:language-complex="hi" style:country-complex="IN" style:font-style-complex="normal" style:font-weight-complex="normal"/>
    </style:style>
    <style:style style:name="T177" style:family="text">
      <style:text-properties fo:color="#000099" style:font-name="Lato Light1" fo:font-size="10pt" fo:font-style="italic" fo:font-weight="normal" officeooo:rsid="000a35fc" style:font-size-asian="10pt" style:font-style-asian="italic" style:font-weight-asian="normal" style:font-name-complex="Sanskrit 20031" style:font-size-complex="10pt" style:language-complex="hi" style:country-complex="IN" style:font-style-complex="italic" style:font-weight-complex="normal"/>
    </style:style>
    <style:style style:name="T178" style:family="text">
      <style:text-properties fo:color="#000099" style:font-name="Lato Light1" fo:font-size="10pt" style:text-underline-style="solid" style:text-underline-width="auto" style:text-underline-color="font-color" fo:font-weight="bold" officeooo:rsid="008a2512" style:font-size-asian="10pt" style:font-weight-asian="bold" style:font-name-complex="Sanskrit 20031" style:font-size-complex="10pt" style:language-complex="hi" style:country-complex="IN" style:font-weight-complex="bold"/>
    </style:style>
    <style:style style:name="T179" style:family="text">
      <style:text-properties fo:color="#000099" style:font-name="Lato Light1" fo:font-size="10pt" style:text-underline-style="none" fo:font-weight="bold" officeooo:rsid="008a2512" style:font-size-asian="10pt" style:font-weight-asian="bold" style:font-name-complex="Sanskrit 20031" style:font-size-complex="10pt" style:language-complex="hi" style:country-complex="IN" style:font-weight-complex="bold"/>
    </style:style>
    <style:style style:name="T180" style:family="text">
      <style:text-properties fo:color="#000099" style:font-name="Lato Light1" fo:font-size="10pt" style:text-underline-style="none" fo:font-weight="normal" officeooo:rsid="008a2512" style:font-size-asian="10pt" style:font-weight-asian="normal" style:font-name-complex="Sanskrit 20031" style:font-size-complex="10pt" style:language-complex="hi" style:country-complex="IN" style:font-weight-complex="normal"/>
    </style:style>
    <style:style style:name="T181" style:family="text">
      <style:text-properties fo:color="#000099" style:font-name="Lato Light1" fo:font-size="10pt" style:text-underline-style="none" fo:font-weight="normal" officeooo:rsid="008b556d" style:font-size-asian="10pt" style:font-weight-asian="normal" style:font-name-complex="Sanskrit 20031" style:font-size-complex="10pt" style:language-complex="hi" style:country-complex="IN" style:font-weight-complex="normal"/>
    </style:style>
    <style:style style:name="T182" style:family="text">
      <style:text-properties style:font-name="Lato Light1"/>
    </style:style>
    <style:style style:name="T183" style:family="text">
      <style:text-properties style:font-name="Lato Light1" style:font-name-complex="Sanskrit 20031"/>
    </style:style>
    <style:style style:name="T184" style:family="text">
      <style:text-properties style:font-name="Lato Light1" officeooo:rsid="007b8333" style:font-name-complex="Sanskrit 20031"/>
    </style:style>
    <style:style style:name="T185" style:family="text">
      <style:text-properties style:font-name="Lato Light1" officeooo:rsid="007e6f49" style:font-name-complex="Sanskrit 20031"/>
    </style:style>
    <style:style style:name="T186" style:family="text">
      <style:text-properties style:font-name="Lato Light1" officeooo:rsid="007ee301" style:font-name-complex="Sanskrit 20031"/>
    </style:style>
    <style:style style:name="T187" style:family="text">
      <style:text-properties style:font-name="Lato Light1" officeooo:rsid="007f0b54" style:font-name-complex="Sanskrit 20031"/>
    </style:style>
    <style:style style:name="T188" style:family="text">
      <style:text-properties style:font-name="Lato Light1" officeooo:rsid="008008eb" style:font-name-complex="Sanskrit 20031"/>
    </style:style>
    <style:style style:name="T189" style:family="text">
      <style:text-properties style:font-name="Lato Light1" officeooo:rsid="00801ccf" style:font-name-complex="Sanskrit 20031"/>
    </style:style>
    <style:style style:name="T190" style:family="text">
      <style:text-properties style:font-name="Liberation Serif" fo:font-size="12pt" style:font-size-asian="12pt" style:font-name-complex="Sanskrit 20031" style:font-size-complex="12pt" style:language-complex="hi" style:country-complex="IN"/>
    </style:style>
    <style:style style:name="T191" style:family="text">
      <style:text-properties style:font-name="Liberation Serif" fo:font-size="12pt" officeooo:rsid="007b8333" style:font-size-asian="12pt" style:font-name-complex="Sanskrit 20031" style:font-size-complex="12pt" style:language-complex="hi" style:country-complex="IN"/>
    </style:style>
    <style:style style:name="T192" style:family="text">
      <style:text-properties style:font-name="Sanskrit 2003" fo:font-size="12pt" style:font-size-asian="12pt" style:font-name-complex="Sanskrit 2003" style:font-size-complex="12pt"/>
    </style:style>
    <style:style style:name="T193" style:family="text">
      <style:text-properties style:font-name="Sanskrit 2003" fo:font-size="12pt" officeooo:rsid="007b8333" style:font-size-asian="12pt" style:font-name-complex="Sanskrit 2003" style:font-size-complex="12pt"/>
    </style:style>
    <style:style style:name="T194" style:family="text">
      <style:text-properties style:font-name="Sanskrit 2003" fo:font-size="12pt" officeooo:rsid="007e6f49" style:font-size-asian="12pt" style:font-name-complex="Sanskrit 2003" style:font-size-complex="12pt"/>
    </style:style>
    <style:style style:name="T195" style:family="text">
      <style:text-properties style:font-name="Sanskrit 2003" fo:font-size="12pt" officeooo:rsid="007ee301" style:font-size-asian="12pt" style:font-name-complex="Sanskrit 2003" style:font-size-complex="12pt"/>
    </style:style>
    <style:style style:name="T196" style:family="text">
      <style:text-properties style:font-name="Sanskrit 2003" fo:font-size="12pt" officeooo:rsid="007f0b54" style:font-size-asian="12pt" style:font-name-complex="Sanskrit 2003" style:font-size-complex="12pt"/>
    </style:style>
    <style:style style:name="T197" style:family="text">
      <style:text-properties style:font-name="Sanskrit 2003" fo:font-size="12pt" officeooo:rsid="008008eb" style:font-size-asian="12pt" style:font-name-complex="Sanskrit 2003" style:font-size-complex="12pt"/>
    </style:style>
    <style:style style:name="T198" style:family="text">
      <style:text-properties style:font-name="Sanskrit 2003" fo:font-size="12pt" officeooo:rsid="00801ccf" style:font-size-asian="12pt" style:font-name-complex="Sanskrit 2003" style:font-size-complex="12pt"/>
    </style:style>
    <style:style style:name="T199" style:family="text">
      <style:text-properties style:font-name="Sanskrit 2003" fo:font-size="12pt" officeooo:rsid="00891dfa" style:font-size-asian="12pt" style:font-name-complex="Sanskrit 2003" style:font-size-complex="12pt"/>
    </style:style>
    <style:style style:name="T200" style:family="text">
      <style:text-properties fo:color="#ed1c24" style:font-name="Sanskrit 2003" fo:font-size="12pt" style:font-size-asian="12pt" style:font-name-complex="Sanskrit 2003" style:font-size-complex="12pt"/>
    </style:style>
    <style:style style:name="T201" style:family="text">
      <style:text-properties fo:color="#ed1c24" style:font-name="Sanskrit 2003" fo:font-size="12pt" officeooo:rsid="007b8333" style:font-size-asian="12pt" style:font-name-complex="Sanskrit 2003" style:font-size-complex="12pt"/>
    </style:style>
    <style:style style:name="T202" style:family="text">
      <style:text-properties fo:color="#ed1c24" style:font-name="Sanskrit 2003" fo:font-size="12pt" officeooo:rsid="007e6f49" style:font-size-asian="12pt" style:font-name-complex="Sanskrit 2003" style:font-size-complex="12pt"/>
    </style:style>
    <style:style style:name="T203" style:family="text">
      <style:text-properties fo:color="#ed1c24" style:font-name="Sanskrit 2003" fo:font-size="12pt" officeooo:rsid="007ee301" style:font-size-asian="12pt" style:font-name-complex="Sanskrit 2003" style:font-size-complex="12pt"/>
    </style:style>
    <style:style style:name="T204" style:family="text">
      <style:text-properties fo:color="#ed1c24" style:font-name="Sanskrit 2003" fo:font-size="12pt" officeooo:rsid="007f0b54" style:font-size-asian="12pt" style:font-name-complex="Sanskrit 2003" style:font-size-complex="12pt"/>
    </style:style>
    <style:style style:name="T205" style:family="text">
      <style:text-properties fo:color="#ed1c24" style:font-name="Sanskrit 2003" fo:font-size="12pt" officeooo:rsid="008008eb" style:font-size-asian="12pt" style:font-name-complex="Sanskrit 2003" style:font-size-complex="12pt"/>
    </style:style>
    <style:style style:name="T206" style:family="text">
      <style:text-properties fo:color="#ed1c24" style:font-name="Sanskrit 2003" fo:font-size="12pt" officeooo:rsid="00801ccf" style:font-size-asian="12pt" style:font-name-complex="Sanskrit 2003" style:font-size-complex="12pt"/>
    </style:style>
    <style:style style:name="T207" style:family="text">
      <style:text-properties fo:color="#ed1c24" style:font-name="Lato Light1"/>
    </style:style>
    <style:style style:name="T208" style:family="text">
      <style:text-properties fo:color="#ed1c24" style:font-name="Lato Light1" style:font-name-complex="Sanskrit 20031"/>
    </style:style>
    <style:style style:name="T209" style:family="text">
      <style:text-properties fo:color="#ed1c24" style:font-name="Lato Light1" officeooo:rsid="007e6f49" style:font-name-complex="Sanskrit 20031"/>
    </style:style>
    <style:style style:name="T210" style:family="text">
      <style:text-properties fo:color="#ed1c24" style:font-name="Lato Light1" officeooo:rsid="007ee301" style:font-name-complex="Sanskrit 20031"/>
    </style:style>
    <style:style style:name="T211" style:family="text">
      <style:text-properties fo:color="#ed1c24" style:font-name="Lato Light1" officeooo:rsid="007f0b54" style:font-name-complex="Sanskrit 20031"/>
    </style:style>
    <style:style style:name="T212" style:family="text">
      <style:text-properties fo:color="#ed1c24" style:font-name="Lato Light1" officeooo:rsid="008008eb" style:font-name-complex="Sanskrit 20031"/>
    </style:style>
    <style:style style:name="T213" style:family="text">
      <style:text-properties fo:color="#ed1c24" style:font-name="Lato Light1" officeooo:rsid="00801ccf" style:font-name-complex="Sanskrit 20031"/>
    </style:style>
    <style:style style:name="T214" style:family="text">
      <style:text-properties fo:color="#ed1c24" style:font-name="Lato Light1" officeooo:rsid="00801ccf"/>
    </style:style>
    <style:style style:name="T215" style:family="text">
      <style:text-properties fo:color="#ed1c24" style:font-name="Liberation Serif" fo:font-size="12pt" style:font-size-asian="12pt" style:font-name-complex="Sanskrit 20031" style:font-size-complex="12pt" style:language-complex="hi" style:country-complex="IN"/>
    </style:style>
    <style:style style:name="T216" style:family="text">
      <style:text-properties style:use-window-font-color="true" style:font-name="Lato Light1" style:font-name-complex="Sanskrit 20031"/>
    </style:style>
    <style:style style:name="T217" style:family="text">
      <style:text-properties style:use-window-font-color="true" style:font-name="Lato Light1" officeooo:rsid="007e6f49" style:font-name-complex="Sanskrit 20031"/>
    </style:style>
    <style:style style:name="T218" style:family="text">
      <style:text-properties style:use-window-font-color="true" style:font-name="Lato Light1" officeooo:rsid="007b8333" style:font-name-complex="Sanskrit 20031"/>
    </style:style>
    <style:style style:name="T219" style:family="text">
      <style:text-properties style:use-window-font-color="true" style:font-name="Lato Light1" officeooo:rsid="00880fed" style:font-name-complex="Sanskrit 20031"/>
    </style:style>
    <style:style style:name="T220" style:family="text">
      <style:text-properties style:use-window-font-color="true" style:font-name="Sanskrit 2003" fo:font-size="12pt" officeooo:rsid="007f0b54" style:font-size-asian="12pt" style:font-name-complex="Sanskrit 2003" style:font-size-complex="12pt"/>
    </style:style>
    <style:style style:name="T221" style:family="text">
      <style:text-properties style:use-window-font-color="true" style:font-name="Sanskrit 2003" fo:font-size="12pt" officeooo:rsid="008008eb" style:font-size-asian="12pt" style:font-name-complex="Sanskrit 2003" style:font-size-complex="12pt"/>
    </style:style>
    <style:style style:name="T222" style:family="text">
      <style:text-properties style:use-window-font-color="true" style:font-name="Sanskrit 2003" fo:font-size="12pt" officeooo:rsid="007e6f49" style:font-size-asian="12pt" style:font-name-complex="Sanskrit 2003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><text:span text:style-name="T183">1:1:5<text:tab/></text:span><text:span text:style-name="T190">अग्निर्होता कवि</text:span><text:bookmark text:name="_GoBack"/><text:span text:style-name="T190">क्रतुः </text:span><text:span text:style-name="T1">सत्य</text:span><text:span text:style-name="T190">श्चित्रश्रवस्तमः । देवो देवेभिरा गमत्॥ </text:span><text:span text:style-name="T93">Agni, [you are] </text:span><text:span text:style-name="T132">satya</text:span></text:p>
      <text:p text:style-name="P1"><text:span text:style-name="T183">1:1:6<text:tab/></text:span><text:span text:style-name="T190">यदङ्ग दाशुषे त्वमग्ने भद्रं करिष्यसि । तवेत्त</text:span><text:span text:style-name="T1">त्सत्य</text:span><text:span text:style-name="T190">मङ्गिरः॥ </text:span><text:span text:style-name="T93">the good </text:span><text:span text:style-name="T124">[deed] </text:span><text:span text:style-name="T93">you perform is </text:span><text:span text:style-name="T132">satya</text:span></text:p>
      <text:p text:style-name="P1"><text:span text:style-name="T183">1:12:7<text:tab/></text:span><text:span text:style-name="T190">कविमग्निमुप स्तुहि </text:span><text:span text:style-name="T1">सत्य</text:span><text:bookmark-start text:name="__DdeLink__3516_4137579813"/><text:span text:style-name="T190">धर्मा</text:span><text:bookmark-end text:name="__DdeLink__3516_4137579813"/><text:span text:style-name="T190">णमध्वरे । देवममीवचातनम्॥ </text:span><text:span text:style-name="T93">Agni, [you are] </text:span><text:span text:style-name="T132">satya</text:span><text:span text:style-name="T145">-dharma</text:span></text:p>
      <text:p text:style-name="P1"><text:span text:style-name="T183">1:20:4<text:tab/></text:span><text:span text:style-name="T190">युवाना पितरा पुनः </text:span><text:span text:style-name="T1">सत्य</text:span><text:span text:style-name="T190">मन्त्रा ऋजूयवः । ऋभवो विष्ट्यक्रत॥ </text:span><text:span text:style-name="T93">the Ṛbhus are </text:span><text:span text:style-name="T132">satya </text:span><text:span text:style-name="T170">hymns</text:span><text:span text:style-name="T176"> reciters</text:span></text:p>
      <text:p text:style-name="P88"><text:span text:style-name="T216">1:21:6</text:span><text:span text:style-name="T183"><text:tab/></text:span><text:span text:style-name="T192">तेन </text:span><text:span text:style-name="T200">सत्येन</text:span><text:span text:style-name="T192"> जागृतम् अधि प्र-चेतुने पदे इन्द्राग्नी इति शर्म यच्छतम्</text:span><text:span text:style-name="T190">॥</text:span><text:span text:style-name="T192"> </text:span><text:span text:style-name="T93">Agni </text:span><text:span text:style-name="T126">and Indra</text:span><text:span text:style-name="T93">, </text:span><text:span text:style-name="T126">wa</text:span><text:span text:style-name="T95">ke </text:span><text:span text:style-name="T126">up fully by that </text:span><text:span text:style-name="T132">satya</text:span><text:span text:style-name="T95"> </text:span><text:span text:style-name="T126">[</text:span><text:span text:style-name="T95">action</text:span><text:span text:style-name="T126">]</text:span><text:span text:style-name="T93"> </text:span></text:p>
      <text:p text:style-name="P1"><text:span text:style-name="T183">1:29:1<text:tab/></text:span><text:span text:style-name="T190">यच्चिद्धि </text:span><text:span text:style-name="T1">सत्य</text:span><text:span text:style-name="T190"> सोमपा अनाशस्ता इव स्मसि । आ तू न इन्द्र शंसय गोष्वश्वेषु शुभ्रिषु सहस्रेषु तुवीमघ॥ </text:span><text:span text:style-name="T93">Indra, [you are] </text:span><text:span text:style-name="T132">satya</text:span></text:p>
      <text:p text:style-name="P87"><text:span text:style-name="T216">1:</text:span><text:span text:style-name="T218">38</text:span><text:span text:style-name="T216">:</text:span><text:span text:style-name="T218">7</text:span><text:span text:style-name="T184"><text:tab/></text:span><text:span text:style-name="T201">सत्यम्</text:span><text:span text:style-name="T193"> त्वेषाः अम-वन्तः धन्वम् चित् आ रुद्रियासः मिहम् कृण्वन्ति अवाताम् </text:span><text:span text:style-name="T191">॥ </text:span><text:span text:style-name="T93">[</text:span><text:span text:style-name="T127">It is</text:span><text:span text:style-name="T93">] </text:span><text:span text:style-name="T132">satya </text:span><text:span text:style-name="T177">...</text:span></text:p>
      <text:p text:style-name="P2"><text:span text:style-name="T183">1:51:15<text:tab/></text:span><text:span text:style-name="T190">इदं नमो वृषभाय स्वराजे </text:span><text:span text:style-name="T1">सत्य</text:span><text:span text:style-name="T190">शुष्माय तवसेऽवाचि । अस्मिन्निन्द्र वृजने सर्ववीराः स्मत्सूरिभिस्तव शर्मन्त्स्याम॥ </text:span><text:span text:style-name="T93">Indra, [you </text:span><text:span text:style-name="T94">have</text:span><text:span text:style-name="T93">] </text:span><text:span text:style-name="T132">satya</text:span><text:span text:style-name="T145">-</text:span><text:span text:style-name="T146">power</text:span></text:p>
      <text:p text:style-name="P2"><text:span text:style-name="T183">1:52:13<text:tab/></text:span><text:span text:style-name="T190">त्वं भुवः प्रतिमानं पृथिव्या ऋष्ववीरस्य बृहतः पतिर्भूः । विश्वमाप्रा अन्तरिक्षं महित्वा </text:span><text:span text:style-name="T1">सत्य</text:span><text:span text:style-name="T190">मद्धा नकिरन्यस्त्वावान्॥ </text:span><text:span text:style-name="T75">Ind</text:span><text:span text:style-name="T76">eed [= </text:span><text:span text:style-name="T2">satya</text:span><text:span text:style-name="T4">m</text:span><text:span text:style-name="T20">]</text:span><text:span text:style-name="T190"> </text:span></text:p>
      <text:p text:style-name="P2"><text:span text:style-name="T183">1:57:1<text:tab/></text:span><text:span text:style-name="T190">प्र मंहिष्ठाय बृहते बृहद्रये </text:span><text:span text:style-name="T1">सत्य</text:span><text:span text:style-name="T190">शुष्माय तवसे मतिं भरे । अपामिव प्रवणे यस्य दुर्धरं राधो विश्वायु शवसे अपावृतम्॥ </text:span><text:span text:style-name="T93">Indra, [you </text:span><text:span text:style-name="T94">have</text:span><text:span text:style-name="T93">] </text:span><text:span text:style-name="T132">satya</text:span><text:span text:style-name="T145">-</text:span><text:span text:style-name="T146">power</text:span></text:p>
      <text:p text:style-name="P2"><text:span text:style-name="T183">1:59:4<text:tab/></text:span><text:span text:style-name="T190">बृहती इव सूनवे रोदसी गिरो होता मनुष्यो न दक्षः । स्वर्वते </text:span><text:span text:style-name="T1">सत्य</text:span><text:span text:style-name="T190">शुष्माय पूर्वीर्वैश्वानराय नृतमाय यह्वीः॥ </text:span><text:span text:style-name="T93">Indra, [you </text:span><text:span text:style-name="T94">have</text:span><text:span text:style-name="T93">] </text:span><text:span text:style-name="T132">satya</text:span><text:span text:style-name="T145">-</text:span><text:span text:style-name="T146">power</text:span></text:p>
      <text:p text:style-name="P2"><text:span text:style-name="T183">1:63:3<text:tab/></text:span><text:span text:style-name="T190">त्वं </text:span><text:span text:style-name="T1">सत्य</text:span><text:span text:style-name="T190"> इन्द्र धृष्णुरेतान्त्वमृभुक्षा नर्यस्त्वं षाट् । त्वं शुष्णं वृजने पृक्ष आणौ यूने कुत्साय द्युमते सचाहन्॥ </text:span><text:span text:style-name="T93">Indra, [you are] </text:span><text:span text:style-name="T132">satya</text:span></text:p>
      <text:p text:style-name="P94"><text:span text:style-name="T217">1:67:</text:span><text:span text:style-name="T219">3</text:span><text:span text:style-name="T185"><text:tab/></text:span><text:span text:style-name="T194">अजः न क्षाम् दाधार पृथिवीम् तस्तम्भ द्याम् मन्त्रेभिः </text:span><text:span text:style-name="T202">सत्यैः </text:span><text:span text:style-name="T222">प्रिया पदानि पश्वः नि पाहि विश्व-आयुः अग्ने गुहा गुहम् गाः </text:span><text:span text:style-name="T93">Indra, you </text:span><text:span text:style-name="T128">strengthen the heavens with</text:span><text:span text:style-name="T93"> </text:span><text:span text:style-name="T132">satya</text:span><text:span text:style-name="T145">-</text:span><text:span text:style-name="T172">hymns</text:span></text:p>
      <text:p text:style-name="P3"><text:span text:style-name="T183">1:70:8<text:tab/></text:span><text:span text:style-name="T190">अराधि होता स्वर्निषत्तः कृण्वन्विश्वान्यपांसि </text:span><text:span text:style-name="T1">सत्या</text:span><text:span text:style-name="T190">॥ </text:span><text:span text:style-name="T93">Agni, </text:span><text:span text:style-name="T95">make all [ritual] actions</text:span><text:span text:style-name="T93"> </text:span><text:span text:style-name="T132">satya</text:span></text:p>
      <text:p text:style-name="P81"><text:span text:style-name="T183">1:73:2<text:tab/></text:span><text:span text:style-name="T190">देवो न यः सविता </text:span><text:span text:style-name="T1">सत्य</text:span><text:span text:style-name="T190">मन्मा क्रत्वा निपाति वृजनानि विश्वा । पुरुप्रशस्तो अमतिर्न </text:span><text:span text:style-name="T1">सत्य</text:span><text:span text:style-name="T190"> आत्मेव शेवो दिधिषाय्यो भूत्॥ </text:span><text:span text:style-name="T93">Agni, </text:span><text:span text:style-name="T95">contemplating</text:span><text:span text:style-name="T93"> </text:span><text:span text:style-name="T132">satya </text:span><text:span text:style-name="T145">/</text:span><text:span text:style-name="T132"> satya </text:span><text:span text:style-name="T171">soul (atman)</text:span></text:p>
      <text:p text:style-name="P4"><text:span text:style-name="T183">1:76:5<text:tab/></text:span><text:span text:style-name="T190">यथा विप्रस्य मनुषो हविर्भिर्देवाँ अयजः कविभिः कविः सन् । एवा होतः </text:span><text:span text:style-name="T1">सत्य</text:span><text:span text:style-name="T190">तर त्वमद्याग्ने मन्द्रया जुह्वा यजस्व॥ </text:span><text:span text:style-name="T93">Agni, [you are] </text:span><text:span text:style-name="T96">more</text:span><text:span text:style-name="T93"> </text:span><text:span text:style-name="T132">satya</text:span></text:p>
      <text:p text:style-name="P4"><text:span text:style-name="T183">1:79:1<text:tab/></text:span><text:span text:style-name="T190">हिरण्यकेशो रजसो विसारेऽहिर्धुनिर्वात इव ध्रजीमान् । शुचिभ्राजा उषसो नवेदा यशस्वतीरपस्युवो न </text:span><text:span text:style-name="T1">सत्याः</text:span><text:span text:style-name="T190">॥ </text:span><text:span text:style-name="T96">like</text:span><text:span text:style-name="T93"> </text:span><text:span text:style-name="T132">satya</text:span><text:span text:style-name="T145"> </text:span><text:span text:style-name="T147">[females] </text:span><text:span text:style-name="T148">(= faithful ?)</text:span></text:p>
      <text:p text:style-name="P5"><text:span text:style-name="T183">1:86:8<text:tab/></text:span><text:span text:style-name="T190">शशमानस्य वा नरः स्वेदस्य </text:span><text:span text:style-name="T1">सत्य</text:span><text:span text:style-name="T190">शवसः । विदा कामस्य वेनतः॥ </text:span><text:span text:style-name="T97">O Maruts</text:span><text:span text:style-name="T93">, [you </text:span><text:span text:style-name="T94">have</text:span><text:span text:style-name="T93">] </text:span><text:span text:style-name="T132">satya</text:span><text:span text:style-name="T145">-</text:span><text:span text:style-name="T148">strength</text:span></text:p>
      <text:p text:style-name="P5"><text:span text:style-name="T183">1:86:9<text:tab/></text:span><text:span text:style-name="T190">यूयं त</text:span><text:span text:style-name="T1">त्सत्य</text:span><text:span text:style-name="T190">शवस आविष्कर्त महित्वना । विध्यता विद्युता रक्षः॥ </text:span><text:span text:style-name="T97">O Maruts</text:span><text:span text:style-name="T93">, [you </text:span><text:span text:style-name="T94">have</text:span><text:span text:style-name="T93">] </text:span><text:span text:style-name="T132">satya</text:span><text:span text:style-name="T145">-</text:span><text:span text:style-name="T148">strength</text:span></text:p>
      <text:p text:style-name="P5"><text:span text:style-name="T183">1:87:4<text:tab/></text:span><text:span text:style-name="T190">स हि स्वसृत्पृषदश्वो युवा गणोऽया ईशानस्तविषीभिरावृतः । असि </text:span><text:span text:style-name="T1">सत्य</text:span><text:span text:style-name="T190"> ऋणयावानेद्योऽस्या धियः प्राविताथा वृषा गणः॥ </text:span><text:span text:style-name="T97">O Maruts</text:span><text:span text:style-name="T93">, [you are] </text:span><text:span text:style-name="T132">satya</text:span></text:p>
      <text:p text:style-name="P6"><text:span text:style-name="T183">1:98:3<text:tab/></text:span><text:span text:style-name="T190">वैश्वानर तव त</text:span><text:span text:style-name="T1">त्सत्य</text:span><text:span text:style-name="T190">मस्त्वस्मान्रायो मघवानः सचन्ताम् । तन्नो मित्रो वरुणो मामहन्तामदितिः सिन्धुः पृथिवी उत द्यौः॥ </text:span><text:span text:style-name="T93">Agni, </text:span><text:span text:style-name="T98">may</text:span><text:span text:style-name="T95"> </text:span><text:span text:style-name="T98">that</text:span><text:span text:style-name="T95"> [ritual action] </text:span><text:span text:style-name="T98">of yours be</text:span><text:span text:style-name="T93"> </text:span><text:span text:style-name="T132">satya</text:span></text:p>
      <text:p text:style-name="P7"><text:span text:style-name="T183">1:101:8<text:tab/></text:span><text:span text:style-name="T190">यद्वा मरुत्वः परमे सधस्थे यद्वावमे वृजने मादयासे । अत आ याह्यध्वरं नो अच्छा त्वाया हविश्चकृमा </text:span><text:span text:style-name="T1">सत्य</text:span><text:span text:style-name="T190">राधः॥ </text:span><text:span text:style-name="T93">Indra, [you </text:span><text:span text:style-name="T94">have</text:span><text:span text:style-name="T93">] </text:span><text:span text:style-name="T132">satya</text:span><text:span text:style-name="T145">-</text:span><text:span text:style-name="T149">wealth</text:span></text:p>
      <text:p text:style-name="P7"><text:span text:style-name="T183">1:103:6<text:tab/></text:span><text:span text:style-name="T190">भूरिकर्मणे वृषभाय वृष्णे </text:span><text:span text:style-name="T1">सत्य</text:span><text:span text:style-name="T190">शुष्माय सुनवाम सोमम् । य आदृत्या परिपन्थीव शूरोऽयज्वनो विभजन्नेति वेदः॥ </text:span><text:span text:style-name="T93">Indra, [you </text:span><text:span text:style-name="T94">have</text:span><text:span text:style-name="T93">] </text:span><text:span text:style-name="T132">satya</text:span><text:span text:style-name="T145">-</text:span><text:span text:style-name="T146">power</text:span></text:p>
      <text:p text:style-name="P8"><text:span text:style-name="T183">1:108:6<text:tab/></text:span><text:span text:style-name="T190">यदब्रवं प्रथमं वां वृणानोऽयं सोमो असुरैर्नो विहव्यः । तां </text:span><text:span text:style-name="T1">सत्यां</text:span><text:span text:style-name="T190"> श्रद्धामभ्या हि यातमथा सोमस्य पिबतं सुतस्य॥</text:span><text:span text:style-name="T93">?? Indra </text:span><text:span text:style-name="T99">&amp; Agni</text:span><text:span text:style-name="T93">, </text:span><text:span text:style-name="T99">accept</text:span><text:span text:style-name="T93"> … </text:span><text:span text:style-name="T99">these</text:span><text:span text:style-name="T93"> </text:span><text:span text:style-name="T132">satyā</text:span><text:span text:style-name="T133">m</text:span><text:span text:style-name="T145"> </text:span><text:span text:style-name="T150">faithful [hymns] ??</text:span></text:p>
      <text:p text:style-name="P9"><text:soft-page-break/><text:span text:style-name="T183">1:127:8<text:tab/></text:span><text:span text:style-name="T190">विश्वासां त्वा विशां पतिं हवामहे सर्वासां समानं दम्पतिं भुजे </text:span><text:span text:style-name="T1">सत्य</text:span><text:span text:style-name="T190">गिर्वाहसं भुजे । अतिथिं मानुषाणां पितुर्न यस्यासया।अमी च विश्वे अमृतास आ वयो हव्या देवेष्वा वयः॥</text:span><text:span text:style-name="T99">Agni</text:span><text:span text:style-name="T93">, </text:span><text:span text:style-name="T100">bearer of</text:span><text:span text:style-name="T93"> </text:span><text:span text:style-name="T132">saty</text:span><text:span text:style-name="T134">a</text:span><text:span text:style-name="T145"> </text:span><text:span text:style-name="T150">hymns</text:span></text:p>
      <text:p text:style-name="P9"><text:span text:style-name="T183">1:129:7<text:tab/></text:span><text:span text:style-name="T190">वनेम तद्धोत्रया चितन्त्या वनेम रयिं रयिवः सुवीर्यं रण्वं सन्तं सुवीर्यम् । दुर्मन्मानं सुमन्तुभिरेमिषा पृचीमहि।आ </text:span><text:span text:style-name="T1">सत्या</text:span><text:span text:style-name="T190">भिरिन्द्रं द्युम्नहूतिभिर्यजत्रं द्युम्नहूतिभिः॥</text:span><text:span text:style-name="T100">… with</text:span><text:span text:style-name="T93"> </text:span><text:span text:style-name="T132">saty</text:span><text:span text:style-name="T134">a</text:span><text:span text:style-name="T145"> </text:span><text:span text:style-name="T151">invocations</text:span></text:p>
      <text:p text:style-name="P10"><text:span text:style-name="T183">1:145:5<text:tab/></text:span><text:span text:style-name="T190">स ईं मृगो अप्यो वनर्गुरुप त्वच्युपमस्यां नि धायि । व्यब्रवीद्वयुना मर्त्येभ्योऽग्निर्विद्वाँ ऋतचिद्धि </text:span><text:span text:style-name="T1">सत्यः</text:span><text:span text:style-name="T190">॥ </text:span><text:span text:style-name="T93">Agni, [you are] </text:span><text:span text:style-name="T132">satya</text:span></text:p>
      <text:p text:style-name="P10"><text:span text:style-name="T183">1:152:2<text:tab/></text:span><text:span text:style-name="T190">एतच्चन त्वो वि चिकेतदेषां </text:span><text:span text:style-name="T1">सत्यो</text:span><text:span text:style-name="T190"> मन्त्रः कविशस्त ऋघावान् । त्रिरश्रिं हन्ति चतुरश्रिरुग्रो देवनिदो ह प्रथमा अजूर्यन्॥ </text:span><text:span text:style-name="T132">saty</text:span><text:span text:style-name="T134">a</text:span><text:span text:style-name="T145"> </text:span><text:span text:style-name="T152">mantra</text:span></text:p>
      <text:p text:style-name="P95"><text:span text:style-name="T216">1:</text:span><text:span text:style-name="T217">159</text:span><text:span text:style-name="T216">:</text:span><text:span text:style-name="T217">3</text:span><text:span text:style-name="T185"><text:tab/></text:span><text:span text:style-name="T194">ते सूनवः सु-अपसः सु-दंससः मही इति जज्ञुः मातरा पूर्व-चित्तये स्थातुः च </text:span><text:span text:style-name="T202">सत्यम्</text:span><text:span text:style-name="T194"> जगतः च धर्मण् इ पुत्रस्य पाथः पदम् अद्वयाविनः </text:span><text:span text:style-name="T129">[Heaven and Earth] keep the</text:span><text:span text:style-name="T93"> </text:span><text:span text:style-name="T132">saty</text:span><text:span text:style-name="T134">a</text:span><text:span text:style-name="T145"> </text:span><text:span text:style-name="T173">of everything that stands and everything that moves</text:span></text:p>
      <text:p text:style-name="P10"><text:span text:style-name="T183">1:167:7<text:tab/></text:span><text:span text:style-name="T190">प्र तं विवक्मि वक्म्यो य एषां मरुतां महिमा </text:span><text:span text:style-name="T1">सत्यो</text:span><text:span text:style-name="T190"> अस्ति । सचा यदीं वृषमणा अहंयुः स्थिरा चिज्जनीर्वहते सुभागाः॥ </text:span><text:span text:style-name="T132">saty</text:span><text:span text:style-name="T134">a</text:span><text:span text:style-name="T145"> </text:span><text:span text:style-name="T153">fame</text:span></text:p>
      <text:p text:style-name="P10"><text:span text:style-name="T183">1:174:1<text:tab/></text:span><text:span text:style-name="T190">त्वं राजेन्द्र ये च देवा रक्षा नॄन्पाह्यसुर त्वमस्मान् । त्वं सत्पतिर्मघवा नस्तरुत्रस्त्वं </text:span><text:span text:style-name="T1">सत्यो</text:span><text:span text:style-name="T190"> वसवानः सहोदाः॥ </text:span><text:span text:style-name="T93">Indra, </text:span><text:span text:style-name="T101">[</text:span><text:span text:style-name="T93">you </text:span><text:span text:style-name="T101">are</text:span><text:span text:style-name="T93">] </text:span><text:span text:style-name="T132">satya</text:span></text:p>
      <text:p text:style-name="P11"><text:span text:style-name="T183">1:179:6<text:tab/></text:span><text:span text:style-name="T190">अगस्त्यः खनमानः खनित्रैः प्रजामपत्यं बलमिच्छमानः । उभौ वर्णावृषिरुग्रः पुपोष </text:span><text:span text:style-name="T1">सत्या</text:span><text:span text:style-name="T190"> देवेष्वाशिषो जगाम॥ </text:span><text:span text:style-name="T132">saty</text:span><text:span text:style-name="T134">a</text:span><text:span text:style-name="T145"> </text:span><text:span text:style-name="T153">blessings</text:span></text:p>
      <text:p text:style-name="P11"><text:span text:style-name="T183">1:180:7<text:tab/></text:span><text:span text:style-name="T190">वयं चिद्धि वां जरितारः </text:span><text:span text:style-name="T1">सत्या</text:span><text:span text:style-name="T190"> विपन्यामहे वि पणिर्हितावान् । अधा चिद्धि ष्माश्विनावनिन्द्या पाथो हि ष्मा वृषणावन्तिदेवम्॥ </text:span><text:span text:style-name="T102">O Ashvins</text:span><text:span text:style-name="T93">, </text:span><text:span text:style-name="T101">[</text:span><text:span text:style-name="T93">you </text:span><text:span text:style-name="T101">are</text:span><text:span text:style-name="T93">] </text:span><text:span text:style-name="T132">satya</text:span></text:p>
      <text:p text:style-name="P11"><text:span text:style-name="T183">1:185:11<text:tab/></text:span><text:span text:style-name="T190">इदं द्यावापृथिवी </text:span><text:span text:style-name="T1">सत्य</text:span><text:span text:style-name="T190">मस्तु पितर्मातर्यदिहोपब्रुवे वाम् । भूतं देवानामवमे अवोभिर्विद्यामेषं वृजनं जीरदानुम्॥ </text:span><text:span text:style-name="T98">may</text:span><text:span text:style-name="T95"> </text:span><text:span text:style-name="T102">what I say</text:span><text:span text:style-name="T98"> be</text:span><text:span text:style-name="T93"> </text:span><text:span text:style-name="T132">satya</text:span></text:p>
      <text:p text:style-name="P12"><text:span text:style-name="T183">2:12:15<text:tab/></text:span><text:span text:style-name="T190">यः सुन्वते पचते दुध्र आ चिद्वाजं दर्दर्षि स किलासि </text:span><text:span text:style-name="T1">सत्यः </text:span><text:span text:style-name="T190">। वयं त इन्द्र विश्वह प्रियासः सुवीरासो विदथमा वदेम॥ </text:span><text:span text:style-name="T93">Indra, you </text:span><text:span text:style-name="T101">are</text:span><text:span text:style-name="T93"> </text:span><text:span text:style-name="T132">satya</text:span></text:p>
      <text:p text:style-name="P12"><text:span text:style-name="T183">2:15:1<text:tab/></text:span><text:span text:style-name="T190">प्र घा न्वस्य महतो महानि </text:span><text:span text:style-name="T1">सत्या</text:span><text:span text:style-name="T190"> </text:span><text:span text:style-name="T1">सत्य</text:span><text:span text:style-name="T190">स्य करणानि वोचम् । त्रिकद्रुकेष्वपिबत्सुतस्यास्य मदे अहिमिन्द्रो जघान॥ </text:span><text:span text:style-name="T93">Indra, </text:span><text:span text:style-name="T103">the</text:span><text:span text:style-name="T93"> </text:span><text:span text:style-name="T132">satya</text:span><text:span text:style-name="T145">, </text:span><text:span text:style-name="T154">your actions are </text:span><text:span text:style-name="T135">satya</text:span></text:p>
      <text:p text:style-name="P12"><text:span text:style-name="T183">2:22:1<text:tab/></text:span><text:span text:style-name="T190">त्रिकद्रुकेषु महिषो यवाशिरं तुविशुष्मस्तृपत्सोममपिबद्विष्णुना सुतं यथावशत् । स ईं ममाद महि कर्म कर्तवे महामुरुं सैनं सश्चद्देवो देवं </text:span><text:span text:style-name="T1">सत्य</text:span><text:span text:style-name="T190">मिन्द्रं </text:span><text:span text:style-name="T1">सत्य</text:span><text:span text:style-name="T190"> इन्दुः॥ </text:span><text:span text:style-name="T103">May Soma</text:span><text:span text:style-name="T93">, </text:span><text:span text:style-name="T103">the</text:span><text:span text:style-name="T93"> </text:span><text:span text:style-name="T132">satya</text:span><text:span text:style-name="T145">, </text:span><text:span text:style-name="T154">fulfill Indra the </text:span><text:span text:style-name="T135">satya</text:span></text:p>
      <text:p text:style-name="P12"><text:span text:style-name="T183">2:22:2<text:tab/></text:span><text:span text:style-name="T190">अध त्विषीमाँ अभ्योजसा क्रिविं युधाभवदा रोदसी अपृणदस्य मज्मना प्र वावृधे । अधत्तान्यं जठरे प्रेमरिच्यत सैनं सश्चद्देवो देवं </text:span><text:span text:style-name="T1">सत्य</text:span><text:span text:style-name="T190">मिन्द्रं </text:span><text:span text:style-name="T1">सत्य</text:span><text:span text:style-name="T190"> इन्दुः॥ </text:span><text:span text:style-name="T103">May Soma</text:span><text:span text:style-name="T93">, </text:span><text:span text:style-name="T103">the</text:span><text:span text:style-name="T93"> </text:span><text:span text:style-name="T132">satya</text:span><text:span text:style-name="T145">, </text:span><text:span text:style-name="T154">fulfill Indra the </text:span><text:span text:style-name="T135">satya</text:span></text:p>
      <text:p text:style-name="P12"><text:span text:style-name="T183">2:22:3<text:tab/></text:span><text:span text:style-name="T190">साकं जातः क्रतुना साकमोजसा ववक्षिथ साकं वृद्धो वीर्यैः सासहिर्मृधो विचर्षणिः । दाता राधः स्तुवते काम्यं वसु सैनं सश्चद्देवो देवं </text:span><text:span text:style-name="T1">सत्य</text:span><text:span text:style-name="T190">मिन्द्रं </text:span><text:span text:style-name="T1">सत्य</text:span><text:span text:style-name="T190"> इन्दुः॥ </text:span><text:span text:style-name="T103">May Soma</text:span><text:span text:style-name="T93">, </text:span><text:span text:style-name="T103">the</text:span><text:span text:style-name="T93"> </text:span><text:span text:style-name="T132">satya</text:span><text:span text:style-name="T145">, </text:span><text:span text:style-name="T154">fulfill Indra the </text:span><text:span text:style-name="T135">satya</text:span></text:p>
      <text:p text:style-name="P12"><text:span text:style-name="T183">2:23:11<text:tab/></text:span><text:span text:style-name="T190">अनानुदो वृषभो जग्मिराहवं निष्टप्ता शत्रुं पृतनासु सासहिः । असि </text:span><text:span text:style-name="T1">सत्य</text:span><text:span text:style-name="T190"> ऋणया ब्रह्मणस्पत उग्रस्य चिद्दमिता वीळुहर्षिणः॥ </text:span><text:span text:style-name="T103">Brahmanaspati</text:span><text:span text:style-name="T93">, [you are] </text:span><text:span text:style-name="T132">satya</text:span></text:p>
      <text:p text:style-name="P96"><text:span text:style-name="T216">2:24:1</text:span><text:span text:style-name="T217">2</text:span><text:span text:style-name="T185"><text:tab/></text:span><text:span text:style-name="T194">विश्वम् </text:span><text:span text:style-name="T202">सत्यम्</text:span><text:span text:style-name="T194"> मघ-वाना युवोः इत् आपः चन प्र मिनन्ति व्रतम् वाम् अच्छ इन्द्राब्रह्मणस्पती इति हविः नः अन्नम् युजाइव वाजिना जिगातम् <text:s/></text:span><text:span text:style-name="T130">[</text:span><text:span text:style-name="T103">Brahmanaspati</text:span><text:span text:style-name="T130">]</text:span><text:span text:style-name="T93">, </text:span><text:span text:style-name="T130">of you … everything </text:span><text:span text:style-name="T132">satya</text:span></text:p>
      <text:p text:style-name="P13"><text:span text:style-name="T183">2:24:14<text:tab/></text:span><text:span text:style-name="T190">ब्रह्मणस्पतेरभवद्यथावशं </text:span><text:span text:style-name="T1">सत्यो</text:span><text:span text:style-name="T190"> मन्युर्महि कर्मा करिष्यतः । यो गा उदाजत्स दिवे वि चाभजन्महीव रीतिः शवसासरत्पृथक्॥ </text:span><text:span text:style-name="T98">may</text:span><text:span text:style-name="T95"> </text:span><text:span text:style-name="T104">the anger of </text:span><text:span text:style-name="T103">Brahmanaspati </text:span><text:span text:style-name="T104">become</text:span><text:span text:style-name="T93"> </text:span><text:span text:style-name="T132">satya</text:span></text:p>
      <text:p text:style-name="P14"><text:span text:style-name="T183">3:4:10<text:tab/></text:span><text:span text:style-name="T190">वनस्पतेऽव सृजोप देवानग्निर्हविः शमिता सूदयाति । सेदु होता </text:span><text:span text:style-name="T1">सत्य</text:span><text:span text:style-name="T190">तरो यजाति यथा देवानां जनिमानि वेद॥ </text:span><text:span text:style-name="T93">Agni, [you are] </text:span><text:span text:style-name="T105">more</text:span><text:span text:style-name="T93"> </text:span><text:span text:style-name="T132">satya</text:span></text:p>
      <text:p text:style-name="P93"/>
      <text:p text:style-name="P97"><text:soft-page-break/><text:span text:style-name="T216">3:</text:span><text:span text:style-name="T217">6</text:span><text:span text:style-name="T216">:1</text:span><text:span text:style-name="T217">0</text:span><text:span text:style-name="T183"><text:tab/></text:span><text:span text:style-name="T192">सः होता यस्य रोदसी इति चित् उर्वी इति यज्ञम्-यज्ञम् अभि वृधे गृणीतः प्राची इति अद्ह्वराइव तस्थतुः सुमेके इतिसु-मेके ऋतवरी इत्य् ऋत-वरी ऋत-जातस्य </text:span><text:span text:style-name="T200">सत्ये</text:span><text:span text:style-name="T192"> इति </text:span><text:span text:style-name="T93">Agni, [you are] </text:span><text:span text:style-name="T132">satya</text:span></text:p>
      <text:p text:style-name="P14"><text:span text:style-name="T183">3:14:1<text:tab/></text:span><text:span text:style-name="T190">आ होता मन्द्रो विदथान्यस्था</text:span><text:span text:style-name="T1">त्सत्यो</text:span><text:span text:style-name="T190"> यज्वा कवितमः स वेधाः । विद्युद्रथः सहसस्पुत्रो अग्निः शोचिष्केशः पृथिव्यां पाजो अश्रेत्॥</text:span><text:span text:style-name="T93">Agni, [you are] </text:span><text:span text:style-name="T132">satya</text:span></text:p>
      <text:p text:style-name="P14"><text:span text:style-name="T183">3:14:6<text:tab/></text:span><text:span text:style-name="T190">त्वद्धि पुत्र सहसो वि पूर्वीर्देवस्य यन्त्यूतयो वि वाजाः । त्वं देहि सहस्रिणं रयिं नोऽद्रोघेण वचसा </text:span><text:span text:style-name="T1">सत्य</text:span><text:span text:style-name="T190">मग्ने॥ </text:span><text:span text:style-name="T93">Agni, … </text:span><text:span text:style-name="T105">give us</text:span><text:span text:style-name="T93"> </text:span><text:span text:style-name="T132">satya</text:span><text:span text:style-name="T136"> </text:span><text:span text:style-name="T155">wealth</text:span></text:p>
      <text:p text:style-name="P14"><text:span text:style-name="T183">3:26:9<text:tab/></text:span><text:span text:style-name="T190">शतधारमुत्समक्षीयमाणं विपश्चितं पितरं वक्त्वानाम् । मेळिं मदन्तं पित्रोरुपस्थे तं रोदसी पिपृतं </text:span><text:span text:style-name="T1">सत्य</text:span><text:span text:style-name="T190">वाचम्॥ </text:span><text:span text:style-name="T93">… </text:span><text:span text:style-name="T105">the speaker of</text:span><text:span text:style-name="T93"> </text:span><text:span text:style-name="T132">satya</text:span></text:p>
      <text:p text:style-name="P98"><text:span text:style-name="T216">3:30:</text:span><text:span text:style-name="T217">6</text:span><text:span text:style-name="T185"><text:tab/></text:span><text:span text:style-name="T194">प्र सु ते इन्द्र प्र-वता हरि-ब्ह्याम् प्र ते वज्रः प्र-मृणन् एतु शत्रून् जहि प्रतीचः अनूचः पराचः विश्वम् </text:span><text:span text:style-name="T202">सत्यम् </text:span><text:span text:style-name="T194">कृणुहि विष्टम् अस्तु </text:span><text:span text:style-name="T131">Agni … make everything</text:span><text:span text:style-name="T93"> </text:span><text:span text:style-name="T132">satya</text:span><text:span text:style-name="T144">m</text:span><text:span text:style-name="T132">, </text:span><text:span text:style-name="T175">let</text:span><text:span text:style-name="T180"> it </text:span><text:span text:style-name="T181">be </text:span><text:span text:style-name="T180">filled with it</text:span><text:span text:style-name="T143">. </text:span><text:span text:style-name="T174">/or/ Agni … make the whole [world]</text:span><text:span text:style-name="T145"> </text:span><text:span text:style-name="T132">satya</text:span><text:span text:style-name="T143">m</text:span><text:span text:style-name="T132">, </text:span><text:span text:style-name="T175">let</text:span><text:span text:style-name="T180"> it </text:span><text:span text:style-name="T181">be </text:span><text:span text:style-name="T180">filled with it</text:span><text:span text:style-name="T143">.</text:span></text:p>
      <text:p text:style-name="P15"><text:span text:style-name="T183">3:30:21<text:tab/></text:span><text:span text:style-name="T190">आ नो गोत्रा दर्दृहि गोपते गाः समस्मभ्यं सनयो यन्तु वाजाः । दिवक्षा असि वृषभ </text:span><text:span text:style-name="T1">सत्य</text:span><text:span text:style-name="T190">शुष्मोऽस्मभ्यं सु मघवन्बोधि गोदाः॥ </text:span><text:span text:style-name="T93">Indra, [you </text:span><text:span text:style-name="T106">are the one with</text:span><text:span text:style-name="T93">] </text:span><text:span text:style-name="T132">satya</text:span><text:span text:style-name="T145">-</text:span><text:span text:style-name="T146">power</text:span></text:p>
      <text:p text:style-name="P83"><text:span text:style-name="T208">3:</text:span><text:span text:style-name="T210">32</text:span><text:span text:style-name="T208">:</text:span><text:span text:style-name="T210">9</text:span><text:span text:style-name="T186"><text:tab/></text:span><text:span text:style-name="T195">अद्रोघ </text:span><text:span text:style-name="T203">सत्यम्</text:span><text:span text:style-name="T195"> तव तत् महि-त्वम् सद्यः यत् जातः अपिबः ह सोमम् न द्यावः इन्द्र तवसः ते ओजः न अहा न मासाः शरदः वरन्त</text:span></text:p>
      <text:p text:style-name="P83"><text:span text:style-name="T210">3:39:5</text:span><text:span text:style-name="T186"><text:tab/></text:span><text:span text:style-name="T195">सखा ह यत्र सखि-भिः नव-ग्वइः अभि-ज्ञु आ सत्व-भिः गाः अनु-ग्मन् </text:span><text:span text:style-name="T203">सत्यम्</text:span><text:span text:style-name="T195"> तत् इन्द्रः दश-भिः दश-ग्वइः सूर्यम् विवेद तमसि क्षियन्तम्</text:span></text:p>
      <text:p text:style-name="P15"><text:span text:style-name="T183">3:54:3<text:tab/></text:span><text:span text:style-name="T190">युवोर्ऋतं रोदसी </text:span><text:span text:style-name="T1">सत्य</text:span><text:span text:style-name="T190">मस्तु महे षु णः सुविताय प्र भूतम् । इदं दिवे नमो अग्ने पृथिव्यै सपर्यामि प्रयसा यामि रत्नम्॥ </text:span><text:span text:style-name="T93">… </text:span><text:span text:style-name="T106">may your Ṛta be</text:span><text:span text:style-name="T93"> </text:span><text:span text:style-name="T132">satya</text:span></text:p>
      <text:p text:style-name="P16"><text:span text:style-name="T183">3:54:4<text:tab/></text:span><text:span text:style-name="T190">उतो हि वां पूर्व्या आविविद्र ऋतावरी रोदसी </text:span><text:span text:style-name="T1">सत्य</text:span><text:span text:style-name="T190">वाचः । नरश्चिद्वां समिथे शूरसातौ ववन्दिरे पृथिवि वेविदानाः॥ </text:span><text:span text:style-name="T93">… </text:span><text:span text:style-name="T105">speaker</text:span><text:span text:style-name="T107">s</text:span><text:span text:style-name="T105"> of</text:span><text:span text:style-name="T93"> </text:span><text:span text:style-name="T132">satya</text:span></text:p>
      <text:p text:style-name="P16"><text:span text:style-name="T183">4:1:7<text:tab/></text:span><text:span text:style-name="T190">त्रिरस्य ता परमा सन्ति </text:span><text:span text:style-name="T1">सत्या</text:span><text:span text:style-name="T190"> स्पार्हा देवस्य जनिमान्यग्नेः । अनन्ते अन्तः परिवीत आगाच्छुचिः शुक्रो अर्यो रोरुचानः॥</text:span><text:span text:style-name="T93"> … </text:span><text:span text:style-name="T107">these 3 excellent </text:span><text:span text:style-name="T132">satya</text:span><text:span text:style-name="T145"> </text:span><text:span text:style-name="T156">births ??</text:span></text:p>
      <text:p text:style-name="P16"><text:span text:style-name="T183">4:1:10<text:tab/></text:span><text:span text:style-name="T190">स तू नो अग्निर्नयतु प्रजानन्नच्छा रत्नं देवभक्तं यदस्य । धिया यद्विश्वे अमृता अकृण्वन्द्यौष्पिता जनिता </text:span><text:span text:style-name="T1">सत्य</text:span><text:span text:style-name="T190">मुक्षन्॥ </text:span><text:span text:style-name="T107">Father heaven,</text:span><text:span text:style-name="T93"> </text:span><text:span text:style-name="T107">progenitor of</text:span><text:span text:style-name="T93"> </text:span><text:span text:style-name="T132">satya</text:span></text:p>
      <text:p text:style-name="P16"><text:span text:style-name="T183">4:1:18<text:tab/></text:span><text:span text:style-name="T190">आदित्पश्चा बुबुधाना व्यख्यन्नादिद्रत्नं धारयन्त द्युभक्तम् । विश्वे विश्वासु दुर्यासु देवा मित्र धिये वरुण </text:span><text:span text:style-name="T1">सत्य</text:span><text:span text:style-name="T190">मस्तु॥ </text:span><text:span text:style-name="T93">… </text:span><text:span text:style-name="T108">Mitra/Varuna</text:span><text:span text:style-name="T93"> </text:span><text:span text:style-name="T108">m</text:span><text:span text:style-name="T107">ay the <text:s/></text:span><text:span text:style-name="T132">satya</text:span><text:span text:style-name="T137">m</text:span><text:span text:style-name="T145"> </text:span><text:span text:style-name="T156">[thing] be given to the hymn singer</text:span></text:p>
      <text:p text:style-name="P17"><text:span text:style-name="T183">4:3:1<text:tab/></text:span><text:span text:style-name="T190">आ वो राजानमध्वरस्य रुद्रं होतारं </text:span><text:span text:style-name="T1">सत्य</text:span><text:span text:style-name="T190">यजं रोदस्योः । अग्निं पुरा तनयित्नोरचित्ताद्धिरण्यरूपमवसे कृणुध्वम्॥ </text:span><text:span text:style-name="T108">Agni</text:span><text:span text:style-name="T93"> </text:span><text:span text:style-name="T107">the <text:s/></text:span><text:span text:style-name="T132">satya</text:span><text:span text:style-name="T137">m</text:span><text:span text:style-name="T145"> </text:span><text:span text:style-name="T157">worshiper of Heaven and Earth</text:span></text:p>
      <text:p text:style-name="P17"><text:span text:style-name="T183">4:4:14<text:tab/></text:span><text:span text:style-name="T190">त्वया वयं सधन्यस्त्वोतास्तव प्रणीत्यश्याम वाजान् । उभा शंसा सूदय </text:span><text:span text:style-name="T1">सत्य</text:span><text:span text:style-name="T190">तातेऽनुष्ठुया कृणुह्यह्रयाण॥ </text:span><text:span text:style-name="T108">[Agni]</text:span><text:span text:style-name="T93"> </text:span><text:span text:style-name="T105">the speaker of</text:span><text:span text:style-name="T93"> </text:span><text:span text:style-name="T132">satya</text:span></text:p>
      <text:p text:style-name="P18"><text:span text:style-name="T183">4:5:5<text:tab/></text:span><text:span text:style-name="T190">अभ्रातरो न योषणो व्यन्तः पतिरिपो न जनयो दुरेवाः । पापासः सन्तो अनृता अ</text:span><text:span text:style-name="T1">सत्या</text:span><text:span text:style-name="T190"> इदं पदमजनता गभीरम्॥ </text:span><text:span text:style-name="T93"><text:s/></text:span><text:span text:style-name="T107">the </text:span><text:span text:style-name="T109">an-ṛtaḥ, becoming a-</text:span><text:span text:style-name="T132">satya</text:span><text:span text:style-name="T138">ḥ</text:span><text:span text:style-name="T145">, </text:span><text:span text:style-name="T158">have make this place a pit (defiled, like a tomb/a trap) </text:span><text:span text:style-name="T159">those devoid of </text:span><text:span text:style-name="T158">ṛta </text:span><text:span text:style-name="T159">(the unruly), becoming devoid of </text:span><text:span text:style-name="T132">satya</text:span><text:span text:style-name="T138">ḥ</text:span><text:span text:style-name="T145">, </text:span><text:span text:style-name="T158">have make this place a pit (defiled, like a tomb/a trap) </text:span><text:span text:style-name="T159">[parallel in the verse to “</text:span><text:span text:style-name="T156">the </text:span><text:span text:style-name="T158">an-ṛtaḥ”: </text:span><text:span text:style-name="T159">the wandering (lost) sinners (pāpāsa</text:span><text:span text:style-name="T158">ḥ</text:span><text:span text:style-name="T159">)]</text:span></text:p>
      <text:p text:style-name="P56"><text:span text:style-name="T183">4:11:4<text:tab/></text:span><text:span text:style-name="T190">त्वद्वाजी वाजम्भरो विहाया अभिष्टिकृज्जायते </text:span><text:span text:style-name="T1">सत्य</text:span><text:span text:style-name="T190">शुष्मः । त्वद्रयिर्देवजूतो मयोभुस्त्वदाशुर्जूजुवाँ अग्ने अर्वा॥ </text:span><text:span text:style-name="T123">Agni</text:span><text:span text:style-name="T93"> [you </text:span><text:span text:style-name="T106">are the one with</text:span><text:span text:style-name="T93">] </text:span><text:span text:style-name="T132">satya</text:span><text:span text:style-name="T145">-</text:span><text:span text:style-name="T146">power</text:span></text:p>
      <text:p text:style-name="P19"><text:span text:style-name="T183">4:16:1<text:tab/></text:span><text:span text:style-name="T190">आ </text:span><text:span text:style-name="T1">सत्यो</text:span><text:span text:style-name="T190"> यातु मघवाँ ऋजीषी द्रवन्त्वस्य हरय उप नः।तस्मा इदन्धः सुषुमा सुदक्षमिहाभिपित्वं करते गृणानः॥ </text:span><text:span text:style-name="T110">Indra</text:span><text:span text:style-name="T93">, [you are] </text:span><text:span text:style-name="T132">satya</text:span></text:p>
      <text:p text:style-name="P19"><text:span text:style-name="T183">4:17:5<text:tab/></text:span><text:span text:style-name="T190">य एक इच्च्यावयति प्र भूमा राजा कृष्टीनां पुरुहूत इन्द्रः । </text:span><text:span text:style-name="T1">सत्य</text:span><text:span text:style-name="T190">मेनमनु विश्वे मदन्ति रातिं देवस्य गृणतो मघोनः॥ </text:span><text:span text:style-name="T110">Hymn singers please him</text:span><text:span text:style-name="T93"> </text:span><text:span text:style-name="T132">satya</text:span><text:span text:style-name="T139">m </text:span><text:span text:style-name="T160">(really ?)</text:span></text:p>
      <text:p text:style-name="P83"><text:soft-page-break/><text:span text:style-name="T208">4:17:</text:span><text:span text:style-name="T210">10</text:span><text:span text:style-name="T186"><text:tab/></text:span><text:span text:style-name="T195">अयम् शृण्वे अध जयन् उत ग्ह्नन् अयम् उत प्र कृणुते युधा गाः यदा </text:span><text:span text:style-name="T203">सत्यम्</text:span><text:span text:style-name="T195"> कृणुते मन्युम् इन्द्रः विश्वम् दृऌहम् भयते एजत् अस्मात्</text:span></text:p>
      <text:p text:style-name="P20"><text:span text:style-name="T183">4:17:20<text:tab/></text:span><text:span text:style-name="T190">एवा न इन्द्रो मघवा विरप्शी कर</text:span><text:span text:style-name="T1">त्सत्या</text:span><text:span text:style-name="T190"> चर्षणीधृदनर्वा । त्वं राजा जनुषां धेह्यस्मे अधि श्रवो माहिनं यज्जरित्रे॥ </text:span><text:span text:style-name="T111">May Indra perform</text:span><text:span text:style-name="T93"> </text:span><text:span text:style-name="T132">satyā</text:span><text:span text:style-name="T140">ni</text:span><text:span text:style-name="T139"> </text:span><text:span text:style-name="T161">[actions] for us</text:span></text:p>
      <text:p text:style-name="P20"><text:span text:style-name="T183">4:19:2<text:tab/></text:span><text:span text:style-name="T190">अवासृजन्त जिव्रयो न देवा भुवः सम्राळिन्द्र </text:span><text:span text:style-name="T1">सत्य</text:span><text:span text:style-name="T190">योनिः । अहन्नहिं परिशयानमर्णः प्र वर्तनीररदो विश्वधेनाः॥ </text:span><text:span text:style-name="T110">Indra</text:span><text:span text:style-name="T93">, [you are] </text:span><text:span text:style-name="T111">the abode of</text:span><text:span text:style-name="T93"> </text:span><text:span text:style-name="T132">satya</text:span></text:p>
      <text:p text:style-name="P20"><text:span text:style-name="T183">4:21:10<text:tab/></text:span><text:span text:style-name="T190">एवा वस्व इन्द्रः </text:span><text:span text:style-name="T1">सत्यः</text:span><text:span text:style-name="T190"> सम्राड्ढन्ता वृत्रं वरिवः पूरवे कः । पुरुष्टुत क्रत्वा नः शग्धि रायो भक्षीय तेऽवसो दैव्यस्य॥ </text:span><text:span text:style-name="T110">Indra</text:span><text:span text:style-name="T93">, [you are] </text:span><text:span text:style-name="T132">satya</text:span></text:p>
      <text:p text:style-name="P21"><text:span text:style-name="T183">4:22:6<text:tab/></text:span><text:span text:style-name="T190">ता तू ते </text:span><text:span text:style-name="T1">सत्या</text:span><text:span text:style-name="T190"> तुविनृम्ण विश्वा प्र धेनवः सिस्रते वृष्ण ऊध्नः । अधा ह त्वद्वृषमणो भियानाः प्र सिन्धवो जवसा चक्रमन्त॥ </text:span><text:span text:style-name="T110">Indra</text:span><text:span text:style-name="T93">, </text:span><text:span text:style-name="T112">all your </text:span><text:span text:style-name="T93">[</text:span><text:span text:style-name="T112">deeds have become</text:span><text:span text:style-name="T93">] </text:span><text:span text:style-name="T132">satya</text:span></text:p>
      <text:p text:style-name="P22"><text:span text:style-name="T183">4:24:2<text:tab/></text:span><text:span text:style-name="T190">स वृत्रहत्ये हव्यः स ईड्यः स सुष्टुत इन्द्रः </text:span><text:span text:style-name="T1">सत्य</text:span><text:span text:style-name="T190">राधाः । स यामन्ना मघवा मर्त्याय ब्रह्मण्यते सुष्वये वरिवो धात्॥</text:span><text:span text:style-name="T93">Indra, [you </text:span><text:span text:style-name="T94">have</text:span><text:span text:style-name="T93">] </text:span><text:span text:style-name="T132">satya</text:span><text:span text:style-name="T145">-</text:span><text:span text:style-name="T149">wealth</text:span></text:p>
      <text:p text:style-name="P83"><text:span text:style-name="T208">4:2</text:span><text:span text:style-name="T210">8</text:span><text:span text:style-name="T208">:</text:span><text:span text:style-name="T210">5</text:span><text:span text:style-name="T186"><text:tab/></text:span><text:span text:style-name="T195">एव </text:span><text:span text:style-name="T203">सत्यम्</text:span><text:span text:style-name="T195"> मघवाना युवम् तत् इन्द्रः च सोम ऊर्वम् अश्व्यम् गोः आ अदर्दृतम् अपि-हितानि अश्ना रिरिचथुः क्षाः चित् ततृदाना</text:span></text:p>
      <text:p text:style-name="P22"><text:span text:style-name="T183">4:29:1<text:tab/></text:span><text:span text:style-name="T190">आ नः स्तुत उप वाजेभिरूती इन्द्र याहि हरिभिर्मन्दसानः । तिरश्चिदर्यः सवना पुरूण्याङ्गूषेभिर्गृणानः </text:span><text:span text:style-name="T1">सत्य</text:span><text:span text:style-name="T190">राधाः॥ </text:span><text:span text:style-name="T93">Indra, [you </text:span><text:span text:style-name="T94">have</text:span><text:span text:style-name="T93">] </text:span><text:span text:style-name="T132">satya</text:span><text:span text:style-name="T145">-</text:span><text:span text:style-name="T149">wealth</text:span></text:p>
      <text:p text:style-name="P22"><text:span text:style-name="T183">4:31:2<text:tab/></text:span><text:span text:style-name="T190">कस्त्वा </text:span><text:span text:style-name="T1">सत्यो</text:span><text:span text:style-name="T190"> मदानां मंहिष्ठो मत्सदन्धसः । दृळ्हा चिदारुजे वसु॥ </text:span><text:span text:style-name="T93">Indra, [you </text:span><text:span text:style-name="T113">are</text:span><text:span text:style-name="T93">] </text:span><text:span text:style-name="T132">satya</text:span></text:p>
      <text:p text:style-name="P22"><text:span text:style-name="T183">4:33:6<text:tab/></text:span><text:span text:style-name="T1">सत्य</text:span><text:span text:style-name="T190">मूचुर्नर एवा हि चक्रुरनु स्वधामृभवो जग्मुरेताम् । विभ्राजमानाढ्त्श्चमसाँ अहेवावेनत्त्वष्टा चतुरो ददृश्वान्॥ </text:span><text:span text:style-name="T113">The Ṛbhus</text:span><text:span text:style-name="T93"> </text:span><text:span text:style-name="T113">speaking</text:span><text:span text:style-name="T93"> </text:span><text:span text:style-name="T132">satya</text:span></text:p>
      <text:p text:style-name="P23"><text:span text:style-name="T183">4:40:2<text:tab/></text:span><text:span text:style-name="T190">सत्वा भरिषो गविषो दुवन्यसच्छ्रवस्यादिष उषसस्तुरण्यसत् । </text:span><text:span text:style-name="T1">सत्यो</text:span><text:span text:style-name="T190"> द्रवो द्रवरः पतंगरो दधिक्रावेषमूर्जं स्वर्जनत्॥ </text:span><text:span text:style-name="T114">Dadhikr</text:span><text:span text:style-name="T159">ā</text:span><text:span text:style-name="T93">, [you </text:span><text:span text:style-name="T113">are</text:span><text:span text:style-name="T93">] </text:span><text:span text:style-name="T132">satya</text:span></text:p>
      <text:p text:style-name="P24"><text:span text:style-name="T183">4:51:7<text:tab/></text:span><text:span text:style-name="T190">ता घा ता भद्रा उषसः पुरासुरभिष्टिद्युम्ना ऋतजात</text:span><text:span text:style-name="T1">सत्याः </text:span><text:span text:style-name="T190">। यास्वीजानः शशमान उक्थैः स्तुवञ्छंसन्द्रविणं सद्य आप॥ </text:span><text:span text:style-name="T74">Ushas</text:span><text:span text:style-name="T75">, [you are] </text:span><text:span text:style-name="T2">satya </text:span><text:span text:style-name="T19">born of ṛta</text:span><text:span text:style-name="T92"> </text:span></text:p>
      <text:p text:style-name="P24"><text:span text:style-name="T183">4:54:4<text:tab/></text:span><text:span text:style-name="T190">न प्रमिये सवितुर्दैव्यस्य तद्यथा विश्वं भुवनं धारयिष्यति । यत्पृथिव्या वरिमन्ना स्वङ्गुरिर्वर्ष्मन्दिवः सुवति </text:span><text:span text:style-name="T1">सत्य</text:span><text:span text:style-name="T190">मस्य तत्॥ </text:span><text:span text:style-name="T162">That deed</text:span><text:span text:style-name="T93">, </text:span><text:span text:style-name="T115">of </text:span><text:span text:style-name="T93">[</text:span><text:span text:style-name="T115">Sabit</text:span><text:span text:style-name="T159">ā</text:span><text:span text:style-name="T93">] </text:span><text:span text:style-name="T115">is</text:span><text:span text:style-name="T93"> </text:span><text:span text:style-name="T132">satya</text:span></text:p>
      <text:p text:style-name="P25"><text:span text:style-name="T183">5:23:2<text:tab/></text:span><text:span text:style-name="T190">तमग्ने पृतनाषहं रयिं सहस्व आ भर । त्वं हि </text:span><text:span text:style-name="T1">सत्यो</text:span><text:span text:style-name="T190"> अद्भुतो दाता वाजस्य गोमतः॥</text:span><text:span text:style-name="T116">Agni,</text:span><text:span text:style-name="T93"> [you </text:span><text:span text:style-name="T113">are</text:span><text:span text:style-name="T93">] </text:span><text:span text:style-name="T132">satya</text:span></text:p>
      <text:p text:style-name="P25"><text:span text:style-name="T183">5:25:2<text:tab/></text:span><text:span text:style-name="T190">स हि </text:span><text:span text:style-name="T1">सत्यो</text:span><text:span text:style-name="T190"> यं पूर्वे चिद्देवासश्चिद्यमीधिरे।होतारं मन्द्रजिह्वमित्सुदीतिभिर्विभावसुम्॥ </text:span><text:span text:style-name="T116">Agni,</text:span><text:span text:style-name="T93"> you </text:span><text:span text:style-name="T113">are</text:span><text:span text:style-name="T93"> </text:span><text:span text:style-name="T132">satya</text:span></text:p>
      <text:p text:style-name="P25"><text:span text:style-name="T183">5:40:7<text:tab/></text:span><text:span text:style-name="T190">मा मामिमं तव सन्तमत्र इरस्या द्रुग्धो भियसा नि गारीत् । त्वं मित्रो असि </text:span><text:span text:style-name="T1">सत्य</text:span><text:span text:style-name="T190">राधास्तौ मेहावतं वरुणश्च राजा॥ </text:span><text:span text:style-name="T116">Atri and Varuna</text:span><text:span text:style-name="T93">, [you </text:span><text:span text:style-name="T94">have</text:span><text:span text:style-name="T93">] </text:span><text:span text:style-name="T132">satya</text:span><text:span text:style-name="T145">-</text:span><text:span text:style-name="T149">wealth</text:span></text:p>
      <text:p text:style-name="P26"><text:span text:style-name="T183">5:45:7<text:tab/></text:span><text:span text:style-name="T190">अनूनोदत्र हस्तयतो अद्रिरार्चन्येन दश मासो नवग्वाः । ऋतं यती सरमा गा अविन्दद्विश्वानि </text:span><text:span text:style-name="T1">सत्या</text:span><text:span text:style-name="T190">ङ्गिराश्चकार॥ </text:span><text:span text:style-name="T93">A</text:span><text:span text:style-name="T117">ngiras</text:span><text:span text:style-name="T93">, </text:span><text:span text:style-name="T95">ma</text:span><text:span text:style-name="T117">d</text:span><text:span text:style-name="T95">e all [ritual] actions</text:span><text:span text:style-name="T93"> </text:span><text:span text:style-name="T132">satya</text:span></text:p>
      <text:p text:style-name="P26"><text:span text:style-name="T183">5:51:2<text:tab/></text:span><text:span text:style-name="T190">ऋतधीतय आ गत </text:span><text:span text:style-name="T1">सत्य</text:span><text:span text:style-name="T190">धर्माणो अध्वरम् । अग्नेः पिबत जिह्वया॥ </text:span><text:span text:style-name="T117">O holders of ṛta,</text:span><text:span text:style-name="T93"> [you are] </text:span><text:span text:style-name="T132">satya</text:span><text:span text:style-name="T145">-dharma</text:span></text:p>
      <text:p text:style-name="P26"><text:span text:style-name="T183">5:52:8<text:tab/></text:span><text:span text:style-name="T190">शर्धो मारुतमुच्छंस </text:span><text:span text:style-name="T1">सत्य</text:span><text:span text:style-name="T190">शवसमृभ्वसम् । उत स्म ते शुभे नरः प्र स्यन्द्रा युजत त्मना॥ </text:span><text:span text:style-name="T97">O Maruts</text:span><text:span text:style-name="T93">, [you </text:span><text:span text:style-name="T94">have</text:span><text:span text:style-name="T93">] </text:span><text:span text:style-name="T132">satya</text:span><text:span text:style-name="T145">-</text:span><text:span text:style-name="T148">strength</text:span></text:p>
      <text:p text:style-name="P27"><text:span text:style-name="T183">5:57:8<text:tab/></text:span><text:span text:style-name="T190">हये नरो मरुतो मृळता नस्तुवीमघासो अमृता ऋतज्ञाः । </text:span><text:span text:style-name="T1">सत्य</text:span><text:span text:style-name="T190">श्रुतः कवयो युवानो बृहद्गिरयो बृहदुक्षमाणाः॥ </text:span><text:span text:style-name="T97">O Maruts</text:span><text:span text:style-name="T93">, [you </text:span><text:span text:style-name="T118">are</text:span><text:span text:style-name="T93">] </text:span><text:span text:style-name="T132">satya</text:span><text:span text:style-name="T145">-</text:span><text:span text:style-name="T163">famous</text:span></text:p>
      <text:p text:style-name="P27"><text:span text:style-name="T183">5:58:8<text:tab/></text:span><text:span text:style-name="T190">हये नरो मरुतो मृळता नस्तुवीमघासो अमृता ऋतज्ञाः । </text:span><text:span text:style-name="T1">सत्य</text:span><text:span text:style-name="T190">श्रुतः कवयो युवानो बृहद्गिरयो बृहदुक्षमाणाः॥ </text:span><text:span text:style-name="T97">O Maruts</text:span><text:span text:style-name="T93">, [you </text:span><text:span text:style-name="T118">are</text:span><text:span text:style-name="T93">] </text:span><text:span text:style-name="T132">satya</text:span><text:span text:style-name="T145">-</text:span><text:span text:style-name="T163">famous</text:span></text:p>
      <text:p text:style-name="P27"><text:span text:style-name="T183">5:63:1<text:tab/></text:span><text:span text:style-name="T190">ऋतस्य गोपावधि तिष्ठथो रथं </text:span><text:span text:style-name="T1">सत्य</text:span><text:span text:style-name="T190">धर्माणा परमे व्योमनि । यमत्र मित्रावरुणावथो युवं तस्मै वृष्टिर्मधुमत्पिन्वते दिवः॥ </text:span><text:span text:style-name="T117">O </text:span><text:span text:style-name="T118">Mitra and Varuna</text:span><text:span text:style-name="T117">,</text:span><text:span text:style-name="T93"> [you are] </text:span><text:span text:style-name="T132">satya</text:span><text:span text:style-name="T145">-dharma</text:span></text:p>
      <text:p text:style-name="P28"><text:soft-page-break/><text:span text:style-name="T183">5:67:4<text:tab/></text:span><text:span text:style-name="T190">ते हि </text:span><text:span text:style-name="T1">सत्या</text:span><text:span text:style-name="T190"> ऋतस्पृश ऋतावानो जनेजने । सुनीथासः सुदानवोंऽहोश्चिदुरुचक्रयः॥ </text:span><text:span text:style-name="T117">O </text:span><text:span text:style-name="T118">Mitra, Varuna</text:span><text:span text:style-name="T117"> </text:span><text:span text:style-name="T118">and Aryaman, </text:span><text:span text:style-name="T117">ṛta-</text:span><text:span text:style-name="T119">vān,</text:span><text:span text:style-name="T93"> [you are] </text:span><text:span text:style-name="T132">satya</text:span></text:p>
      <text:p text:style-name="P29"><text:span text:style-name="T183">5:73:9<text:tab/></text:span><text:span text:style-name="T1">सत्य</text:span><text:span text:style-name="T190">मिद्वा उ अश्विना युवामाहुर्मयोभुवा । ता यामन्यामहूतमा यामन्ना मृळयत्तमा॥ </text:span><text:span text:style-name="T75">Ind</text:span><text:span text:style-name="T76">eed [= </text:span><text:span text:style-name="T2">satya</text:span><text:span text:style-name="T4">m </text:span><text:span text:style-name="T5">it</text:span><text:span text:style-name="T20">]</text:span><text:span text:style-name="T190"> </text:span></text:p>
      <text:p text:style-name="P30"><text:span text:style-name="T183">5:79:1<text:tab/></text:span><text:span text:style-name="T190">महे नो अद्य बोधयोषो राये दिवित्मती । यथा चिन्नो अबोधयः </text:span><text:span text:style-name="T1">सत्य</text:span><text:span text:style-name="T190">श्रवसि वाय्ये सुजाते अश्वसूनृते॥ </text:span><text:span text:style-name="T132">satya</text:span><text:span text:style-name="T145">-</text:span><text:span text:style-name="T148">s</text:span><text:span text:style-name="T164">hravā [proper name ?]</text:span></text:p>
      <text:p text:style-name="P30"><text:span text:style-name="T183">5:79:2<text:tab/></text:span><text:span text:style-name="T190">या सुनीथे शौचद्रथे व्यौच्छो दुहितर्दिवः । सा व्युच्छ सहीयसि </text:span><text:span text:style-name="T1">सत्य</text:span><text:span text:style-name="T190">श्रवसि वाय्ये सुजाते अश्वसूनृते॥ </text:span><text:span text:style-name="T132">satya</text:span><text:span text:style-name="T145">-</text:span><text:span text:style-name="T148">s</text:span><text:span text:style-name="T164">hravā [proper name ?]</text:span></text:p>
      <text:p text:style-name="P30"><text:span text:style-name="T183">5:79:3<text:tab/></text:span><text:span text:style-name="T190">सा नो अद्याभरद्वसुर्व्युच्छा दुहितर्दिवः । यो व्यौच्छः सहीयसि </text:span><text:span text:style-name="T1">सत्य</text:span><text:span text:style-name="T190">श्रवसि वाय्ये सुजाते अश्वसूनृते॥ </text:span><text:span text:style-name="T132">satya</text:span><text:span text:style-name="T145">-</text:span><text:span text:style-name="T148">s</text:span><text:span text:style-name="T164">hravā [proper name ?]</text:span></text:p>
      <text:p text:style-name="P31"><text:span text:style-name="T183">5:82:7<text:tab/></text:span><text:span text:style-name="T190">आ विश्वदेवं सत्पतिं सूक्तैरद्या वृणीमहे । </text:span><text:span text:style-name="T1">सत्य</text:span><text:span text:style-name="T190">सवं सवितारम्॥ </text:span><text:span text:style-name="T117">O </text:span><text:span text:style-name="T120">Sabit</text:span><text:span text:style-name="T164">ā</text:span><text:span text:style-name="T117">,</text:span><text:span text:style-name="T93"> [</text:span><text:span text:style-name="T120">giver of</text:span><text:span text:style-name="T93">] </text:span><text:span text:style-name="T132">satya</text:span><text:span text:style-name="T145">-</text:span><text:span text:style-name="T165">commandment</text:span></text:p>
      <text:p text:style-name="P32"><text:span text:style-name="T183">5:85:8<text:tab/></text:span><text:span text:style-name="T190">कितवासो यद्रिरिपुर्न दीवि यद्वा घा </text:span><text:span text:style-name="T1">सत्य</text:span><text:span text:style-name="T190">मुत यन्न विद्म । सर्वा ता वि ष्य शिथिरेव देवाधा ते स्याम वरुण प्रियासः॥ </text:span><text:span text:style-name="T132">satya</text:span><text:span text:style-name="T141">m</text:span><text:span text:style-name="T145">-</text:span><text:span text:style-name="T166">actions ??</text:span></text:p>
      <text:p text:style-name="P33"><text:span text:style-name="T183">6:16:46<text:tab/></text:span><text:span text:style-name="T190">वीती यो देवं मर्तो दुवस्येदग्निमीळीताध्वरे हविष्मान् । होतारं </text:span><text:span text:style-name="T1">सत्य</text:span><text:span text:style-name="T190">यजं रोदस्योरुत्तानहस्तो नमसा विवासेत्॥ </text:span><text:span text:style-name="T132">satya</text:span><text:span text:style-name="T141">m</text:span><text:span text:style-name="T145">-</text:span><text:span text:style-name="T167">worshipper</text:span></text:p>
      <text:p text:style-name="P33"><text:span text:style-name="T183">6:22:1<text:tab/></text:span><text:span text:style-name="T190">य एक इद्धव्यश्चर्षणीनामिन्द्रं तं गीर्भिरभ्यर्च आभिः । यः प</text:span><text:span text:style-name="T1">त्यते</text:span><text:span text:style-name="T190"> वृषभो वृष्ण्यावान्त्सत्यः सत्वा पुरुमायः सहस्वान्॥ </text:span><text:span text:style-name="T117">O </text:span><text:span text:style-name="T121">Indra</text:span><text:span text:style-name="T119">,</text:span><text:span text:style-name="T93"> [you are] </text:span><text:span text:style-name="T132">satya</text:span></text:p>
      <text:p text:style-name="P34"><text:span text:style-name="T183">6:30:4<text:tab/></text:span><text:span text:style-name="T1">सत्य</text:span><text:span text:style-name="T190">मित्तन्न त्वावाँ अन्यो अस्तीन्द्र देवो न मर्त्यो ज्यायान् । अहन्नहिं परिशयानमर्णोऽवासृजो अपो अच्छा समुद्रम्॥</text:span><text:span text:style-name="T132">satya</text:span><text:span text:style-name="T141">m</text:span><text:span text:style-name="T145">-</text:span><text:span text:style-name="T168">It [Indeed]</text:span></text:p>
      <text:p text:style-name="P35"><text:span text:style-name="T183">6:31:5<text:tab/></text:span><text:span text:style-name="T190">स </text:span><text:span text:style-name="T1">सत्य</text:span><text:span text:style-name="T190">सत्वन्महते रणाय रथमा तिष्ठ तुविनृम्ण भीमम् । याहि प्रपथिन्नवसोप मद्रिक्प्र च श्रुत श्रावय चर्षणिभ्यः॥ </text:span><text:span text:style-name="T2">satya</text:span><text:span text:style-name="T3">m</text:span><text:span text:style-name="T17">-</text:span><text:span text:style-name="T18">strong <text:s/>|Satvan]</text:span></text:p>
      <text:p text:style-name="P35"><text:span text:style-name="T183">6:45:10<text:tab/></text:span><text:span text:style-name="T190">तमु त्वा </text:span><text:span text:style-name="T1">सत्य</text:span><text:span text:style-name="T190"> सोमपा इन्द्र वाजानां पते । अहूमहि श्रवस्यवः॥ </text:span><text:span text:style-name="T117">O </text:span><text:span text:style-name="T121">Indra</text:span><text:span text:style-name="T119">,</text:span><text:span text:style-name="T93"> [you are] </text:span><text:span text:style-name="T132">satya</text:span></text:p>
      <text:p text:style-name="P36"><text:span text:style-name="T183">6:49:6<text:tab/></text:span><text:span text:style-name="T190">पर्जन्यवाता वृषभा पृथिव्याः पुरीषाणि जिन्वतमप्यानि । </text:span><text:span text:style-name="T1">सत्य</text:span><text:span text:style-name="T190">श्रुतः कवयो यस्य गीर्भिर्जगतः स्थातर्जगदा कृणुध्वम्॥ </text:span><text:span text:style-name="T169">the</text:span><text:span text:style-name="T142"> s</text:span><text:span text:style-name="T132">atya</text:span><text:span text:style-name="T145">-</text:span><text:span text:style-name="T163">famous </text:span><text:span text:style-name="T169">|the Maruts]</text:span></text:p>
      <text:p text:style-name="P36"><text:span text:style-name="T183">6:50:2<text:tab/></text:span><text:span text:style-name="T190">सुज्योतिषः सूर्य दक्षपितॄननागास्त्वे सुमहो वीहि देवान् । द्विजन्मानो य ऋतसापः </text:span><text:span text:style-name="T1">सत्याः</text:span><text:span text:style-name="T190"> स्वर्वन्तो यजता अग्निजिह्वाः॥</text:span><text:span text:style-name="T93">Agni, [you are] </text:span><text:span text:style-name="T132">satya</text:span></text:p>
      <text:p text:style-name="P37"><text:span text:style-name="T183">6:51:10<text:tab/></text:span><text:span text:style-name="T190">ते हि श्रेष्ठवर्चसस्त उ नस्तिरो विश्वानि दुरिता नयन्ति । सुक्षत्रासो वरुणो मित्रो अग्निर्ऋतधीतयो वक्मराज</text:span><text:span text:style-name="T1">सत्याः</text:span><text:span text:style-name="T190">॥</text:span><text:span text:style-name="T122">Mitra / Varuna</text:span><text:span text:style-name="T93">, [you are] </text:span><text:span text:style-name="T132">satya</text:span></text:p>
      <text:p text:style-name="P37"><text:span text:style-name="T183">6:65:5<text:tab/></text:span><text:span text:style-name="T190">इदा हि त उषो अद्रिसानो गोत्रा गवामङ्गिरसो गृणन्ति । व्यर्केण बिभिदुर्ब्रह्मणा च </text:span><text:span text:style-name="T1">सत्या</text:span><text:span text:style-name="T190"> नृणामभवद्देवहूतिः॥ </text:span><text:span text:style-name="T122">The praise of Men became</text:span><text:span text:style-name="T93"> </text:span><text:span text:style-name="T132">satya</text:span></text:p>
      <text:p text:style-name="P82"><text:span text:style-name="T183">6:67:8<text:tab/></text:span><text:span text:style-name="T190">ता जिह्वया सदमेदं सुमेधा आ यद्वां </text:span><text:span text:style-name="T1">सत्यो</text:span><text:span text:style-name="T190"> अरतिर्ऋते भूत् । तद्वां महित्वं घृतान्नावस्तु युवं दाशुषे वि चयिष्टमंहः॥ </text:span><text:span text:style-name="T125">Mitra-Varuna when your devotees go to the </text:span><text:span text:style-name="T72">ṛ</text:span><text:span text:style-name="T125">ta, they become </text:span><text:span text:style-name="T132">satya</text:span></text:p>
      <text:p text:style-name="P38"><text:span text:style-name="T183">6:67:10<text:tab/></text:span><text:span text:style-name="T190">वि यद्वाचं कीस्तासो भरन्ते शंसन्ति के चिन्निविदो मनानाः । आद्वां ब्रवाम </text:span><text:span text:style-name="T1">सत्या</text:span><text:span text:style-name="T190">न्युक्था नकिर्देवेभिर्यतथो महित्वा॥ </text:span><text:span text:style-name="T79">satya</text:span><text:span text:style-name="T82">-</text:span><text:span text:style-name="T83">hymns</text:span></text:p>
      <text:p text:style-name="P39"><text:span text:style-name="T183">7:2:3<text:tab/></text:span><text:span text:style-name="T190">ईळेन्यं वो असुरं सुदक्षमन्तर्दूतं रोदसी </text:span><text:span text:style-name="T1">सत्य</text:span><text:span text:style-name="T190">वाचम् । मनुष्वदग्निं मनुना समिद्धं समध्वराय सदमिन्महेम॥ </text:span><text:span text:style-name="T22">Agni, you are a</text:span><text:span text:style-name="T8"> s</text:span><text:span text:style-name="T7">atya</text:span><text:span text:style-name="T49">-speech </text:span><text:span text:style-name="T50">messenger</text:span></text:p>
      <text:p text:style-name="P40"><text:span text:style-name="T183">7:2:10<text:tab/></text:span><text:span text:style-name="T190">वनस्पतेऽव सृजोप देवानग्निर्हविः शमिता सूदयाति । सेदु होता </text:span><text:span text:style-name="T1">सत्य</text:span><text:span text:style-name="T190">तरो यजाति यथा देवानां जनिमानि वेद॥ </text:span><text:span text:style-name="T22">Agni, </text:span><text:span text:style-name="T23">[</text:span><text:span text:style-name="T22">you are</text:span><text:span text:style-name="T23">]</text:span><text:span text:style-name="T190"> </text:span><text:span text:style-name="T23">more</text:span><text:span text:style-name="T8"> s</text:span><text:span text:style-name="T7">atya</text:span></text:p>
      <text:p text:style-name="P41"><text:span text:style-name="T183">7:17:5<text:tab/></text:span><text:span text:style-name="T190">वंस्व विश्वा वार्याणि प्रचेतः </text:span><text:span text:style-name="T1">सत्या</text:span><text:span text:style-name="T190"> भवन्त्वाशिषो नो अद्य॥ </text:span><text:span text:style-name="T51">The </text:span><text:span text:style-name="T52">blessings</text:span><text:span text:style-name="T51"> of </text:span><text:span text:style-name="T53">Agni</text:span><text:span text:style-name="T51"> </text:span><text:span text:style-name="T48">become </text:span><text:span text:style-name="T6">satya</text:span></text:p>
      <text:p text:style-name="P42"><text:span text:style-name="T183">7:31:2<text:tab/></text:span><text:span text:style-name="T190">शंसेदुक्थं सुदानव उत द्युक्षं यथा नरः । चकृमा </text:span><text:span text:style-name="T1">सत्य</text:span><text:span text:style-name="T190">राधसे॥ </text:span><text:span text:style-name="T23">[</text:span><text:span text:style-name="T24">Indra</text:span><text:span text:style-name="T23">]</text:span><text:span text:style-name="T190"> </text:span><text:span text:style-name="T24">having</text:span><text:span text:style-name="T8"> s</text:span><text:span text:style-name="T7">atya</text:span><text:span text:style-name="T25"> </text:span><text:span text:style-name="T24">wealth</text:span></text:p>
      <text:p text:style-name="P43"><text:span text:style-name="T183">7:35:2<text:tab/></text:span><text:span text:style-name="T190">शं नो भगः शमु नः शंसो अस्तु शं नः पुरंधिः शमु सन्तु रायः । शं नः </text:span><text:span text:style-name="T1">सत्य</text:span><text:span text:style-name="T190">स्य सुयमस्य शंसः शं नो अर्यमा पुरुजातो अस्तु॥ </text:span><text:span text:style-name="T26">of the </text:span><text:span text:style-name="T8">s</text:span><text:span text:style-name="T7">atya</text:span><text:span text:style-name="T25"> </text:span><text:span text:style-name="T26">[hymn singer]</text:span></text:p>
      <text:p text:style-name="P43"><text:soft-page-break/><text:span text:style-name="T183">7:35:12<text:tab/></text:span><text:span text:style-name="T190">शं नः </text:span><text:span text:style-name="T1">सत्य</text:span><text:span text:style-name="T190">स्य पतयो भवन्तु शं नो अर्वन्तः शमु सन्तु गावः । शं न ऋभवः सुकृतः सुहस्ताः शं नो भवन्तु पितरो हवेषु॥ </text:span><text:span text:style-name="T26">protector of the </text:span><text:span text:style-name="T8">s</text:span><text:span text:style-name="T7">atya</text:span><text:span text:style-name="T25"> </text:span><text:span text:style-name="T26">[hymn singer]</text:span></text:p>
      <text:p text:style-name="P44"><text:span text:style-name="T183">7:41:3<text:tab/></text:span><text:span text:style-name="T190">भग प्रणेतर्भग </text:span><text:span text:style-name="T1">सत्य</text:span><text:span text:style-name="T190">राधो भगेमां धियमुदवा ददन्नः । भग प्र णो जनय गोभिरश्वैर्भग प्र नृभिर्नृवन्तः स्याम॥ </text:span><text:span text:style-name="T27">Bhaga</text:span><text:span text:style-name="T190"> </text:span><text:span text:style-name="T24">having</text:span><text:span text:style-name="T8"> s</text:span><text:span text:style-name="T7">atya</text:span><text:span text:style-name="T25"> </text:span><text:span text:style-name="T24">wealth</text:span></text:p>
      <text:p text:style-name="P45"><text:span text:style-name="T183">7:49:3<text:tab/></text:span><text:span text:style-name="T190">यासां राजा वरुणो याति मध्ये </text:span><text:span text:style-name="T1">सत्या</text:span><text:span text:style-name="T190">नृते अवपश्यञ्जनानाम् । मधुश्चुतः शुचयो याः पावकास्ता आपो देवीरिह मामवन्तु॥ </text:span><text:span text:style-name="T28">Varuna</text:span><text:span text:style-name="T190"> </text:span><text:span text:style-name="T28">observes the</text:span><text:span text:style-name="T8"> s</text:span><text:span text:style-name="T7">atya</text:span><text:span text:style-name="T25"> </text:span><text:span text:style-name="T28">and the anṛta of men.</text:span></text:p>
      <text:p text:style-name="P46"><text:span text:style-name="T183">7:56:12<text:tab/></text:span><text:span text:style-name="T190">शुची वो हव्या मरुतः शुचीनां शुचिं हिनोम्यध्वरं शुचिभ्यः । ऋतेन </text:span><text:span text:style-name="T1">सत्य</text:span><text:span text:style-name="T190">मृतसाप आयञ्छुचिजन्मानः शुचयः पावकाः॥ </text:span><text:span text:style-name="T29">the purifiers receive </text:span><text:span text:style-name="T8">s</text:span><text:span text:style-name="T7">atya</text:span></text:p>
      <text:p text:style-name="P46"><text:span text:style-name="T183">7:60:1<text:tab/></text:span><text:span text:style-name="T190">यदद्य सूर्य ब्रवोऽनागा उद्यन्मित्राय वरुणाय </text:span><text:span text:style-name="T1">सत्य</text:span><text:span text:style-name="T190">म् । वयं देवत्रादिते स्याम तव प्रियासो अर्यमन्गृणन्तः॥</text:span><text:span text:style-name="T122">[Unclear]</text:span></text:p>
      <text:p text:style-name="P46"><text:span text:style-name="T208">7:75:7</text:span><text:span text:style-name="T183"><text:tab/></text:span><text:span text:style-name="T1">सत्या</text:span><text:span text:style-name="T190"> </text:span><text:span text:style-name="T215">सत्ये</text:span><text:span text:style-name="T190">भिर्महती महद्भिर्देवी देवेभिर्यजता यजत्रैः । रुजद्दृळ्हानि दददुस्रियाणां प्रति गाव उषसं वावशन्त॥ </text:span><text:span text:style-name="T29">Ushas</text:span><text:span text:style-name="T22">, </text:span><text:span text:style-name="T23">[</text:span><text:span text:style-name="T22">you are</text:span><text:span text:style-name="T23">]</text:span><text:span text:style-name="T8"> s</text:span><text:span text:style-name="T7">atya</text:span></text:p>
      <text:p text:style-name="P47"><text:span text:style-name="T183">7:76:4<text:tab/></text:span><text:span text:style-name="T190">त इद्देवानां सधमाद आसन्नृतावानः कवयः पूर्व्यासः । गूळ्हं ज्योतिः पितरो अन्वविन्द</text:span><text:span text:style-name="T1">न्त्सत्य</text:span><text:span text:style-name="T190">मन्त्रा अजनयन्नुषासम्॥ </text:span><text:span text:style-name="T30">Angiraas</text:span><text:span text:style-name="T22">, </text:span><text:span text:style-name="T23">[</text:span><text:span text:style-name="T30">man of</text:span><text:span text:style-name="T23">]</text:span><text:span text:style-name="T8"> s</text:span><text:span text:style-name="T7">atya </text:span><text:span text:style-name="T30">hymns (mantras)</text:span></text:p>
      <text:p text:style-name="P48"><text:span text:style-name="T183">7:83:4<text:tab/></text:span><text:span text:style-name="T190">इन्द्रावरुणा वधनाभिरप्रति भेदं वन्वन्ता प्र सुदासमावतम् । ब्रह्माण्येषां शृणुतं हवीमनि </text:span><text:span text:style-name="T1">सत्या</text:span><text:span text:style-name="T190"> तृत्सूनामभवत्पुरोहितिः॥ </text:span><text:span text:style-name="T48">may the </text:span><text:span text:style-name="T54">leadership (purohiti</text:span><text:span text:style-name="T31">ḥ</text:span><text:span text:style-name="T54">)</text:span><text:span text:style-name="T48"> of </text:span><text:span text:style-name="T54">the Tristus</text:span><text:span text:style-name="T48"> become </text:span><text:span text:style-name="T6">satya</text:span></text:p>
      <text:p text:style-name="P49"><text:span text:style-name="T183">7:83:7<text:tab/></text:span><text:span text:style-name="T190">दश राजानः समिता अयज्यवः सुदासमिन्द्रावरुणा न युयुधुः । </text:span><text:span text:style-name="T1">सत्या</text:span><text:span text:style-name="T190"> नृणामद्मसदामुपस्तुतिर्देवा एषामभवन्देवहूतिषु॥ </text:span><text:span text:style-name="T55">oblations (poured into the fire) became </text:span><text:span text:style-name="T9">satya</text:span></text:p>
      <text:p text:style-name="P84"><text:span text:style-name="T208">7:</text:span><text:span text:style-name="T211">90</text:span><text:span text:style-name="T208">:</text:span><text:span text:style-name="T211">5</text:span><text:span text:style-name="T187"><text:tab/></text:span><text:span text:style-name="T196">ते </text:span><text:span text:style-name="T204">सत्येन</text:span><text:span text:style-name="T196"> मनसा दीद्ह्यानाः स्वेन युक्तासः क्रतुना वहन्ति इन्द्रवायूइति वीर-वाहम् रथम् वाम् ईशानयोः अभि पृक्षः सचन्ते</text:span></text:p>
      <text:p text:style-name="P50"><text:span text:style-name="T183">8:2:36<text:tab/></text:span><text:span text:style-name="T190">सनिता विप्रो अर्वद्भिर्हन्ता वृत्रं नृभिः शूरः । </text:span><text:span text:style-name="T1">सत्यो</text:span><text:span text:style-name="T190">ऽविता विधन्तम्॥ </text:span><text:span text:style-name="T8">s</text:span><text:span text:style-name="T7">atya </text:span><text:span text:style-name="T32">savior</text:span><text:span text:style-name="T30"> </text:span><text:span text:style-name="T32">of the devotee (??)</text:span></text:p>
      <text:p text:style-name="P51"><text:span text:style-name="T183">8:2:37<text:tab/></text:span><text:span text:style-name="T190">यजध्वैनं प्रियमेधा इन्द्रं सत्राचा मनसा । यो भूत्सोमैः </text:span><text:span text:style-name="T1">सत्य</text:span><text:span text:style-name="T190">मद्वा॥ </text:span><text:span text:style-name="T30"><text:s/></text:span><text:span text:style-name="T33">Indra becomes</text:span><text:span text:style-name="T32"> </text:span><text:span text:style-name="T8">s</text:span><text:span text:style-name="T7">atya </text:span><text:span text:style-name="T33">delighted by Soma</text:span></text:p>
      <text:p text:style-name="P52"><text:span text:style-name="T183">8:3:4<text:tab/></text:span><text:span text:style-name="T190">अयं सहस्रमृषिभिः सहस्कृतः समुद्र इव पप्रथे । </text:span><text:span text:style-name="T1">सत्यः</text:span><text:span text:style-name="T190"> सो अस्य महिमा गृणे शवो यज्ञेषु विप्रराज्ये॥ </text:span><text:span text:style-name="T33">Indra’</text:span><text:span text:style-name="T34">s</text:span><text:span text:style-name="T32"> </text:span><text:span text:style-name="T8">s</text:span><text:span text:style-name="T7">atya </text:span><text:span text:style-name="T34">greatness</text:span></text:p>
      <text:p text:style-name="P52"><text:span text:style-name="T183">8:16:8<text:tab/></text:span><text:span text:style-name="T190">स स्तोम्यः स हव्यः </text:span><text:span text:style-name="T1">सत्यः</text:span><text:span text:style-name="T190"> सत्वा तुविकूर्मिः । एकश्चित्सन्नभिभूतिः॥ </text:span><text:span text:style-name="T34">Indra</text:span><text:span text:style-name="T22">, </text:span><text:span text:style-name="T23">[</text:span><text:span text:style-name="T22">you are</text:span><text:span text:style-name="T23">]</text:span><text:span text:style-name="T8"> s</text:span><text:span text:style-name="T7">atya</text:span></text:p>
      <text:p text:style-name="P53"><text:span text:style-name="T183">8:33:10<text:tab/></text:span><text:span text:style-name="T1">सत्य</text:span><text:span text:style-name="T190">मित्था वृषेदसि वृषजूतिर्नोऽवृतः । वृषा ह्युग्र शृण्विषे परावति वृषो अर्वावति श्रुतः॥ </text:span><text:span text:style-name="T34">Indra</text:span><text:span text:style-name="T22">, </text:span><text:span text:style-name="T8">s</text:span><text:span text:style-name="T7">atya</text:span><text:span text:style-name="T10">m-it </text:span><text:span text:style-name="T35">(indeed),</text:span><text:span text:style-name="T10"> </text:span><text:span text:style-name="T77">you are the showerer |of our desires]</text:span></text:p>
      <text:p text:style-name="P84"><text:span text:style-name="T208">8:4</text:span><text:span text:style-name="T211">0</text:span><text:span text:style-name="T208">:</text:span><text:span text:style-name="T211">11</text:span><text:span text:style-name="T187"><text:tab/></text:span><text:span text:style-name="T196">तम् शिशीत सु-अद्ह्वरम् </text:span><text:span text:style-name="T204">सत्यम्</text:span><text:span text:style-name="T196"> सत्वानम् ऋग्मियम् उतो इति नु चित् यः ओजसा शुष्णस्य आण्डानि भेदति जेषत् स्वः-वतीः अपः नभन्ताम् अन्यके समे</text:span></text:p>
      <text:p text:style-name="P54"><text:span text:style-name="T183">8:44:23<text:tab/></text:span><text:span text:style-name="T190">यदग्ने स्यामहं त्वं त्वं वा घा स्या अहम् । स्युष्टे </text:span><text:span text:style-name="T1">सत्या</text:span><text:span text:style-name="T190"> इहाशिषः॥ </text:span><text:span text:style-name="T56">May t</text:span><text:span text:style-name="T51">he </text:span><text:span text:style-name="T52">blessings</text:span><text:span text:style-name="T51"> of </text:span><text:span text:style-name="T53">Agni</text:span><text:span text:style-name="T51"> </text:span><text:span text:style-name="T48">become </text:span><text:span text:style-name="T6">satya</text:span></text:p>
      <text:p text:style-name="P84"><text:span text:style-name="T208">8:4</text:span><text:span text:style-name="T211">5</text:span><text:span text:style-name="T208">:2</text:span><text:span text:style-name="T211">7</text:span><text:span text:style-name="T187"><text:tab/></text:span><text:span text:style-name="T204">सत्यम्</text:span><text:span text:style-name="T196"> तत् तुर्वशे यदउ विदानः अह्नवाय्यम् वि आनट् तुर्वणे शमि</text:span></text:p>
      <text:p text:style-name="P55"><text:span text:style-name="T183">8:46:2<text:tab/></text:span><text:span text:style-name="T190">त्वां हि </text:span><text:span text:style-name="T1">सत्य</text:span><text:span text:style-name="T190">मद्रिवो विद्म दातारमिषाम् । विद्म दातारं रयीणाम्॥ </text:span><text:span text:style-name="T34">Indra</text:span><text:span text:style-name="T22">, </text:span><text:span text:style-name="T36">we know you [are]</text:span><text:span text:style-name="T8"> s</text:span><text:span text:style-name="T7">atya </text:span><text:span text:style-name="T25">/</text:span><text:span text:style-name="T7"> </text:span><text:span text:style-name="T37">we know you as</text:span><text:span text:style-name="T11"> satya</text:span></text:p>
      <text:p text:style-name="P90"><text:span text:style-name="T208">8:57:2</text:span><text:span text:style-name="T183"><text:tab/></text:span><text:span text:style-name="T190">युवां देवास्त्रय एकादशासः </text:span><text:span text:style-name="T1">सत्याः</text:span><text:span text:style-name="T190"> </text:span><text:span text:style-name="T1">सत्य</text:span><text:span text:style-name="T190">स्य ददृशे पुरस्तात्।अस्माकं यज्ञं सवनं जुषाणा पातं सोममश्विना दीद्यग्नी॥</text:span></text:p>
      <text:p text:style-name="P91"><text:span text:style-name="T208">8:5</text:span><text:span text:style-name="T211">9</text:span><text:span text:style-name="T208">:</text:span><text:span text:style-name="T211">3<text:tab/></text:span><text:span text:style-name="T204">सत्यम्</text:span><text:span text:style-name="T220"> तत् इन्द्रावरुणा कृशस्य वाम् मद्ह्वः ऊर्मिम् दुहते सप्त वाणीः ताभिः दाश्वांसम् अवतम् शुभः पती इति यः वाम् अदब्धः अभि पाति चित्ति-भिः</text:span></text:p>
      <text:p text:style-name="P85"><text:span text:style-name="T208">8:</text:span><text:span text:style-name="T212">59</text:span><text:span text:style-name="T208">:</text:span><text:span text:style-name="T212">5</text:span><text:span text:style-name="T188"><text:tab/></text:span><text:span text:style-name="T197">अवोचाम महते सउभगाय </text:span><text:span text:style-name="T205">सत्यम्</text:span><text:span text:style-name="T197"> त्वेषाब्ह्याम् महिमानम् इन्द्रियम् अस्मान् सु इन्द्रावरुणा घृत-श्चुतः त्रि-भिः साप्तेभिः अवतम् शुभः पती इति</text:span></text:p>
      <text:p text:style-name="P57"><text:span text:style-name="T183">8:61:4<text:tab/></text:span><text:span text:style-name="T190">अप्रामि</text:span><text:span text:style-name="T1">सत्य</text:span><text:span text:style-name="T190"> मघवन्तथेदसदिन्द्र क्रत्वा यथा वशः । सनेम वाजं तव शिप्रिन्नवसा मक्षू चिद्यन्तो अद्रिवः॥ </text:span><text:span text:style-name="T57">Indra non-[something bad]</text:span><text:span text:style-name="T48"> </text:span><text:span text:style-name="T6">satya</text:span></text:p>
      <text:p text:style-name="P58"><text:soft-page-break/><text:span text:style-name="T183">8:62:12<text:tab/></text:span><text:span text:style-name="T1">सत्य</text:span><text:span text:style-name="T190">मिद्वा उ तं वयमिन्द्रं स्तवाम नानृतम् । महाँ असुन्वतो वधो भूरि ज्योतींषि सुन्वतो भद्रा इन्द्रस्य रातयः॥ </text:span><text:span text:style-name="T58">We Indeed</text:span><text:span text:style-name="T48"> </text:span><text:span text:style-name="T58">(</text:span><text:span text:style-name="T6">satya</text:span><text:span text:style-name="T12">m it</text:span><text:span text:style-name="T38">) praise Indra</text:span></text:p>
      <text:p text:style-name="P85"><text:span text:style-name="T208">8:</text:span><text:span text:style-name="T212">69</text:span><text:span text:style-name="T208">:</text:span><text:span text:style-name="T212">4</text:span><text:span text:style-name="T188"><text:tab/></text:span><text:span text:style-name="T221">अभि प्र गो--पतिम् गिरा इन्द्रम् अर्च यथा विदे सूनुम् </text:span><text:span text:style-name="T205">सत्यस्य</text:span><text:span text:style-name="T221"> सत्-पतिम्</text:span></text:p>
      <text:p text:style-name="P59"><text:span text:style-name="T183">8:74:15<text:tab/></text:span><text:span text:style-name="T1">सत्य</text:span><text:span text:style-name="T190">मित्त्वा महेनदि परुष्ण्यव देदिशम् । नेमापो अश्वदातरः शविष्ठादस्ति मर्त्यः॥ <text:s/></text:span><text:span text:style-name="T39">I say to you</text:span><text:span text:style-name="T22">, </text:span><text:span text:style-name="T8">s</text:span><text:span text:style-name="T7">atya</text:span><text:span text:style-name="T10">m-it </text:span><text:span text:style-name="T35">(indeed),</text:span><text:span text:style-name="T10"> </text:span><text:span text:style-name="T77">...</text:span></text:p>
      <text:p text:style-name="P59"><text:span text:style-name="T183">8:90:2<text:tab/></text:span><text:span text:style-name="T190">त्वं दाता प्रथमो राधसामस्यसि </text:span><text:span text:style-name="T1">सत्य</text:span><text:span text:style-name="T190"> ईशानकृत् । तुविद्युम्नस्य युज्या वृणीमहे पुत्रस्य शवसो महः॥ </text:span><text:span text:style-name="T58">Indra, </text:span><text:span text:style-name="T59">[you are]</text:span><text:span text:style-name="T48"> </text:span><text:span text:style-name="T6">satya</text:span></text:p>
      <text:p text:style-name="P60"><text:span text:style-name="T183">8:90:4<text:tab/></text:span><text:span text:style-name="T190">त्वं हि </text:span><text:span text:style-name="T1">सत्यो</text:span><text:span text:style-name="T190"> मघवन्ननानतो वृत्रा भूरि न्यृञ्जसे । स त्वं शविष्ठ वज्रहस्त दाशुषेऽर्वाञ्चं रयिमा कृधि॥ </text:span><text:span text:style-name="T58">Indra, </text:span><text:span text:style-name="T59">[you are]</text:span><text:span text:style-name="T48"> </text:span><text:span text:style-name="T6">satya</text:span></text:p>
      <text:p text:style-name="P60"><text:span text:style-name="T183">8:92:18<text:tab/></text:span><text:span text:style-name="T190">विद्मा हि यस्ते अद्रिवस्त्वादत्तः </text:span><text:span text:style-name="T1">सत्य</text:span><text:span text:style-name="T190"> सोमपाः । विश्वासु दस्म कृष्टिषु॥ </text:span><text:span text:style-name="T58">Indra, </text:span><text:span text:style-name="T59">[you are]</text:span><text:span text:style-name="T48"> </text:span><text:span text:style-name="T6">satya</text:span></text:p>
      <text:p text:style-name="P60"><text:span text:style-name="T183">8:93:5<text:tab/></text:span><text:span text:style-name="T190">यद्वा प्रवृद्ध सत्पते न मरा इति मन्यसे । उतो त</text:span><text:span text:style-name="T1">त्सत्य</text:span><text:span text:style-name="T190">मित्तव॥ </text:span><text:span text:style-name="T34">...</text:span><text:span text:style-name="T22">, </text:span><text:span text:style-name="T8">s</text:span><text:span text:style-name="T7">atya</text:span><text:span text:style-name="T10">m-it </text:span><text:span text:style-name="T35">(indeed),</text:span><text:span text:style-name="T10"> </text:span><text:span text:style-name="T78">that is.</text:span></text:p>
      <text:p text:style-name="P60"><text:span text:style-name="T183">8:98:5<text:tab/></text:span><text:span text:style-name="T190">अभि हि </text:span><text:span text:style-name="T1">सत्य</text:span><text:span text:style-name="T190"> सोमपा उभे बभूथ रोदसी । इन्द्रासि सुन्वतो वृधः पतिर्दिवः॥ </text:span><text:span text:style-name="T58">Indra, </text:span><text:span text:style-name="T59">[you are]</text:span><text:span text:style-name="T48"> </text:span><text:span text:style-name="T6">satya</text:span></text:p>
      <text:p text:style-name="P60"><text:span text:style-name="T183">8:100:3<text:tab/></text:span><text:span text:style-name="T190">प्र सु स्तोमं भरत वाजयन्त इन्द्राय </text:span><text:span text:style-name="T215">सत्यं</text:span><text:span text:style-name="T190"> यदि </text:span><text:span text:style-name="T1">सत्य</text:span><text:span text:style-name="T190">मस्ति । नेन्द्रो अस्तीति नेम उ त्व आह क ईं ददर्श कमभि ष्टवाम॥ </text:span><text:span text:style-name="T84">sing a</text:span><text:span text:style-name="T83"> </text:span><text:span text:style-name="T79">satya</text:span><text:span text:style-name="T82">-</text:span><text:span text:style-name="T83">hymn </text:span><text:span text:style-name="T84">to Indra if he is </text:span><text:span text:style-name="T80">satya</text:span></text:p>
      <text:p text:style-name="P61"><text:span text:style-name="T183">9:7:3<text:tab/></text:span><text:span text:style-name="T190">प्र युजो वाचो अग्रियो वृषाव चक्रदद्वने । सद्माभि </text:span><text:span text:style-name="T1">सत्यो</text:span><text:span text:style-name="T190"> अध्वरः॥</text:span><text:span text:style-name="T60">Soma</text:span><text:span text:style-name="T58">, </text:span><text:span text:style-name="T59">[you are]</text:span><text:span text:style-name="T48"> </text:span><text:span text:style-name="T6">satya</text:span></text:p>
      <text:p text:style-name="P62"><text:span text:style-name="T183">9:70:1<text:tab/></text:span><text:span text:style-name="T190">त्रिरस्मै सप्त धेनवो दुदुह्रे </text:span><text:span text:style-name="T1">सत्या</text:span><text:span text:style-name="T190">माशिरं पूर्व्ये व्योमनि । चत्वार्यन्या भुवनानि निर्णिजे चारूणि चक्रे यदृतैरवर्धत॥ </text:span><text:span text:style-name="T59">[</text:span><text:span text:style-name="T61">unclear</text:span><text:span text:style-name="T59">] </text:span><text:span text:style-name="T61">Soma like</text:span><text:span text:style-name="T48"> </text:span><text:span text:style-name="T6">satya</text:span><text:span text:style-name="T21"> ??</text:span></text:p>
      <text:p text:style-name="P62"><text:span text:style-name="T183">9:73:1<text:tab/></text:span><text:span text:style-name="T190">स्रक्वे द्रप्सस्य धमतः समस्वरन्नृतस्य योना समरन्त नाभयः । त्रीन्त्स मूर्ध्नो असुरश्चक्र आरभे </text:span><text:span text:style-name="T1">सत्य</text:span><text:span text:style-name="T190">स्य नावः सुकृतमपीपरन्॥ </text:span><text:span text:style-name="T59">[</text:span><text:span text:style-name="T61">unclear</text:span><text:span text:style-name="T59">] </text:span><text:span text:style-name="T61">Soma is the ship of </text:span><text:span text:style-name="T6">satya</text:span><text:span text:style-name="T21"> ??</text:span></text:p>
      <text:p text:style-name="P63"><text:span text:style-name="T183">9:78:5<text:tab/></text:span><text:span text:style-name="T190">एतानि सोम पवमानो अस्मयुः </text:span><text:span text:style-name="T1">सत्या</text:span><text:span text:style-name="T190">नि कृण्वन्द्रविणान्यर्षसि । जहि शत्रुमन्तिके दूरके च य उर्वीं गव्यूतिमभयं च नस्कृधि॥ </text:span><text:span text:style-name="T6">satya</text:span><text:span text:style-name="T21">-</text:span><text:span text:style-name="T40">wealth</text:span></text:p>
      <text:p text:style-name="P85"><text:span text:style-name="T208">9:92:</text:span><text:span text:style-name="T212">5</text:span><text:span text:style-name="T188"><text:tab/></text:span><text:span text:style-name="T197">तत् नु </text:span><text:span text:style-name="T205">सत्यम्</text:span><text:span text:style-name="T197"> पवमानस्य अस्तु यत्र विश्वे कारवः सम्-नसन्त ज्योतिः यत् अह्ने अकृणोत् ओं इति लोकम् प्र आवत् मनुम् दस्यवे कः अभीकम्</text:span></text:p>
      <text:p text:style-name="P64"><text:span text:style-name="T183">9:92:6<text:tab/></text:span><text:span text:style-name="T190">परि सद्मेव पशुमान्ति होता राजा न </text:span><text:span text:style-name="T1">सत्यः</text:span><text:span text:style-name="T190"> समितीरियानः । सोमः पुनानः कलशाँ अयासीत्सीदन्मृगो न महिषो वनेषु॥ </text:span><text:span text:style-name="T60">Soma</text:span><text:span text:style-name="T58">, </text:span><text:span text:style-name="T59">[you are]</text:span><text:span text:style-name="T48"> </text:span><text:span text:style-name="T6">satya</text:span></text:p>
      <text:p text:style-name="P64"><text:span text:style-name="T183">9:94:4<text:tab/></text:span><text:span text:style-name="T190">श्रिये जातः श्रिय आ निरियाय श्रियं वयो जरितृभ्यो दधाति । श्रियं वसाना अमृतत्वमायन्भवन्ति </text:span><text:span text:style-name="T1">सत्या</text:span><text:span text:style-name="T190"> समिथा मितद्रौ॥ </text:span><text:span text:style-name="T6">satya</text:span><text:span text:style-name="T21">-</text:span><text:span text:style-name="T41">battles</text:span></text:p>
      <text:p text:style-name="P65"><text:span text:style-name="T183">9:97:46<text:tab/></text:span><text:span text:style-name="T190">एष स्य ते पवत इन्द्र सोमश्चमूषु धीर उशते तवस्वान् । स्वर्चक्षा रथिरः </text:span><text:span text:style-name="T1">सत्य</text:span><text:span text:style-name="T190">शुष्मः कामो न यो देवयतामसर्जि॥ </text:span><text:span text:style-name="T6">satya</text:span><text:span text:style-name="T21">-</text:span><text:span text:style-name="T42">strength</text:span></text:p>
      <text:p text:style-name="P65"><text:span text:style-name="T183">9:97:48<text:tab/></text:span><text:span text:style-name="T190">नू नस्त्वं रथिरो देव सोम परि स्रव चम्वोः पूयमानः । अप्सु स्वादिष्ठो मधुमाँ ऋतावा देवो न यः सविता </text:span><text:span text:style-name="T1">सत्य</text:span><text:span text:style-name="T190">मन्मा॥ </text:span><text:span text:style-name="T6">satya</text:span><text:span text:style-name="T21">-</text:span><text:span text:style-name="T42">hymns</text:span></text:p>
      <text:p text:style-name="P85"><text:span text:style-name="T208">9:1</text:span><text:span text:style-name="T212">09</text:span><text:span text:style-name="T208">:</text:span><text:span text:style-name="T212">6</text:span><text:span text:style-name="T188"><text:tab/></text:span><text:span text:style-name="T197">दिवः धर्ता असि शुक्रः पीयूषः </text:span><text:span text:style-name="T205">सत्ये</text:span><text:span text:style-name="T197"> वि-धर्मन् वाजी पवस्व</text:span></text:p>
      <text:p text:style-name="P85"><text:span text:style-name="T208">9:113:</text:span><text:span text:style-name="T212">2</text:span><text:span text:style-name="T188"><text:tab/></text:span><text:span text:style-name="T197">आ पवस्व दिशाम् पते आर्जीकात् सोम मीढवः ऋत-वाकेन </text:span><text:span text:style-name="T205">सत्येन</text:span><text:span text:style-name="T197"> श्रद्धया तपसा सुतः इन्द्राय इन्दो इति परि स्रव</text:span></text:p>
      <text:p text:style-name="P66"><text:span text:style-name="T183">9:113:4<text:tab/></text:span><text:span text:style-name="T190">ऋतं वदन्नृतद्युम्न </text:span><text:span text:style-name="T215">सत्यं</text:span><text:span text:style-name="T190"> वद</text:span><text:span text:style-name="T1">न्त्सत्य</text:span><text:span text:style-name="T190">कर्मन् । श्रद्धां वदन्त्सोम राजन्धात्रा सोम परिष्कृत इन्द्रायेन्दो परि स्रव॥ </text:span><text:span text:style-name="T6">satya</text:span><text:span text:style-name="T21">-</text:span><text:span text:style-name="T43">actions / speaking </text:span><text:span text:style-name="T13">satya</text:span></text:p>
      <text:p text:style-name="P67"><text:span text:style-name="T183">9:113:5<text:tab/></text:span><text:span text:style-name="T1">सत्य</text:span><text:span text:style-name="T190">मुग्रस्य बृहतः सं स्रवन्ति संस्रवाः । सं यन्ति रसिनो रसाः पुनानो ब्रह्मणा हर इन्द्रायेन्दो परि स्रव॥ </text:span><text:span text:style-name="T6">satya</text:span><text:span text:style-name="T21">-</text:span><text:span text:style-name="T44">fury</text:span></text:p>
      <text:p text:style-name="P68"><text:span text:style-name="T183">10:12:1<text:tab/></text:span><text:span text:style-name="T190">द्यावा ह क्षामा प्रथमे ऋतेनाभिश्रावे भवतः </text:span><text:span text:style-name="T1">सत्य</text:span><text:span text:style-name="T190">वाचा । देवो यन्मर्तान्यजथाय कृण्वन्त्सीदद्धोता प्रत्यञ्त्स्वमसुं यन्॥ </text:span><text:span text:style-name="T6">satya</text:span><text:span text:style-name="T21">-</text:span><text:span text:style-name="T42">s</text:span><text:span text:style-name="T45">peech</text:span></text:p>
      <text:p text:style-name="P85"><text:span text:style-name="T208">10:15:</text:span><text:span text:style-name="T212">9</text:span><text:span text:style-name="T188"><text:tab/></text:span><text:span text:style-name="T197">ये ततृषुः देवत्रा जेहमानाः होत्राविदः स्तोम-तष्टासः अर्कइः आ अग्ने याहि सु-विदत्रेभिः अर्वाङ् </text:span><text:span text:style-name="T205">सत्यैः</text:span><text:span text:style-name="T197"> कव्यइः पितृ-भिः घर्मसत्-भिः</text:span></text:p>
      <text:p text:style-name="P68"><text:soft-page-break/><text:span text:style-name="T183">10:15:10<text:tab/></text:span><text:span text:style-name="T190">ये </text:span><text:span text:style-name="T1">सत्या</text:span><text:span text:style-name="T190">सो हविरदो हविष्पा इन्द्रेण देवैः सरथं दधानाः । आग्ने याहि सहस्रं देववन्दैः परैः पूर्वैः पितृभिर्घर्मसद्भिः॥</text:span><text:span text:style-name="T6">satya</text:span><text:span text:style-name="T21"> </text:span><text:span text:style-name="T45">ancestors</text:span></text:p>
      <text:p text:style-name="P69"><text:span text:style-name="T183">10:22:13<text:tab/></text:span><text:span text:style-name="T190">अस्मे ता त इन्द्र सन्तु </text:span><text:span text:style-name="T1">सत्या</text:span><text:span text:style-name="T190">हिंसन्तीरुपस्पृशः । विद्याम यासां भुजो धेनूनां न वज्रिवः॥ </text:span><text:span text:style-name="T6">satya</text:span><text:span text:style-name="T21">-</text:span><text:span text:style-name="T42">hymns</text:span></text:p>
      <text:p text:style-name="P70"><text:span text:style-name="T183">10:27:1<text:tab/></text:span><text:span text:style-name="T190">असत्सु मे जरितः साभिवेगो यत्सुन्वते यजमानाय शिक्षम् । अनाशीर्दामहमस्मि प्रहन्ता </text:span><text:span text:style-name="T1">सत्य</text:span><text:span text:style-name="T190">ध्वृतं वृजिनायन्तमाभुम्॥</text:span><text:span text:style-name="T62">Destroyer of </text:span><text:span text:style-name="T6">satya</text:span><text:span text:style-name="T21"> </text:span><text:span text:style-name="T46">[= sinner]</text:span></text:p>
      <text:p text:style-name="P71"><text:span text:style-name="T183">10:27:10<text:tab/></text:span><text:span text:style-name="T190">अत्रेदु मे मंससे </text:span><text:span text:style-name="T1">सत्य</text:span><text:span text:style-name="T190">मुक्तं द्विपाच्च यच्चतुष्पात्संसृजानि । स्त्रीभिर्यो अत्र वृषणं पृतन्यादयुद्धो अस्य वि भजानि वेदः॥ </text:span><text:span text:style-name="T8">s</text:span><text:span text:style-name="T7">atya</text:span><text:span text:style-name="T10">m-it </text:span><text:span text:style-name="T35">(indeed) </text:span><text:span text:style-name="T47">accept my words</text:span></text:p>
      <text:p text:style-name="P72"><text:span text:style-name="T183">10:29:4<text:tab/></text:span><text:span text:style-name="T190">कदु द्युम्नमिन्द्र त्वावतो नॄन्कया धिया करसे कन्न आगन् <text:s/>। मित्रो न </text:span><text:span text:style-name="T1">सत्य</text:span><text:span text:style-name="T190"> उरुगाय भृत्या अन्ने समस्य यदसन्मनीषाः॥ </text:span><text:span text:style-name="T63">Indra</text:span><text:span text:style-name="T58">, </text:span><text:span text:style-name="T59">[you are]</text:span><text:span text:style-name="T48"> </text:span><text:span text:style-name="T6">satya</text:span></text:p>
      <text:p text:style-name="P72"><text:span text:style-name="T183">10:29:7<text:tab/></text:span><text:span text:style-name="T190">आ मध्वो अस्मा असिचन्नमत्रमिन्द्राय पूर्णं स हि </text:span><text:span text:style-name="T1">सत्य</text:span><text:span text:style-name="T190">राधाः । स वावृधे वरिमन्ना पृथिव्या अभि क्रत्वा नर्यः पौंस्यैश्च॥ </text:span><text:span text:style-name="T6">satya</text:span><text:span text:style-name="T48">-wealth</text:span></text:p>
      <text:p text:style-name="P72"><text:span text:style-name="T183">10:34:8<text:tab/></text:span><text:span text:style-name="T190">त्रिपञ्चाशः क्रीळति व्रात एषां देव इव सविता </text:span><text:span text:style-name="T1">सत्य</text:span><text:span text:style-name="T190">धर्मा । उग्रस्य चिन्मन्यवे ना नमन्ते राजा चिदेभ्यो नम इत्कृणोति॥ </text:span><text:span text:style-name="T79">satya</text:span><text:span text:style-name="T82">-dharma</text:span></text:p>
      <text:p text:style-name="P73"><text:span text:style-name="T183">10:36:13<text:tab/></text:span><text:span text:style-name="T190">ये सवितुः </text:span><text:span text:style-name="T1">सत्य</text:span><text:span text:style-name="T190">सवस्य विश्वे मित्रस्य व्रते वरुणस्य देवाः । ते सौभगं वीरवद्गोमदप्नो दधातन द्रविणं चित्रमस्मे॥ </text:span><text:span text:style-name="T85">Sabita, </text:span><text:span text:style-name="T86">p</text:span><text:span text:style-name="T85">ossessing</text:span><text:span text:style-name="T82"> </text:span><text:span text:style-name="T79">satya </text:span><text:span text:style-name="T89">energy / giving <text:s/></text:span><text:span text:style-name="T81">satya </text:span><text:span text:style-name="T89">commands</text:span></text:p>
      <text:p text:style-name="P74"><text:span text:style-name="T183">10:37:2<text:tab/></text:span><text:span text:style-name="T190">सा मा </text:span><text:span text:style-name="T1">सत्यो</text:span><text:span text:style-name="T190">क्तिः परि पातु विश्वतो द्यावा च यत्र ततनन्नहानि च । विश्वमन्यन्नि विशते यदेजति विश्वाहापो विश्वाहोदेति सूर्यः॥ </text:span><text:span text:style-name="T81">satya </text:span><text:span text:style-name="T91">words</text:span><text:span text:style-name="T90"> into which the world expanded</text:span></text:p>
      <text:p text:style-name="P85"><text:span text:style-name="T208">10:4</text:span><text:span text:style-name="T212">2</text:span><text:span text:style-name="T208">:</text:span><text:span text:style-name="T212">4</text:span><text:span text:style-name="T188"><text:tab/></text:span><text:span text:style-name="T197">त्वाम् जनाः मम-</text:span><text:span text:style-name="T205">सत्येषु</text:span><text:span text:style-name="T197"> इन्द्र सम्-तस्थानाः वि ह्वयन्ते सम्-ईके अत्र युजम् कृणुते यः हविष्मान् न असुन्वता सक्ह्यम् वष्टि शूरः</text:span></text:p>
      <text:p text:style-name="P75"><text:span text:style-name="T183">10:44:3<text:tab/></text:span><text:span text:style-name="T190">एन्द्रवाहो नृपतिं वज्रबाहुमुग्रमुग्रासस्तविषास एनम् । प्रत्वक्षसं वृषभं </text:span><text:span text:style-name="T1">सत्य</text:span><text:span text:style-name="T190">शुष्ममेमस्मत्रा सधमादो वहन्तु॥ </text:span><text:span text:style-name="T79">satya</text:span><text:span text:style-name="T82">-</text:span><text:span text:style-name="T87">strength</text:span></text:p>
      <text:p text:style-name="P75"><text:span text:style-name="T183">10:47:4<text:tab/></text:span><text:span text:style-name="T190">सनद्वाजं विप्रवीरं तरुत्रं धनस्पृतं शूशुवांसं सुदक्षम् । दस्युहनं पूर्भिदमिन्द्र </text:span><text:span text:style-name="T1">सत्य</text:span><text:span text:style-name="T190">मस्मभ्यं चित्रं वृषणं रयिं दाः॥ </text:span><text:span text:style-name="T63">Indra</text:span><text:span text:style-name="T58">, </text:span><text:span text:style-name="T59">[you are]</text:span><text:span text:style-name="T48"> </text:span><text:span text:style-name="T6">satya</text:span></text:p>
      <text:p text:style-name="P75"><text:span text:style-name="T183">10:49:11<text:tab/></text:span><text:span text:style-name="T190">एवा देवाँ इन्द्रो विव्ये नॄन्प्र च्यौत्नेन मघवा </text:span><text:span text:style-name="T1">सत्य</text:span><text:span text:style-name="T190">राधाः।विश्वेत्ता ते हरिवः शचीवोऽभि तुरासः स्वयशो गृणन्ति॥ </text:span><text:span text:style-name="T79">satya</text:span><text:span text:style-name="T82">-</text:span><text:span text:style-name="T87">wealth</text:span></text:p>
      <text:p text:style-name="P75"><text:span text:style-name="T183">10:55:6<text:tab/></text:span><text:span text:style-name="T190">शाक्मना शाको अरुणः सुपर्ण आ यो महः शूरः सनादनीळः । यच्चिकेत </text:span><text:span text:style-name="T1">सत्य</text:span><text:span text:style-name="T190">मित्तन्न मोघं वसु स्पार्हमुत जेतोत दाता॥ </text:span><text:span text:style-name="T79">satya</text:span><text:span text:style-name="T87"> [as opposed to mogha = futility] <text:s/>becomes mogha</text:span></text:p>
      <text:p text:style-name="P75"><text:span text:style-name="T183">10:56:3<text:tab/></text:span><text:span text:style-name="T190">वाज्यसि वाजिनेना सुवेनीः सुवितः स्तोमं सुवितो दिवं गाः । सुवितो धर्म प्रथमानु </text:span><text:span text:style-name="T1">सत्या</text:span><text:span text:style-name="T190"> सुवितो देवान्त्सुवितोऽनु पत्म॥</text:span><text:span text:style-name="T62"> </text:span><text:span text:style-name="T65">O Vaji, p</text:span><text:span text:style-name="T64">roducer</text:span><text:span text:style-name="T65"> </text:span><text:span text:style-name="T62">of </text:span><text:span text:style-name="T14">satya</text:span><text:span text:style-name="T190"> </text:span></text:p>
      <text:p text:style-name="P75"><text:span text:style-name="T183">10:63:11<text:tab/></text:span><text:span text:style-name="T190">विश्वे यजत्रा अधि वोचतोतये त्रायध्वं नो दुरेवाया अभिह्रुतः । </text:span><text:span text:style-name="T1">सत्य</text:span><text:span text:style-name="T190">या वो देवहूत्या हुवेम शृण्वतो देवा अवसे स्वस्तये॥</text:span><text:span text:style-name="T79">satya</text:span><text:span text:style-name="T82">-</text:span><text:span text:style-name="T87">hymn</text:span></text:p>
      <text:p text:style-name="P86"><text:span text:style-name="T208">10:67:</text:span><text:span text:style-name="T213">7</text:span><text:span text:style-name="T189"><text:tab/></text:span><text:span text:style-name="T198">सः ईम् </text:span><text:span text:style-name="T206">सत्येभिः</text:span><text:span text:style-name="T198"> सखि-भिः शुचत्-भिः गो--धायसम् वि धन-सइः अदर्दर् इत्य् अदर्दः ब्रह्मणः पतिः वृष-भिः वराहइः घर्म-स्वेदेभिः द्रविणम् वि आनट्</text:span></text:p>
      <text:p text:style-name="P86"><text:span text:style-name="T208">10:67:</text:span><text:span text:style-name="T213">8</text:span><text:span text:style-name="T189"><text:tab/></text:span><text:span text:style-name="T198">ते </text:span><text:span text:style-name="T206">सत्येन</text:span><text:span text:style-name="T198"> मनसा गो--पतिम् गाः इयानासः इषणयन्त धीभिः बृहस्पतिः मिथः-अवद्यपेभिः उत् उस्रियाः असृजत स्वयुक्-भिः</text:span></text:p>
      <text:p text:style-name="P76"><text:span text:style-name="T183">10:67:11<text:tab/></text:span><text:span text:style-name="T1">सत्या</text:span><text:span text:style-name="T190">माशिषं कृणुता वयोधै कीरिं चिद्ध्यवथ स्वेभिरेवैः । पश्चा मृधो अप भवन्तु विश्वास्तद्रोदसी शृणुतं विश्वमिन्वे॥ </text:span><text:span text:style-name="T66">make the hymn [become] </text:span><text:span text:style-name="T15">satya</text:span></text:p>
      <text:p text:style-name="P86"><text:span text:style-name="T208">10:</text:span><text:span text:style-name="T213">85</text:span><text:span text:style-name="T208">:</text:span><text:span text:style-name="T213">1</text:span><text:span text:style-name="T189"><text:tab/></text:span><text:span text:style-name="T206">सत्येन</text:span><text:span text:style-name="T198"> उत्तभिता भूमिः सूर्येण उत्तभिता द्यउः ऋतेन आदित्याः तिष्ठन्ति द् इवि सोमः अधि श्रितः</text:span></text:p>
      <text:p text:style-name="P86"><text:span text:style-name="T213">10:87:12</text:span><text:span text:style-name="T189"><text:tab/></text:span><text:span text:style-name="T198">तत् अग्ने चक्षुः प्रति धेहि रेभे शफ-आरुजम् येन पश्यसि यातु-धानम् अथर्व-वत् ज्योतिषा दइव्येन </text:span><text:span text:style-name="T206">सत्यम्</text:span><text:span text:style-name="T198"> धूर्वन्तम् अचितम् नि ओष</text:span></text:p>
      <text:p text:style-name="P76"><text:span text:style-name="T183">10:104:3<text:tab/></text:span><text:span text:style-name="T190">प्रोग्रां पीतिं वृष्ण इयर्मि </text:span><text:span text:style-name="T1">सत्यां</text:span><text:span text:style-name="T190"> प्रयै सुतस्य हर्यश्व तुभ्यम् । इन्द्र धेनाभिरिह मादयस्व धीभिर्विश्वाभिः शच्या गृणानः॥ </text:span><text:span text:style-name="T63">Indra</text:span><text:span text:style-name="T58">, </text:span><text:span text:style-name="T59">[you are]</text:span><text:span text:style-name="T48"> </text:span><text:span text:style-name="T6">satya</text:span></text:p>
      <text:p text:style-name="P86"><text:span text:style-name="T208">10:1</text:span><text:span text:style-name="T213">09</text:span><text:span text:style-name="T208">:</text:span><text:span text:style-name="T213">6</text:span><text:span text:style-name="T189"><text:tab/></text:span><text:span text:style-name="T198">पुनः वइ देवाः अददुः पुनः मनुष्याः उत राजानः </text:span><text:span text:style-name="T206">सत्यम्</text:span><text:span text:style-name="T198"> कृण्वानाः ब्रह्म-जायाम् पुनः ददुः</text:span></text:p>
      <text:p text:style-name="P86"><text:soft-page-break/><text:span text:style-name="T208">10:111:</text:span><text:span text:style-name="T213">1</text:span><text:span text:style-name="T189"><text:tab/></text:span><text:span text:style-name="T198">मनीषिणः प्र भरद्ह्वम् मनीषाम् यथायथा मतयः सन्ति नृणाम् इन्द्रम् </text:span><text:span text:style-name="T206">सत्यैः</text:span><text:span text:style-name="T198"> आ ईरयाम कृतेभिः सः हि वीरः गिर्वणस्युः विदानः</text:span></text:p>
      <text:p text:style-name="P76"><text:span text:style-name="T183">10:111:4<text:tab/></text:span><text:span text:style-name="T190">इन्द्रो मह्ना महतो अर्णवस्य व्रतामिनादङ्गिरोभिर्गृणानः । पुरूणि चिन्नि तताना रजांसि दाधार यो धरुणं </text:span><text:span text:style-name="T1">सत्य</text:span><text:span text:style-name="T190">ताता॥ </text:span><text:span text:style-name="T67">the heavens</text:span><text:span text:style-name="T58">, </text:span><text:span text:style-name="T59">[are]</text:span><text:span text:style-name="T48"> </text:span><text:span text:style-name="T6">satya</text:span></text:p>
      <text:p text:style-name="P77"><text:span text:style-name="T183">10:112:10<text:tab/></text:span><text:span text:style-name="T190">अभिख्या नो मघवन्नाधमानान्त्सखे बोधि वसुपते सखीनाम् । रणं कृधि रणकृ</text:span><text:span text:style-name="T1">त्सत्य</text:span><text:span text:style-name="T190">शुष्माभक्ते चिदा भजा राये अस्मान्॥ </text:span><text:span text:style-name="T79">satya</text:span><text:span text:style-name="T82">-</text:span><text:span text:style-name="T87">strength</text:span></text:p>
      <text:p text:style-name="P77"><text:span text:style-name="T183">10:116:8<text:tab/></text:span><text:span text:style-name="T190">अद्धीदिन्द्र प्रस्थितेमा हवींषि चनो दधिष्व पचतोत सोमम् । प्रयस्वन्तः प्रति हर्यामसि त्वा </text:span><text:span text:style-name="T1">सत्याः</text:span><text:span text:style-name="T190"> सन्तु यजमानस्य कामाः॥ </text:span><text:span text:style-name="T68">may the </text:span><text:span text:style-name="T69">desire</text:span><text:span text:style-name="T68"> of </text:span><text:span text:style-name="T70">the sacrificer</text:span><text:span text:style-name="T68"> become </text:span><text:span text:style-name="T16">satya</text:span></text:p>
      <text:p text:style-name="P77"><text:span text:style-name="T183">10:121:9<text:tab/></text:span><text:span text:style-name="T190">मा नो हिंसीज्जनिता यः पृथिव्या यो वा दिवं </text:span><text:span text:style-name="T1">सत्य</text:span><text:span text:style-name="T190">धर्मा जजान । यश्चापश्चन्द्रा बृहतीर्जजान कस्मै देवाय हविषा विधेम॥ </text:span><text:span text:style-name="T79">satya</text:span><text:span text:style-name="T82">-dharma</text:span></text:p>
      <text:p text:style-name="P78"><text:span text:style-name="T183">10:128:4<text:tab/></text:span><text:span text:style-name="T190">मह्यं यजन्तु मम यानि हव्याकूतिः </text:span><text:span text:style-name="T1">सत्या</text:span><text:span text:style-name="T190"> मनसो मे अस्तु । एनो मा नि गां कतमच्चनाहं विश्वे देवासो अधि वोचता नः॥ </text:span><text:span text:style-name="T68">may the </text:span><text:span text:style-name="T69">desire</text:span><text:span text:style-name="T68"> of </text:span><text:span text:style-name="T71">my heart</text:span><text:span text:style-name="T68"> become </text:span><text:span text:style-name="T16">satya</text:span></text:p>
      <text:p text:style-name="P79"><text:span text:style-name="T183">10:139:3<text:tab/></text:span><text:span text:style-name="T190">रायो बुध्नः संगमनो वसूनां विश्वा रूपाभि चष्टे शचीभिः । देव इव सविता </text:span><text:span text:style-name="T1">सत्य</text:span><text:span text:style-name="T190">धर्मेन्द्रो न तस्थौ समरे धनानाम्॥ </text:span><text:span text:style-name="T79">satya</text:span><text:span text:style-name="T82">-dharma</text:span></text:p>
      <text:p text:style-name="P79"><text:span text:style-name="T183">10:139:5<text:tab/></text:span><text:span text:style-name="T190">विश्वावसुरभि तन्नो गृणातु दिव्यो गन्धर्वो रजसो विमानः । यद्वा घा </text:span><text:span text:style-name="T1">सत्य</text:span><text:span text:style-name="T190">मुत यन्न विद्म धियो हिन्वानो धिय इन्नो अव्याः॥ </text:span><text:span text:style-name="T79">satya</text:span><text:span text:style-name="T82"> </text:span><text:span text:style-name="T88">[opposed to] yat na vidya [= what [we] do not know ?]</text:span></text:p>
      <text:p text:style-name="P80"><text:span text:style-name="T183">10:170:2<text:tab/></text:span><text:span text:style-name="T190">विभ्राड्बृहत्सुभृतं वाजसातमं धर्मन्दिवो धरुणे </text:span><text:span text:style-name="T1">सत्य</text:span><text:span text:style-name="T190">मर्पितम् । अमित्रहा वृत्रहा दस्युहंतमं ज्योतिर्जज्ञे असुरहा सपत्नहा॥ </text:span><text:span text:style-name="T73">Surya</text:span><text:span text:style-name="T58">, </text:span><text:span text:style-name="T59">[you are]</text:span><text:span text:style-name="T48"> </text:span><text:span text:style-name="T6">satya</text:span></text:p>
      <text:p text:style-name="P89"><text:span text:style-name="T207">10:1</text:span><text:span text:style-name="T214">9</text:span><text:span text:style-name="T207">0:</text:span><text:span text:style-name="T214">1</text:span><text:span text:style-name="T182"><text:tab/></text:span><text:span text:style-name="T192">ऋतम् च </text:span><text:span text:style-name="T200">सत्यम्</text:span><text:span text:style-name="T192"> च अभीद्धात् तपसः अधि अजायत ततः रात्री अजायत ततः समुद्रः अर्णवः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anskrit 20031" svg:font-family="'Sanskrit 2003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Default_20_Paragraph_20_Font" style:display-name="Default Paragraph Font" style:family="text"/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fo:font-size="10.5pt" fo:language="en" fo:country="US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</meta:initial-creator>
    <meta:editing-cycles>61</meta:editing-cycles>
    <meta:creation-date>2018-03-19T11:45:00</meta:creation-date>
    <dc:date>2018-12-04T18:58:30.131637284</dc:date>
    <meta:editing-duration>P1DT7H23M51S</meta:editing-duration>
    <meta:generator>LibreOffice/6.0.6.2$Linux_X86_64 LibreOffice_project/00m0$Build-2</meta:generator>
    <meta:document-statistic meta:table-count="0" meta:image-count="0" meta:object-count="0" meta:page-count="9" meta:paragraph-count="187" meta:word-count="3778" meta:character-count="17501" meta:non-whitespace-character-count="138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